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6.331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6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4.727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1.187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0.889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2.764cm"/>
    </style:style>
    <style:style style:name="co25" style:family="table-column">
      <style:table-column-properties fo:break-before="auto" style:column-width="3.87cm"/>
    </style:style>
    <style:style style:name="co26" style:family="table-column">
      <style:table-column-properties fo:break-before="auto" style:column-width="2.68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map style:condition="cell-content()&lt;100" style:apply-style-name="Errore" style:base-cell-address="user_trainings.E18"/>
    </style:style>
    <style:style style:name="ce7" style:family="table-cell" style:parent-style-name="Default">
      <style:text-properties fo:color="#0047ff" fo:font-weight="bold" style:font-weight-asian="bold" style:font-weight-complex="bold"/>
    </style:style>
    <style:style style:name="ce8" style:family="table-cell" style:parent-style-name="Default">
      <style:text-properties fo:color="#999999"/>
    </style:style>
    <style:style style:name="ce9" style:family="table-cell" style:parent-style-name="Default">
      <style:text-properties fo:color="#999999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14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</text:p>
            <text:p>-- Dump dei dati per la tabella user_trainings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," calcext:value-type="string">
            <text:p>(7,'VO2Max con partenze Mar 18 Febbraio, 25',2,0,CURDATE(),CURDATE()),</text:p>
          </table:table-cell>
          <table:table-cell table:number-columns-repeated="100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1]&amp;&quot;,'&quot;&amp;SUBSTITUTE([.B11];&quot;'&quot;;&quot;''&quot;)&amp;&quot;',&quot;&amp;[.C11]&amp;&quot;,0,CURDATE(),CURDATE())&quot;&amp;IF(INDIRECT(ADDRESS(ROW([.A11])+1;1))&gt;0;&quot;,&quot;;&quot;;&quot;)" office:value-type="string" office:string-value="(8,'Ripresa 2014.1: aerobico molte gambe',2,0,CURDATE(),CURDATE())," calcext:value-type="string">
            <text:p>(8,'Ripresa 2014.1: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2]&amp;&quot;,'&quot;&amp;SUBSTITUTE([.B12];&quot;'&quot;;&quot;''&quot;)&amp;&quot;',&quot;&amp;[.C12]&amp;&quot;,0,CURDATE(),CURDATE())&quot;&amp;IF(INDIRECT(ADDRESS(ROW([.A12])+1;1))&gt;0;&quot;,&quot;;&quot;;&quot;)" office:value-type="string" office:string-value="(9,'Ripresa 2014.2: misti e molte gambe',2,0,CURDATE(),CURDATE())," calcext:value-type="string">
            <text:p>(9,'Ripresa 2014.2: misti e molte gambe',2,0,CURDATE(),CURDATE()),</text:p>
          </table:table-cell>
          <table:table-cell table:number-columns-repeated="100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 2014.3: fartlek gambe ed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3]&amp;&quot;,'&quot;&amp;SUBSTITUTE([.B13];&quot;'&quot;;&quot;''&quot;)&amp;&quot;',&quot;&amp;[.C13]&amp;&quot;,0,CURDATE(),CURDATE())&quot;&amp;IF(INDIRECT(ADDRESS(ROW([.A13])+1;1))&gt;0;&quot;,&quot;;&quot;;&quot;)" office:value-type="string" office:string-value="(10,'Ripresa 2014.3: fartlek gambe ed aerobico',2,0,CURDATE(),CURDATE())," calcext:value-type="string">
            <text:p>(10,'Ripresa 2014.3: fartlek gambe ed aerobico',2,0,CURDATE(),CURDATE()),</text:p>
          </table:table-cell>
          <table:table-cell table:number-columns-repeated="100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4]&amp;&quot;,'&quot;&amp;SUBSTITUTE([.B14];&quot;'&quot;;&quot;''&quot;)&amp;&quot;',&quot;&amp;[.C14]&amp;&quot;,0,CURDATE(),CURDATE())&quot;&amp;IF(INDIRECT(ADDRESS(ROW([.A14])+1;1))&gt;0;&quot;,&quot;;&quot;;&quot;)" office:value-type="string" office:string-value="(11,'Ripresa 2014.4: fartlek completo e gambe',2,0,CURDATE(),CURDATE())," calcext:value-type="string">
            <text:p>(11,'Ripresa 2014.4: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5]&amp;&quot;,'&quot;&amp;SUBSTITUTE([.B15];&quot;'&quot;;&quot;''&quot;)&amp;&quot;',&quot;&amp;[.C15]&amp;&quot;,0,CURDATE(),CURDATE())&quot;&amp;IF(INDIRECT(ADDRESS(ROW([.A15])+1;1))&gt;0;&quot;,&quot;;&quot;;&quot;)" office:value-type="string" office:string-value="(12,'Ripresa 2014.5: aerobico molte gambe',2,0,CURDATE(),CURDATE())," calcext:value-type="string">
            <text:p>(12,'Ripresa 2014.5: aerobico molte gambe',2,0,CURDATE(),CURDATE()),</text:p>
          </table:table-cell>
          <table:table-cell table:number-columns-repeated="100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Ripresa 2014.6: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6]&amp;&quot;,'&quot;&amp;SUBSTITUTE([.B16];&quot;'&quot;;&quot;''&quot;)&amp;&quot;',&quot;&amp;[.C16]&amp;&quot;,0,CURDATE(),CURDATE())&quot;&amp;IF(INDIRECT(ADDRESS(ROW([.A16])+1;1))&gt;0;&quot;,&quot;;&quot;;&quot;)" office:value-type="string" office:string-value="(13,'Ripresa 2014.6: aerobico molte gambe',2,0,CURDATE(),CURDATE())," calcext:value-type="string">
            <text:p>(13,'Ripresa 2014.6: aerobico molte gambe',2,0,CURDATE(),CURDATE()),</text:p>
          </table:table-cell>
          <table:table-cell table:number-columns-repeated="100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Ripresa 2014.7: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7]&amp;&quot;,'&quot;&amp;SUBSTITUTE([.B17];&quot;'&quot;;&quot;''&quot;)&amp;&quot;',&quot;&amp;[.C17]&amp;&quot;,0,CURDATE(),CURDATE())&quot;&amp;IF(INDIRECT(ADDRESS(ROW([.A17])+1;1))&gt;0;&quot;,&quot;;&quot;;&quot;)" office:value-type="string" office:string-value="(14,'Ripresa 2014.7: aerobico molte gambe',2,0,CURDATE(),CURDATE());" calcext:value-type="string">
            <text:p>(14,'Ripresa 2014.7: aerobico molte gambe',2,0,CURDATE(),CURDATE());</text:p>
          </table:table-cell>
          <table:table-cell table:number-columns-repeated="1008"/>
        </table:table-row>
        <table:table-row table:style-name="ro3" table:number-rows-repeated="281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18:user_trainings.E299">
            <calcext:condition calcext:apply-style-name="Errore" calcext:value="&lt;100" calcext:base-cell-address="user_trainings.E18"/>
          </calcext:conditional-format>
        </calcext:conditional-formats>
      </table:table>
      <table:table table:name="user_training_row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4" table:default-cell-style-name="Default"/>
        <table:table-column table:style-name="co5" table:number-columns-repeated="3" table:default-cell-style-name="Default"/>
        <table:table-column table:style-name="co18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1">
          <table:table-cell table:style-name="ce2" office:value-type="string" calcext:value-type="string">
            <text:p>user_training_rows</text:p>
          </table:table-cell>
          <table:table-cell table:number-columns-repeated="25"/>
          <table:table-cell table:style-name="ce3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7" office:value-type="string" calcext:value-type="string">
            <text:p>user_trainings</text:p>
          </table:table-cell>
          <table:table-cell table:number-columns-repeated="3"/>
          <table:table-cell table:style-name="ce7" office:value-type="string" calcext:value-type="string">
            <text:p>exercises</text:p>
          </table:table-cell>
          <table:table-cell table:style-name="ce9"/>
          <table:table-cell table:style-name="ce7" office:value-type="string" calcext:value-type="string">
            <text:p>training_step_types</text:p>
          </table:table-cell>
          <table:table-cell table:number-columns-repeated="6"/>
          <table:table-cell table:style-name="ce7" office:value-type="string" calcext:value-type="string">
            <text:p>arm_aux_types</text:p>
          </table:table-cell>
          <table:table-cell table:style-name="ce7" office:value-type="string" calcext:value-type="string">
            <text:p>kick_aux_types</text:p>
          </table:table-cell>
          <table:table-cell table:style-name="ce7" office:value-type="string" calcext:value-type="string">
            <text:p>body_aux_types</text:p>
          </table:table-cell>
          <table:table-cell table:style-name="ce7" office:value-type="string" calcext:value-type="string">
            <text:p>breath_aux_types</text:p>
          </table:table-cell>
          <table:table-cell table:number-columns-repeated="8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/text:p>
            <text:p>-- Dump dei dati per la tabella user_training_rows</text:p>
            <text:p>-- 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description</text:p>
          </table:table-cell>
          <table:table-cell table:style-name="ce3" office:value-type="string" calcext:value-type="string">
            <text:p>part_order</text:p>
          </table:table-cell>
          <table:table-cell table:style-name="ce3" office:value-type="string" calcext:value-type="string">
            <text:p>times</text:p>
          </table:table-cell>
          <table:table-cell table:style-name="ce3" office:value-type="string" calcext:value-type="string">
            <text:p>distance</text:p>
          </table:table-cell>
          <table:table-cell table:style-name="ce7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7" office:value-type="string" calcext:value-type="string">
            <text:p>code</text:p>
          </table:table-cell>
          <table:table-cell table:style-name="ce3" office:value-type="string" calcext:value-type="string">
            <text:p>start_and_rest</text:p>
          </table:table-cell>
          <table:table-cell table:style-name="ce3" office:value-type="string" calcext:value-type="string">
            <text:p>pause</text:p>
          </table:table-cell>
          <table:table-cell table:style-name="ce3" office:value-type="string" calcext:value-type="string">
            <text:p>group_id</text:p>
          </table:table-cell>
          <table:table-cell table:style-name="ce3" office:value-type="string" calcext:value-type="string">
            <text:p>group_times</text:p>
          </table:table-cell>
          <table:table-cell table:style-name="ce3" office:value-type="string" calcext:value-type="string">
            <text:p>group_start_and_rest</text:p>
          </table:table-cell>
          <table:table-cell table:style-name="ce3" office:value-type="string" calcext:value-type="string">
            <text:p>group_pause</text:p>
          </table:table-cell>
          <table:table-cell table:number-columns-repeated="4" table:style-name="ce7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exercise_id</text:p>
          </table:table-cell>
          <table:table-cell table:style-name="ce3" office:value-type="string" calcext:value-type="string">
            <text:p>training_step_type_id</text:p>
          </table:table-cell>
          <table:table-cell table:style-name="ce3" office:value-type="string" calcext:value-type="string">
            <text:p>arm_aux_type_id</text:p>
          </table:table-cell>
          <table:table-cell table:style-name="ce3" office:value-type="string" calcext:value-type="string">
            <text:p>kick_aux_type_id</text:p>
          </table:table-cell>
          <table:table-cell table:style-name="ce3" office:value-type="string" calcext:value-type="string">
            <text:p>body_aux_type_id</text:p>
          </table:table-cell>
          <table:table-cell table:style-name="ce3" office:value-type="string" calcext:value-type="string">
            <text:p>breath_aux_type_id</text:p>
          </table:table-cell>
          <table:table-cell table:style-name="ce3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3" table:number-columns-repeated="997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INDIRECT(ADDRESS(ROW([.A4])+1;1))&gt;0;&quot;,&quot;;&quot;;&quot;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INDIRECT(ADDRESS(ROW([.A5])+1;1))&gt;0;&quot;,&quot;;&quot;;&quot;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INDIRECT(ADDRESS(ROW([.A6])+1;1))&gt;0;&quot;,&quot;;&quot;;&quot;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INDIRECT(ADDRESS(ROW([.A7])+1;1))&gt;0;&quot;,&quot;;&quot;;&quot;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INDIRECT(ADDRESS(ROW([.A8])+1;1))&gt;0;&quot;,&quot;;&quot;;&quot;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INDIRECT(ADDRESS(ROW([.A9])+1;1))&gt;0;&quot;,&quot;;&quot;;&quot;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INDIRECT(ADDRESS(ROW([.A10])+1;1))&gt;0;&quot;,&quot;;&quot;;&quot;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MICM</text:p>
          </table:table-cell>
          <table:table-cell table:formula="of:=VLOOKUP([.F1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INDIRECT(ADDRESS(ROW([.A11])+1;1))&gt;0;&quot;,&quot;;&quot;;&quot;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SLCM</text:p>
          </table:table-cell>
          <table:table-cell table:formula="of:=VLOOKUP([.F1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INDIRECT(ADDRESS(ROW([.A12])+1;1))&gt;0;&quot;,&quot;;&quot;;&quot;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MICM</text:p>
          </table:table-cell>
          <table:table-cell table:formula="of:=VLOOKUP([.F13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INDIRECT(ADDRESS(ROW([.A13])+1;1))&gt;0;&quot;,&quot;;&quot;;&quot;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1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INDIRECT(ADDRESS(ROW([.A14])+1;1))&gt;0;&quot;,&quot;;&quot;;&quot;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2MICM</text:p>
          </table:table-cell>
          <table:table-cell table:formula="of:=VLOOKUP([.F1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INDIRECT(ADDRESS(ROW([.A15])+1;1))&gt;0;&quot;,&quot;;&quot;;&quot;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2SLCM</text:p>
          </table:table-cell>
          <table:table-cell table:formula="of:=VLOOKUP([.F1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INDIRECT(ADDRESS(ROW([.A16])+1;1))&gt;0;&quot;,&quot;;&quot;;&quot;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MICM</text:p>
          </table:table-cell>
          <table:table-cell table:formula="of:=VLOOKUP([.F1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INDIRECT(ADDRESS(ROW([.A17])+1;1))&gt;0;&quot;,&quot;;&quot;;&quot;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1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INDIRECT(ADDRESS(ROW([.A18])+1;1))&gt;0;&quot;,&quot;;&quot;;&quot;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MICM</text:p>
          </table:table-cell>
          <table:table-cell table:formula="of:=VLOOKUP([.F19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INDIRECT(ADDRESS(ROW([.A19])+1;1))&gt;0;&quot;,&quot;;&quot;;&quot;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SLCM</text:p>
          </table:table-cell>
          <table:table-cell table:formula="of:=VLOOKUP([.F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INDIRECT(ADDRESS(ROW([.A20])+1;1))&gt;0;&quot;,&quot;;&quot;;&quot;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SL</text:p>
          </table:table-cell>
          <table:table-cell table:formula="of:=VLOOKUP([.F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INDIRECT(ADDRESS(ROW([.A21])+1;1))&gt;0;&quot;,&quot;;&quot;;&quot;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GSLRA</text:p>
          </table:table-cell>
          <table:table-cell table:formula="of:=VLOOKUP([.F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INDIRECT(ADDRESS(ROW([.A22])+1;1))&gt;0;&quot;,&quot;;&quot;;&quot;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1SLCM</text:p>
          </table:table-cell>
          <table:table-cell table:formula="of:=VLOOKUP([.F23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INDIRECT(ADDRESS(ROW([.A23])+1;1))&gt;0;&quot;,&quot;;&quot;;&quot;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1DOCM</text:p>
          </table:table-cell>
          <table:table-cell table:formula="of:=VLOOKUP([.F24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INDIRECT(ADDRESS(ROW([.A24])+1;1))&gt;0;&quot;,&quot;;&quot;;&quot;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VO2Max stile ed attrezzi Mar 11 Febbraio, 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2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INDIRECT(ADDRESS(ROW([.A25])+1;1))&gt;0;&quot;,&quot;;&quot;;&quot;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SO</text:p>
          </table:table-cell>
          <table:table-cell table:formula="of:=VLOOKUP([.F26];['file:///C:/Sites/goggles/db/seed_generators/training/Dati_Training.ods'#$exercises.$B$4:.$C$250];2;0)" office:value-type="string" office:string-value="Esercizi SL sovrapposto/opposto" calcext:value-type="string">
            <text:p>Esercizi SL sovrapposto/oppos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INDIRECT(ADDRESS(ROW([.A26])+1;1))&gt;0;&quot;,&quot;;&quot;;&quot;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27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INDIRECT(ADDRESS(ROW([.A27])+1;1))&gt;0;&quot;,&quot;;&quot;;&quot;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28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INDIRECT(ADDRESS(ROW([.A28])+1;1))&gt;0;&quot;,&quot;;&quot;;&quot;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DOPG</text:p>
          </table:table-cell>
          <table:table-cell table:formula="of:=VLOOKUP([.F2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INDIRECT(ADDRESS(ROW([.A29])+1;1))&gt;0;&quot;,&quot;;&quot;;&quot;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CP</text:p>
          </table:table-cell>
          <table:table-cell table:formula="of:=VLOOKUP([.F3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INDIRECT(ADDRESS(ROW([.A30])+1;1))&gt;0;&quot;,&quot;;&quot;;&quot;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DA</text:p>
          </table:table-cell>
          <table:table-cell table:formula="of:=VLOOKUP([.F3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INDIRECT(ADDRESS(ROW([.A31])+1;1))&gt;0;&quot;,&quot;;&quot;;&quot;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FACM</text:p>
          </table:table-cell>
          <table:table-cell table:formula="of:=VLOOKUP([.F32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INDIRECT(ADDRESS(ROW([.A32])+1;1))&gt;0;&quot;,&quot;;&quot;;&quot;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FACM</text:p>
          </table:table-cell>
          <table:table-cell table:formula="of:=VLOOKUP([.F33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INDIRECT(ADDRESS(ROW([.A33])+1;1))&gt;0;&quot;,&quot;;&quot;;&quot;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3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INDIRECT(ADDRESS(ROW([.A34])+1;1))&gt;0;&quot;,&quot;;&quot;;&quot;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35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INDIRECT(ADDRESS(ROW([.A35])+1;1))&gt;0;&quot;,&quot;;&quot;;&quot;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3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INDIRECT(ADDRESS(ROW([.A36])+1;1))&gt;0;&quot;,&quot;;&quot;;&quot;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37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INDIRECT(ADDRESS(ROW([.A37])+1;1))&gt;0;&quot;,&quot;;&quot;;&quot;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INDIRECT(ADDRESS(ROW([.A38])+1;1))&gt;0;&quot;,&quot;;&quot;;&quot;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39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INDIRECT(ADDRESS(ROW([.A39])+1;1))&gt;0;&quot;,&quot;;&quot;;&quot;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4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INDIRECT(ADDRESS(ROW([.A40])+1;1))&gt;0;&quot;,&quot;;&quot;;&quot;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4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INDIRECT(ADDRESS(ROW([.A41])+1;1))&gt;0;&quot;,&quot;;&quot;;&quot;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INDIRECT(ADDRESS(ROW([.A42])+1;1))&gt;0;&quot;,&quot;;&quot;;&quot;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4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INDIRECT(ADDRESS(ROW([.A43])+1;1))&gt;0;&quot;,&quot;;&quot;;&quot;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GSLRA</text:p>
          </table:table-cell>
          <table:table-cell table:formula="of:=VLOOKUP([.F44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INDIRECT(ADDRESS(ROW([.A44])+1;1))&gt;0;&quot;,&quot;;&quot;;&quot;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Luca Mer 12 Febbraio, 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1PIAC</text:p>
          </table:table-cell>
          <table:table-cell table:formula="of:=VLOOKUP([.F4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INDIRECT(ADDRESS(ROW([.A45])+1;1))&gt;0;&quot;,&quot;;&quot;;&quot;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46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INDIRECT(ADDRESS(ROW([.A46])+1;1))&gt;0;&quot;,&quot;;&quot;;&quot;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Luca Mer 12 Febbraio, 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47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INDIRECT(ADDRESS(ROW([.A47])+1;1))&gt;0;&quot;,&quot;;&quot;;&quot;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Luca Mer 12 Febbraio, 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SLCM</text:p>
          </table:table-cell>
          <table:table-cell table:formula="of:=VLOOKUP([.F4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INDIRECT(ADDRESS(ROW([.A48])+1;1))&gt;0;&quot;,&quot;;&quot;;&quot;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Luca Mer 12 Febbraio, 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1MICM</text:p>
          </table:table-cell>
          <table:table-cell table:formula="of:=VLOOKUP([.F49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INDIRECT(ADDRESS(ROW([.A49])+1;1))&gt;0;&quot;,&quot;;&quot;;&quot;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Luca Mer 12 Febbraio, 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5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INDIRECT(ADDRESS(ROW([.A50])+1;1))&gt;0;&quot;,&quot;;&quot;;&quot;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Luca Mer 12 Febbraio, 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1MICM</text:p>
          </table:table-cell>
          <table:table-cell table:formula="of:=VLOOKUP([.F51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INDIRECT(ADDRESS(ROW([.A51])+1;1))&gt;0;&quot;,&quot;;&quot;;&quot;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Luca Mer 12 Febbraio, 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SLCM</text:p>
          </table:table-cell>
          <table:table-cell table:formula="of:=VLOOKUP([.F5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INDIRECT(ADDRESS(ROW([.A52])+1;1))&gt;0;&quot;,&quot;;&quot;;&quot;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Luca Mer 12 Febbraio, 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5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INDIRECT(ADDRESS(ROW([.A53])+1;1))&gt;0;&quot;,&quot;;&quot;;&quot;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Luca Mer 12 Febbraio, 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GAFA</text:p>
          </table:table-cell>
          <table:table-cell table:formula="of:=VLOOKUP([.F54];['file:///C:/Sites/goggles/db/seed_generators/training/Dati_Training.ods'#$exercises.$B$4:.$C$250];2;0)" office:value-type="string" office:string-value="Gambe FA forte" calcext:value-type="string">
            <text:p>Gambe FA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INDIRECT(ADDRESS(ROW([.A54])+1;1))&gt;0;&quot;,&quot;;&quot;;&quot;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Luca Mer 12 Febbraio, 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FACM</text:p>
          </table:table-cell>
          <table:table-cell table:formula="of:=VLOOKUP([.F5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INDIRECT(ADDRESS(ROW([.A55])+1;1))&gt;0;&quot;,&quot;;&quot;;&quot;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Luca Mer 12 Febbraio, 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GASL</text:p>
          </table:table-cell>
          <table:table-cell table:formula="of:=VLOOKUP([.F56];['file:///C:/Sites/goggles/db/seed_generators/training/Dati_Training.ods'#$exercises.$B$4:.$C$250];2;0)" office:value-type="string" office:string-value="Gambe SL forte" calcext:value-type="string">
            <text:p>Gambe SL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INDIRECT(ADDRESS(ROW([.A56])+1;1))&gt;0;&quot;,&quot;;&quot;;&quot;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Luca Mer 12 Febbraio, 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SLCM</text:p>
          </table:table-cell>
          <table:table-cell table:formula="of:=VLOOKUP([.F5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INDIRECT(ADDRESS(ROW([.A57])+1;1))&gt;0;&quot;,&quot;;&quot;;&quot;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erobico liscio Gio 13 Febbraio, 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5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INDIRECT(ADDRESS(ROW([.A58])+1;1))&gt;0;&quot;,&quot;;&quot;;&quot;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PG</text:p>
          </table:table-cell>
          <table:table-cell table:formula="of:=VLOOKUP([.F5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INDIRECT(ADDRESS(ROW([.A59])+1;1))&gt;0;&quot;,&quot;;&quot;;&quot;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6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INDIRECT(ADDRESS(ROW([.A60])+1;1))&gt;0;&quot;,&quot;;&quot;;&quot;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6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INDIRECT(ADDRESS(ROW([.A61])+1;1))&gt;0;&quot;,&quot;;&quot;;&quot;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RASC</text:p>
          </table:table-cell>
          <table:table-cell table:formula="of:=VLOOKUP([.F62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INDIRECT(ADDRESS(ROW([.A62])+1;1))&gt;0;&quot;,&quot;;&quot;;&quot;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CP</text:p>
          </table:table-cell>
          <table:table-cell table:formula="of:=VLOOKUP([.F6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INDIRECT(ADDRESS(ROW([.A63])+1;1))&gt;0;&quot;,&quot;;&quot;;&quot;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DA</text:p>
          </table:table-cell>
          <table:table-cell table:formula="of:=VLOOKUP([.F6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INDIRECT(ADDRESS(ROW([.A64])+1;1))&gt;0;&quot;,&quot;;&quot;;&quot;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2SLCM</text:p>
          </table:table-cell>
          <table:table-cell table:formula="of:=VLOOKUP([.F6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INDIRECT(ADDRESS(ROW([.A65])+1;1))&gt;0;&quot;,&quot;;&quot;;&quot;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2SLCM</text:p>
          </table:table-cell>
          <table:table-cell table:formula="of:=VLOOKUP([.F6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INDIRECT(ADDRESS(ROW([.A66])+1;1))&gt;0;&quot;,&quot;;&quot;;&quot;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2SLCM</text:p>
          </table:table-cell>
          <table:table-cell table:formula="of:=VLOOKUP([.F6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INDIRECT(ADDRESS(ROW([.A67])+1;1))&gt;0;&quot;,&quot;;&quot;;&quot;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SLCM</text:p>
          </table:table-cell>
          <table:table-cell table:formula="of:=VLOOKUP([.F6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INDIRECT(ADDRESS(ROW([.A68])+1;1))&gt;0;&quot;,&quot;;&quot;;&quot;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6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INDIRECT(ADDRESS(ROW([.A69])+1;1))&gt;0;&quot;,&quot;;&quot;;&quot;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SLCM</text:p>
          </table:table-cell>
          <table:table-cell table:formula="of:=VLOOKUP([.F70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INDIRECT(ADDRESS(ROW([.A70])+1;1))&gt;0;&quot;,&quot;;&quot;;&quot;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71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INDIRECT(ADDRESS(ROW([.A71])+1;1))&gt;0;&quot;,&quot;;&quot;;&quot;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SLCM</text:p>
          </table:table-cell>
          <table:table-cell table:formula="of:=VLOOKUP([.F7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INDIRECT(ADDRESS(ROW([.A72])+1;1))&gt;0;&quot;,&quot;;&quot;;&quot;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2SLCM</text:p>
          </table:table-cell>
          <table:table-cell table:formula="of:=VLOOKUP([.F73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INDIRECT(ADDRESS(ROW([.A73])+1;1))&gt;0;&quot;,&quot;;&quot;;&quot;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SLCM</text:p>
          </table:table-cell>
          <table:table-cell table:formula="of:=VLOOKUP([.F74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INDIRECT(ADDRESS(ROW([.A74])+1;1))&gt;0;&quot;,&quot;;&quot;;&quot;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2SLCM</text:p>
          </table:table-cell>
          <table:table-cell table:formula="of:=VLOOKUP([.F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INDIRECT(ADDRESS(ROW([.A75])+1;1))&gt;0;&quot;,&quot;;&quot;;&quot;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SL</text:p>
          </table:table-cell>
          <table:table-cell table:formula="of:=VLOOKUP([.F76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INDIRECT(ADDRESS(ROW([.A76])+1;1))&gt;0;&quot;,&quot;;&quot;;&quot;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GSLRA</text:p>
          </table:table-cell>
          <table:table-cell table:formula="of:=VLOOKUP([.F7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INDIRECT(ADDRESS(ROW([.A77])+1;1))&gt;0;&quot;,&quot;;&quot;;&quot;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C3 Ven 14 Febbraio, 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7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INDIRECT(ADDRESS(ROW([.A78])+1;1))&gt;0;&quot;,&quot;;&quot;;&quot;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79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INDIRECT(ADDRESS(ROW([.A79])+1;1))&gt;0;&quot;,&quot;;&quot;;&quot;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C3 Ven 14 Febbraio, 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8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INDIRECT(ADDRESS(ROW([.A80])+1;1))&gt;0;&quot;,&quot;;&quot;;&quot;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C3 Ven 14 Febbraio, 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8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INDIRECT(ADDRESS(ROW([.A81])+1;1))&gt;0;&quot;,&quot;;&quot;;&quot;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C3 Ven 14 Febbraio, 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DOPG</text:p>
          </table:table-cell>
          <table:table-cell table:formula="of:=VLOOKUP([.F8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INDIRECT(ADDRESS(ROW([.A82])+1;1))&gt;0;&quot;,&quot;;&quot;;&quot;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3 Ven 14 Febbraio, 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CP</text:p>
          </table:table-cell>
          <table:table-cell table:formula="of:=VLOOKUP([.F8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INDIRECT(ADDRESS(ROW([.A83])+1;1))&gt;0;&quot;,&quot;;&quot;;&quot;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3 Ven 14 Febbraio, 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DA</text:p>
          </table:table-cell>
          <table:table-cell table:formula="of:=VLOOKUP([.F8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INDIRECT(ADDRESS(ROW([.A84])+1;1))&gt;0;&quot;,&quot;;&quot;;&quot;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3 Ven 14 Febbraio, 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FACM</text:p>
          </table:table-cell>
          <table:table-cell table:formula="of:=VLOOKUP([.F8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INDIRECT(ADDRESS(ROW([.A85])+1;1))&gt;0;&quot;,&quot;;&quot;;&quot;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C3 Ven 14 Febbraio, 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FACM</text:p>
          </table:table-cell>
          <table:table-cell table:formula="of:=VLOOKUP([.F86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INDIRECT(ADDRESS(ROW([.A86])+1;1))&gt;0;&quot;,&quot;;&quot;;&quot;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C3 Ven 14 Febbraio, 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SLFP</text:p>
          </table:table-cell>
          <table:table-cell table:formula="of:=VLOOKUP([.F87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INDIRECT(ADDRESS(ROW([.A87])+1;1))&gt;0;&quot;,&quot;;&quot;;&quot;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C3 Ven 14 Febbraio, 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INDIRECT(ADDRESS(ROW([.A88])+1;1))&gt;0;&quot;,&quot;;&quot;;&quot;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C3 Ven 14 Febbraio, 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FAFP</text:p>
          </table:table-cell>
          <table:table-cell table:formula="of:=VLOOKUP([.F89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INDIRECT(ADDRESS(ROW([.A89])+1;1))&gt;0;&quot;,&quot;;&quot;;&quot;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C3 Ven 14 Febbraio, 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9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INDIRECT(ADDRESS(ROW([.A90])+1;1))&gt;0;&quot;,&quot;;&quot;;&quot;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C3 Ven 14 Febbraio, 5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FAFP</text:p>
          </table:table-cell>
          <table:table-cell table:formula="of:=VLOOKUP([.F91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INDIRECT(ADDRESS(ROW([.A91])+1;1))&gt;0;&quot;,&quot;;&quot;;&quot;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C3 Ven 14 Febbraio, 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9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INDIRECT(ADDRESS(ROW([.A92])+1;1))&gt;0;&quot;,&quot;;&quot;;&quot;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C3 Ven 14 Febbraio, 5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GSLRA</text:p>
          </table:table-cell>
          <table:table-cell table:formula="of:=VLOOKUP([.F9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INDIRECT(ADDRESS(ROW([.A93])+1;1))&gt;0;&quot;,&quot;;&quot;;&quot;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Aerobico frizzante Lun 17 Febbraio, 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9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INDIRECT(ADDRESS(ROW([.A94])+1;1))&gt;0;&quot;,&quot;;&quot;;&quot;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9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INDIRECT(ADDRESS(ROW([.A95])+1;1))&gt;0;&quot;,&quot;;&quot;;&quot;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9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INDIRECT(ADDRESS(ROW([.A96])+1;1))&gt;0;&quot;,&quot;;&quot;;&quot;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9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INDIRECT(ADDRESS(ROW([.A97])+1;1))&gt;0;&quot;,&quot;;&quot;;&quot;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SB</text:p>
          </table:table-cell>
          <table:table-cell table:formula="of:=VLOOKUP([.F98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INDIRECT(ADDRESS(ROW([.A98])+1;1))&gt;0;&quot;,&quot;;&quot;;&quot;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9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INDIRECT(ADDRESS(ROW([.A99])+1;1))&gt;0;&quot;,&quot;;&quot;;&quot;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0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INDIRECT(ADDRESS(ROW([.A100])+1;1))&gt;0;&quot;,&quot;;&quot;;&quot;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FACM</text:p>
          </table:table-cell>
          <table:table-cell table:formula="of:=VLOOKUP([.F101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INDIRECT(ADDRESS(ROW([.A101])+1;1))&gt;0;&quot;,&quot;;&quot;;&quot;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DOCM</text:p>
          </table:table-cell>
          <table:table-cell table:formula="of:=VLOOKUP([.F102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INDIRECT(ADDRESS(ROW([.A102])+1;1))&gt;0;&quot;,&quot;;&quot;;&quot;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RACM</text:p>
          </table:table-cell>
          <table:table-cell table:formula="of:=VLOOKUP([.F103];['file:///C:/Sites/goggles/db/seed_generators/training/Dati_Training.ods'#$exercises.$B$4:.$C$250];2;0)" office:value-type="string" office:string-value="RA completo resistenza" calcext:value-type="string">
            <text:p>RA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INDIRECT(ADDRESS(ROW([.A103])+1;1))&gt;0;&quot;,&quot;;&quot;;&quot;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1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INDIRECT(ADDRESS(ROW([.A104])+1;1))&gt;0;&quot;,&quot;;&quot;;&quot;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GSLRA</text:p>
          </table:table-cell>
          <table:table-cell table:formula="of:=VLOOKUP([.F10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INDIRECT(ADDRESS(ROW([.A105])+1;1))&gt;0;&quot;,&quot;;&quot;;&quot;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1PIAC</text:p>
          </table:table-cell>
          <table:table-cell table:formula="of:=VLOOKUP([.F1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INDIRECT(ADDRESS(ROW([.A106])+1;1))&gt;0;&quot;,&quot;;&quot;;&quot;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VO2Max con partenze Mar 18 Febbraio, 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10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INDIRECT(ADDRESS(ROW([.A107])+1;1))&gt;0;&quot;,&quot;;&quot;;&quot;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PG</text:p>
          </table:table-cell>
          <table:table-cell table:formula="of:=VLOOKUP([.F108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INDIRECT(ADDRESS(ROW([.A108])+1;1))&gt;0;&quot;,&quot;;&quot;;&quot;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10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INDIRECT(ADDRESS(ROW([.A109])+1;1))&gt;0;&quot;,&quot;;&quot;;&quot;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11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INDIRECT(ADDRESS(ROW([.A110])+1;1))&gt;0;&quot;,&quot;;&quot;;&quot;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SB</text:p>
          </table:table-cell>
          <table:table-cell table:formula="of:=VLOOKUP([.F111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INDIRECT(ADDRESS(ROW([.A111])+1;1))&gt;0;&quot;,&quot;;&quot;;&quot;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11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INDIRECT(ADDRESS(ROW([.A112])+1;1))&gt;0;&quot;,&quot;;&quot;;&quot;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1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INDIRECT(ADDRESS(ROW([.A113])+1;1))&gt;0;&quot;,&quot;;&quot;;&quot;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SLFA</text:p>
          </table:table-cell>
          <table:table-cell table:formula="of:=VLOOKUP([.F114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INDIRECT(ADDRESS(ROW([.A114])+1;1))&gt;0;&quot;,&quot;;&quot;;&quot;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RAPF</text:p>
          </table:table-cell>
          <table:table-cell table:formula="of:=VLOOKUP([.F115];['file:///C:/Sites/goggles/db/seed_generators/training/Dati_Training.ods'#$exercises.$B$4:.$C$250];2;0)" office:value-type="string" office:string-value="SL piano/RA forte" calcext:value-type="string">
            <text:p>SL piano/RA forte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INDIRECT(ADDRESS(ROW([.A115])+1;1))&gt;0;&quot;,&quot;;&quot;;&quot;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11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INDIRECT(ADDRESS(ROW([.A116])+1;1))&gt;0;&quot;,&quot;;&quot;;&quot;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SLCT</text:p>
          </table:table-cell>
          <table:table-cell table:formula="of:=VLOOKUP([.F117];['file:///C:/Sites/goggles/db/seed_generators/training/Dati_Training.ods'#$exercises.$B$4:.$C$250];2;0)" office:value-type="string" office:string-value="SL forte con partenza" calcext:value-type="string">
            <text:p>SL forte con par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INDIRECT(ADDRESS(ROW([.A117])+1;1))&gt;0;&quot;,&quot;;&quot;;&quot;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118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INDIRECT(ADDRESS(ROW([.A118])+1;1))&gt;0;&quot;,&quot;;&quot;;&quot;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1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INDIRECT(ADDRESS(ROW([.A119])+1;1))&gt;0;&quot;,&quot;;&quot;;&quot;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12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20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INDIRECT(ADDRESS(ROW([.A120])+1;1))&gt;0;&quot;,&quot;;&quot;;&quot;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12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INDIRECT(ADDRESS(ROW([.A121])+1;1))&gt;0;&quot;,&quot;;&quot;;&quot;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1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INDIRECT(ADDRESS(ROW([.A122])+1;1))&gt;0;&quot;,&quot;;&quot;;&quot;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12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2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INDIRECT(ADDRESS(ROW([.A123])+1;1))&gt;0;&quot;,&quot;;&quot;;&quot;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GAFA</text:p>
          </table:table-cell>
          <table:table-cell table:formula="of:=VLOOKUP([.F124];['file:///C:/Sites/goggles/db/seed_generators/training/Dati_Training.ods'#$exercises.$B$4:.$C$250];2;0)" office:value-type="string" office:string-value="Gambe FA VO2Max" calcext:value-type="string">
            <text:p>Gambe FA VO2Max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INDIRECT(ADDRESS(ROW([.A124])+1;1))&gt;0;&quot;,&quot;;&quot;;&quot;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1SLCM</text:p>
          </table:table-cell>
          <table:table-cell table:formula="of:=VLOOKUP([.F125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INDIRECT(ADDRESS(ROW([.A125])+1;1))&gt;0;&quot;,&quot;;&quot;;&quot;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1DOCM</text:p>
          </table:table-cell>
          <table:table-cell table:formula="of:=VLOOKUP([.F126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INDIRECT(ADDRESS(ROW([.A126])+1;1))&gt;0;&quot;,&quot;;&quot;;&quot;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Ripresa 2014.1: aerobico molte gam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12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7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2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1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7]&amp;&quot;,&quot;&amp;[.C127]&amp;&quot;,&quot;&amp;IF(ISBLANK([.D127]);0;[.D127])&amp;&quot;,&quot;&amp;IF(ISBLANK([.E127]);0;[.E127])&amp;&quot;,&quot;&amp;[.I127]&amp;&quot;,&quot;&amp;[.J127]&amp;&quot;,&quot;&amp;[.K127]&amp;&quot;,&quot;&amp;[.L127]&amp;&quot;,&quot;&amp;[.M127]&amp;&quot;,&quot;&amp;[.N127]&amp;&quot;,&quot;&amp;[.S127]&amp;&quot;,&quot;&amp;[.T127]&amp;&quot;,&quot;&amp;[.U127]&amp;&quot;,&quot;&amp;[.V127]&amp;&quot;,&quot;&amp;[.W127]&amp;&quot;,&quot;&amp;[.X127]&amp;&quot;,&quot;&amp;[.Y127]&amp;&quot;,0,CURDATE(),CURDATE())&quot;&amp;IF(INDIRECT(ADDRESS(ROW([.A127])+1;1))&gt;0;&quot;,&quot;;&quot;;&quot;)" office:value-type="string" office:string-value="(124,1,1,300,0,0,0,0,0,0,(select t.id from user_trainings t where t.description = 'Ripresa 2014.1: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4,1,1,300,0,0,0,0,0,0,(select t.id from user_trainings t where t.description = 'Ripresa 2014.1: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128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8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2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1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8]&amp;&quot;,&quot;&amp;[.C128]&amp;&quot;,&quot;&amp;IF(ISBLANK([.D128]);0;[.D128])&amp;&quot;,&quot;&amp;IF(ISBLANK([.E128]);0;[.E128])&amp;&quot;,&quot;&amp;[.I128]&amp;&quot;,&quot;&amp;[.J128]&amp;&quot;,&quot;&amp;[.K128]&amp;&quot;,&quot;&amp;[.L128]&amp;&quot;,&quot;&amp;[.M128]&amp;&quot;,&quot;&amp;[.N128]&amp;&quot;,&quot;&amp;[.S128]&amp;&quot;,&quot;&amp;[.T128]&amp;&quot;,&quot;&amp;[.U128]&amp;&quot;,&quot;&amp;[.V128]&amp;&quot;,&quot;&amp;[.W128]&amp;&quot;,&quot;&amp;[.X128]&amp;&quot;,&quot;&amp;[.Y128]&amp;&quot;,0,CURDATE(),CURDATE())&quot;&amp;IF(INDIRECT(ADDRESS(ROW([.A128])+1;1))&gt;0;&quot;,&quot;;&quot;;&quot;)" office:value-type="string" office:string-value="(125,2,4,50,60,0,0,0,0,0,(select t.id from user_trainings t where t.description = 'Ripresa 2014.1: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5,2,4,50,60,0,0,0,0,0,(select t.id from user_trainings t where t.description = 'Ripresa 2014.1: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12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9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2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1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9]&amp;&quot;,&quot;&amp;[.C129]&amp;&quot;,&quot;&amp;IF(ISBLANK([.D129]);0;[.D129])&amp;&quot;,&quot;&amp;IF(ISBLANK([.E129]);0;[.E129])&amp;&quot;,&quot;&amp;[.I129]&amp;&quot;,&quot;&amp;[.J129]&amp;&quot;,&quot;&amp;[.K129]&amp;&quot;,&quot;&amp;[.L129]&amp;&quot;,&quot;&amp;[.M129]&amp;&quot;,&quot;&amp;[.N129]&amp;&quot;,&quot;&amp;[.S129]&amp;&quot;,&quot;&amp;[.T129]&amp;&quot;,&quot;&amp;[.U129]&amp;&quot;,&quot;&amp;[.V129]&amp;&quot;,&quot;&amp;[.W129]&amp;&quot;,&quot;&amp;[.X129]&amp;&quot;,&quot;&amp;[.Y129]&amp;&quot;,0,CURDATE(),CURDATE())&quot;&amp;IF(INDIRECT(ADDRESS(ROW([.A129])+1;1))&gt;0;&quot;,&quot;;&quot;;&quot;)" office:value-type="string" office:string-value="(126,3,2,50,60,0,0,0,0,0,(select t.id from user_trainings t where t.description = 'Ripresa 2014.1: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6,3,2,50,60,0,0,0,0,0,(select t.id from user_trainings t where t.description = 'Ripresa 2014.1: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13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0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1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0]&amp;&quot;,&quot;&amp;[.C130]&amp;&quot;,&quot;&amp;IF(ISBLANK([.D130]);0;[.D130])&amp;&quot;,&quot;&amp;IF(ISBLANK([.E130]);0;[.E130])&amp;&quot;,&quot;&amp;[.I130]&amp;&quot;,&quot;&amp;[.J130]&amp;&quot;,&quot;&amp;[.K130]&amp;&quot;,&quot;&amp;[.L130]&amp;&quot;,&quot;&amp;[.M130]&amp;&quot;,&quot;&amp;[.N130]&amp;&quot;,&quot;&amp;[.S130]&amp;&quot;,&quot;&amp;[.T130]&amp;&quot;,&quot;&amp;[.U130]&amp;&quot;,&quot;&amp;[.V130]&amp;&quot;,&quot;&amp;[.W130]&amp;&quot;,&quot;&amp;[.X130]&amp;&quot;,&quot;&amp;[.Y130]&amp;&quot;,0,CURDATE(),CURDATE())&quot;&amp;IF(INDIRECT(ADDRESS(ROW([.A130])+1;1))&gt;0;&quot;,&quot;;&quot;;&quot;)" office:value-type="string" office:string-value="(127,4,2,50,0,0,0,0,0,0,(select t.id from user_trainings t where t.description = 'Ripresa 2014.1: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7,4,2,50,0,0,0,0,0,0,(select t.id from user_trainings t where t.description = 'Ripresa 2014.1: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131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1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1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1]&amp;&quot;,&quot;&amp;[.C131]&amp;&quot;,&quot;&amp;IF(ISBLANK([.D131]);0;[.D131])&amp;&quot;,&quot;&amp;IF(ISBLANK([.E131]);0;[.E131])&amp;&quot;,&quot;&amp;[.I131]&amp;&quot;,&quot;&amp;[.J131]&amp;&quot;,&quot;&amp;[.K131]&amp;&quot;,&quot;&amp;[.L131]&amp;&quot;,&quot;&amp;[.M131]&amp;&quot;,&quot;&amp;[.N131]&amp;&quot;,&quot;&amp;[.S131]&amp;&quot;,&quot;&amp;[.T131]&amp;&quot;,&quot;&amp;[.U131]&amp;&quot;,&quot;&amp;[.V131]&amp;&quot;,&quot;&amp;[.W131]&amp;&quot;,&quot;&amp;[.X131]&amp;&quot;,&quot;&amp;[.Y131]&amp;&quot;,0,CURDATE(),CURDATE())&quot;&amp;IF(INDIRECT(ADDRESS(ROW([.A131])+1;1))&gt;0;&quot;,&quot;;&quot;;&quot;)" office:value-type="string" office:string-value="(128,5,4,50,65,0,0,0,0,0,(select t.id from user_trainings t where t.description = 'Ripresa 2014.1: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8,5,4,50,65,0,0,0,0,0,(select t.id from user_trainings t where t.description = 'Ripresa 2014.1: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13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2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1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2]&amp;&quot;,&quot;&amp;[.C132]&amp;&quot;,&quot;&amp;IF(ISBLANK([.D132]);0;[.D132])&amp;&quot;,&quot;&amp;IF(ISBLANK([.E132]);0;[.E132])&amp;&quot;,&quot;&amp;[.I132]&amp;&quot;,&quot;&amp;[.J132]&amp;&quot;,&quot;&amp;[.K132]&amp;&quot;,&quot;&amp;[.L132]&amp;&quot;,&quot;&amp;[.M132]&amp;&quot;,&quot;&amp;[.N132]&amp;&quot;,&quot;&amp;[.S132]&amp;&quot;,&quot;&amp;[.T132]&amp;&quot;,&quot;&amp;[.U132]&amp;&quot;,&quot;&amp;[.V132]&amp;&quot;,&quot;&amp;[.W132]&amp;&quot;,&quot;&amp;[.X132]&amp;&quot;,&quot;&amp;[.Y132]&amp;&quot;,0,CURDATE(),CURDATE())&quot;&amp;IF(INDIRECT(ADDRESS(ROW([.A132])+1;1))&gt;0;&quot;,&quot;;&quot;;&quot;)" office:value-type="string" office:string-value="(129,6,2,50,65,0,0,0,0,0,(select t.id from user_trainings t where t.description = 'Ripresa 2014.1: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9,6,2,50,65,0,0,0,0,0,(select t.id from user_trainings t where t.description = 'Ripresa 2014.1: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3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3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3]&amp;&quot;,&quot;&amp;[.C133]&amp;&quot;,&quot;&amp;IF(ISBLANK([.D133]);0;[.D133])&amp;&quot;,&quot;&amp;IF(ISBLANK([.E133]);0;[.E133])&amp;&quot;,&quot;&amp;[.I133]&amp;&quot;,&quot;&amp;[.J133]&amp;&quot;,&quot;&amp;[.K133]&amp;&quot;,&quot;&amp;[.L133]&amp;&quot;,&quot;&amp;[.M133]&amp;&quot;,&quot;&amp;[.N133]&amp;&quot;,&quot;&amp;[.S133]&amp;&quot;,&quot;&amp;[.T133]&amp;&quot;,&quot;&amp;[.U133]&amp;&quot;,&quot;&amp;[.V133]&amp;&quot;,&quot;&amp;[.W133]&amp;&quot;,&quot;&amp;[.X133]&amp;&quot;,&quot;&amp;[.Y133]&amp;&quot;,0,CURDATE(),CURDATE())&quot;&amp;IF(INDIRECT(ADDRESS(ROW([.A133])+1;1))&gt;0;&quot;,&quot;;&quot;;&quot;)" office:value-type="string" office:string-value="(130,7,2,50,0,0,0,0,0,0,(select t.id from user_trainings t where t.description = 'Ripresa 2014.1: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0,7,2,50,0,0,0,0,0,0,(select t.id from user_trainings t where t.description = 'Ripresa 2014.1: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13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4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4]&amp;&quot;,&quot;&amp;[.C134]&amp;&quot;,&quot;&amp;IF(ISBLANK([.D134]);0;[.D134])&amp;&quot;,&quot;&amp;IF(ISBLANK([.E134]);0;[.E134])&amp;&quot;,&quot;&amp;[.I134]&amp;&quot;,&quot;&amp;[.J134]&amp;&quot;,&quot;&amp;[.K134]&amp;&quot;,&quot;&amp;[.L134]&amp;&quot;,&quot;&amp;[.M134]&amp;&quot;,&quot;&amp;[.N134]&amp;&quot;,&quot;&amp;[.S134]&amp;&quot;,&quot;&amp;[.T134]&amp;&quot;,&quot;&amp;[.U134]&amp;&quot;,&quot;&amp;[.V134]&amp;&quot;,&quot;&amp;[.W134]&amp;&quot;,&quot;&amp;[.X134]&amp;&quot;,&quot;&amp;[.Y134]&amp;&quot;,0,CURDATE(),CURDATE())&quot;&amp;IF(INDIRECT(ADDRESS(ROW([.A134])+1;1))&gt;0;&quot;,&quot;;&quot;;&quot;)" office:value-type="string" office:string-value="(131,8,1,200,0,10,0,0,0,0,(select t.id from user_trainings t where t.description = 'Ripresa 2014.1: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1,8,1,200,0,10,0,0,0,0,(select t.id from user_trainings t where t.description = 'Ripresa 2014.1: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DOCM</text:p>
          </table:table-cell>
          <table:table-cell table:formula="of:=VLOOKUP([.F13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5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H$2]&amp;&quot; t where t.&quot;&amp;[.H$3]&amp;&quot; = '&quot;&amp;[.H1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5]&amp;&quot;,&quot;&amp;[.C135]&amp;&quot;,&quot;&amp;IF(ISBLANK([.D135]);0;[.D135])&amp;&quot;,&quot;&amp;IF(ISBLANK([.E135]);0;[.E135])&amp;&quot;,&quot;&amp;[.I135]&amp;&quot;,&quot;&amp;[.J135]&amp;&quot;,&quot;&amp;[.K135]&amp;&quot;,&quot;&amp;[.L135]&amp;&quot;,&quot;&amp;[.M135]&amp;&quot;,&quot;&amp;[.N135]&amp;&quot;,&quot;&amp;[.S135]&amp;&quot;,&quot;&amp;[.T135]&amp;&quot;,&quot;&amp;[.U135]&amp;&quot;,&quot;&amp;[.V135]&amp;&quot;,&quot;&amp;[.W135]&amp;&quot;,&quot;&amp;[.X135]&amp;&quot;,&quot;&amp;[.Y135]&amp;&quot;,0,CURDATE(),CURDATE())&quot;&amp;IF(INDIRECT(ADDRESS(ROW([.A135])+1;1))&gt;0;&quot;,&quot;;&quot;;&quot;)" office:value-type="string" office:string-value="(132,9,1,200,0,10,0,0,0,0,(select t.id from user_trainings t where t.description = 'Ripresa 2014.1: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2,9,1,200,0,10,0,0,0,0,(select t.id from user_trainings t where t.description = 'Ripresa 2014.1: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MICM</text:p>
          </table:table-cell>
          <table:table-cell table:formula="of:=VLOOKUP([.F13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6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6]&amp;&quot;,&quot;&amp;[.C136]&amp;&quot;,&quot;&amp;IF(ISBLANK([.D136]);0;[.D136])&amp;&quot;,&quot;&amp;IF(ISBLANK([.E136]);0;[.E136])&amp;&quot;,&quot;&amp;[.I136]&amp;&quot;,&quot;&amp;[.J136]&amp;&quot;,&quot;&amp;[.K136]&amp;&quot;,&quot;&amp;[.L136]&amp;&quot;,&quot;&amp;[.M136]&amp;&quot;,&quot;&amp;[.N136]&amp;&quot;,&quot;&amp;[.S136]&amp;&quot;,&quot;&amp;[.T136]&amp;&quot;,&quot;&amp;[.U136]&amp;&quot;,&quot;&amp;[.V136]&amp;&quot;,&quot;&amp;[.W136]&amp;&quot;,&quot;&amp;[.X136]&amp;&quot;,&quot;&amp;[.Y136]&amp;&quot;,0,CURDATE(),CURDATE())&quot;&amp;IF(INDIRECT(ADDRESS(ROW([.A136])+1;1))&gt;0;&quot;,&quot;;&quot;;&quot;)" office:value-type="string" office:string-value="(133,10,1,200,0,10,0,0,0,0,(select t.id from user_trainings t where t.description = 'Ripresa 2014.1: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3,10,1,200,0,10,0,0,0,0,(select t.id from user_trainings t where t.description = 'Ripresa 2014.1: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DOCM</text:p>
          </table:table-cell>
          <table:table-cell table:formula="of:=VLOOKUP([.F13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7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H$2]&amp;&quot; t where t.&quot;&amp;[.H$3]&amp;&quot; = '&quot;&amp;[.H1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7]&amp;&quot;,&quot;&amp;[.C137]&amp;&quot;,&quot;&amp;IF(ISBLANK([.D137]);0;[.D137])&amp;&quot;,&quot;&amp;IF(ISBLANK([.E137]);0;[.E137])&amp;&quot;,&quot;&amp;[.I137]&amp;&quot;,&quot;&amp;[.J137]&amp;&quot;,&quot;&amp;[.K137]&amp;&quot;,&quot;&amp;[.L137]&amp;&quot;,&quot;&amp;[.M137]&amp;&quot;,&quot;&amp;[.N137]&amp;&quot;,&quot;&amp;[.S137]&amp;&quot;,&quot;&amp;[.T137]&amp;&quot;,&quot;&amp;[.U137]&amp;&quot;,&quot;&amp;[.V137]&amp;&quot;,&quot;&amp;[.W137]&amp;&quot;,&quot;&amp;[.X137]&amp;&quot;,&quot;&amp;[.Y137]&amp;&quot;,0,CURDATE(),CURDATE())&quot;&amp;IF(INDIRECT(ADDRESS(ROW([.A137])+1;1))&gt;0;&quot;,&quot;;&quot;;&quot;)" office:value-type="string" office:string-value="(134,11,1,200,0,10,0,0,0,0,(select t.id from user_trainings t where t.description = 'Ripresa 2014.1: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4,11,1,200,0,10,0,0,0,0,(select t.id from user_trainings t where t.description = 'Ripresa 2014.1: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1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8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8]&amp;&quot;,&quot;&amp;[.C138]&amp;&quot;,&quot;&amp;IF(ISBLANK([.D138]);0;[.D138])&amp;&quot;,&quot;&amp;IF(ISBLANK([.E138]);0;[.E138])&amp;&quot;,&quot;&amp;[.I138]&amp;&quot;,&quot;&amp;[.J138]&amp;&quot;,&quot;&amp;[.K138]&amp;&quot;,&quot;&amp;[.L138]&amp;&quot;,&quot;&amp;[.M138]&amp;&quot;,&quot;&amp;[.N138]&amp;&quot;,&quot;&amp;[.S138]&amp;&quot;,&quot;&amp;[.T138]&amp;&quot;,&quot;&amp;[.U138]&amp;&quot;,&quot;&amp;[.V138]&amp;&quot;,&quot;&amp;[.W138]&amp;&quot;,&quot;&amp;[.X138]&amp;&quot;,&quot;&amp;[.Y138]&amp;&quot;,0,CURDATE(),CURDATE())&quot;&amp;IF(INDIRECT(ADDRESS(ROW([.A138])+1;1))&gt;0;&quot;,&quot;;&quot;;&quot;)" office:value-type="string" office:string-value="(135,12,1,200,0,10,0,0,0,0,(select t.id from user_trainings t where t.description = 'Ripresa 2014.1: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5,12,1,200,0,10,0,0,0,0,(select t.id from user_trainings t where t.description = 'Ripresa 2014.1: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3SFPR</text:p>
          </table:table-cell>
          <table:table-cell table:formula="of:=VLOOKUP([.F139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39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H$2]&amp;&quot; t where t.&quot;&amp;[.H$3]&amp;&quot; = '&quot;&amp;[.H1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9]&amp;&quot;,&quot;&amp;[.C139]&amp;&quot;,&quot;&amp;IF(ISBLANK([.D139]);0;[.D139])&amp;&quot;,&quot;&amp;IF(ISBLANK([.E139]);0;[.E139])&amp;&quot;,&quot;&amp;[.I139]&amp;&quot;,&quot;&amp;[.J139]&amp;&quot;,&quot;&amp;[.K139]&amp;&quot;,&quot;&amp;[.L139]&amp;&quot;,&quot;&amp;[.M139]&amp;&quot;,&quot;&amp;[.N139]&amp;&quot;,&quot;&amp;[.S139]&amp;&quot;,&quot;&amp;[.T139]&amp;&quot;,&quot;&amp;[.U139]&amp;&quot;,&quot;&amp;[.V139]&amp;&quot;,&quot;&amp;[.W139]&amp;&quot;,&quot;&amp;[.X139]&amp;&quot;,&quot;&amp;[.Y139]&amp;&quot;,0,CURDATE(),CURDATE())&quot;&amp;IF(INDIRECT(ADDRESS(ROW([.A139])+1;1))&gt;0;&quot;,&quot;;&quot;;&quot;)" office:value-type="string" office:string-value="(136,13,4,50,75,0,0,0,0,0,(select t.id from user_trainings t where t.description = 'Ripresa 2014.1: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6,13,4,50,75,0,0,0,0,0,(select t.id from user_trainings t where t.description = 'Ripresa 2014.1: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2GASL</text:p>
          </table:table-cell>
          <table:table-cell table:formula="of:=VLOOKUP([.F14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40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4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1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0]&amp;&quot;,&quot;&amp;[.C140]&amp;&quot;,&quot;&amp;IF(ISBLANK([.D140]);0;[.D140])&amp;&quot;,&quot;&amp;IF(ISBLANK([.E140]);0;[.E140])&amp;&quot;,&quot;&amp;[.I140]&amp;&quot;,&quot;&amp;[.J140]&amp;&quot;,&quot;&amp;[.K140]&amp;&quot;,&quot;&amp;[.L140]&amp;&quot;,&quot;&amp;[.M140]&amp;&quot;,&quot;&amp;[.N140]&amp;&quot;,&quot;&amp;[.S140]&amp;&quot;,&quot;&amp;[.T140]&amp;&quot;,&quot;&amp;[.U140]&amp;&quot;,&quot;&amp;[.V140]&amp;&quot;,&quot;&amp;[.W140]&amp;&quot;,&quot;&amp;[.X140]&amp;&quot;,&quot;&amp;[.Y140]&amp;&quot;,0,CURDATE(),CURDATE())&quot;&amp;IF(INDIRECT(ADDRESS(ROW([.A140])+1;1))&gt;0;&quot;,&quot;;&quot;;&quot;)" office:value-type="string" office:string-value="(137,14,1,75,0,0,1,2,150,0,(select t.id from user_trainings t where t.description = 'Ripresa 2014.1: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7,14,1,75,0,0,1,2,150,0,(select t.id from user_trainings t where t.description = 'Ripresa 2014.1: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GARA</text:p>
          </table:table-cell>
          <table:table-cell table:formula="of:=VLOOKUP([.F141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41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41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formula="of:=&quot;(select t.id from &quot;&amp;[.H$2]&amp;&quot; t where t.&quot;&amp;[.H$3]&amp;&quot; = '&quot;&amp;[.H1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1]&amp;&quot;,&quot;&amp;[.C141]&amp;&quot;,&quot;&amp;IF(ISBLANK([.D141]);0;[.D141])&amp;&quot;,&quot;&amp;IF(ISBLANK([.E141]);0;[.E141])&amp;&quot;,&quot;&amp;[.I141]&amp;&quot;,&quot;&amp;[.J141]&amp;&quot;,&quot;&amp;[.K141]&amp;&quot;,&quot;&amp;[.L141]&amp;&quot;,&quot;&amp;[.M141]&amp;&quot;,&quot;&amp;[.N141]&amp;&quot;,&quot;&amp;[.S141]&amp;&quot;,&quot;&amp;[.T141]&amp;&quot;,&quot;&amp;[.U141]&amp;&quot;,&quot;&amp;[.V141]&amp;&quot;,&quot;&amp;[.W141]&amp;&quot;,&quot;&amp;[.X141]&amp;&quot;,&quot;&amp;[.Y141]&amp;&quot;,0,CURDATE(),CURDATE())&quot;&amp;IF(INDIRECT(ADDRESS(ROW([.A141])+1;1))&gt;0;&quot;,&quot;;&quot;;&quot;)" office:value-type="string" office:string-value="(138,15,1,25,0,0,1,2,150,0,(select t.id from user_trainings t where t.description = 'Ripresa 2014.1: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8,15,1,25,0,0,1,2,150,0,(select t.id from user_trainings t where t.description = 'Ripresa 2014.1: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GASL</text:p>
          </table:table-cell>
          <table:table-cell table:formula="of:=VLOOKUP([.F142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C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42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42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1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2]&amp;&quot;,&quot;&amp;[.C142]&amp;&quot;,&quot;&amp;IF(ISBLANK([.D142]);0;[.D142])&amp;&quot;,&quot;&amp;IF(ISBLANK([.E142]);0;[.E142])&amp;&quot;,&quot;&amp;[.I142]&amp;&quot;,&quot;&amp;[.J142]&amp;&quot;,&quot;&amp;[.K142]&amp;&quot;,&quot;&amp;[.L142]&amp;&quot;,&quot;&amp;[.M142]&amp;&quot;,&quot;&amp;[.N142]&amp;&quot;,&quot;&amp;[.S142]&amp;&quot;,&quot;&amp;[.T142]&amp;&quot;,&quot;&amp;[.U142]&amp;&quot;,&quot;&amp;[.V142]&amp;&quot;,&quot;&amp;[.W142]&amp;&quot;,&quot;&amp;[.X142]&amp;&quot;,&quot;&amp;[.Y142]&amp;&quot;,0,CURDATE(),CURDATE())&quot;&amp;IF(INDIRECT(ADDRESS(ROW([.A142])+1;1))&gt;0;&quot;,&quot;;&quot;;&quot;)" office:value-type="string" office:string-value="(139,16,2,100,150,0,0,0,0,0,(select t.id from user_trainings t where t.description = 'Ripresa 2014.1: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9,16,2,100,150,0,0,0,0,0,(select t.id from user_trainings t where t.description = 'Ripresa 2014.1: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2GASL</text:p>
          </table:table-cell>
          <table:table-cell table:formula="of:=VLOOKUP([.F14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43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4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1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3]&amp;&quot;,&quot;&amp;[.C143]&amp;&quot;,&quot;&amp;IF(ISBLANK([.D143]);0;[.D143])&amp;&quot;,&quot;&amp;IF(ISBLANK([.E143]);0;[.E143])&amp;&quot;,&quot;&amp;[.I143]&amp;&quot;,&quot;&amp;[.J143]&amp;&quot;,&quot;&amp;[.K143]&amp;&quot;,&quot;&amp;[.L143]&amp;&quot;,&quot;&amp;[.M143]&amp;&quot;,&quot;&amp;[.N143]&amp;&quot;,&quot;&amp;[.S143]&amp;&quot;,&quot;&amp;[.T143]&amp;&quot;,&quot;&amp;[.U143]&amp;&quot;,&quot;&amp;[.V143]&amp;&quot;,&quot;&amp;[.W143]&amp;&quot;,&quot;&amp;[.X143]&amp;&quot;,&quot;&amp;[.Y143]&amp;&quot;,0,CURDATE(),CURDATE())&quot;&amp;IF(INDIRECT(ADDRESS(ROW([.A143])+1;1))&gt;0;&quot;,&quot;;&quot;;&quot;)" office:value-type="string" office:string-value="(140,17,1,75,0,0,2,2,150,0,(select t.id from user_trainings t where t.description = 'Ripresa 2014.1: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0,17,1,75,0,0,2,2,150,0,(select t.id from user_trainings t where t.description = 'Ripresa 2014.1: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GARA</text:p>
          </table:table-cell>
          <table:table-cell table:formula="of:=VLOOKUP([.F144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44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44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formula="of:=&quot;(select t.id from &quot;&amp;[.H$2]&amp;&quot; t where t.&quot;&amp;[.H$3]&amp;&quot; = '&quot;&amp;[.H1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4]&amp;&quot;,&quot;&amp;[.C144]&amp;&quot;,&quot;&amp;IF(ISBLANK([.D144]);0;[.D144])&amp;&quot;,&quot;&amp;IF(ISBLANK([.E144]);0;[.E144])&amp;&quot;,&quot;&amp;[.I144]&amp;&quot;,&quot;&amp;[.J144]&amp;&quot;,&quot;&amp;[.K144]&amp;&quot;,&quot;&amp;[.L144]&amp;&quot;,&quot;&amp;[.M144]&amp;&quot;,&quot;&amp;[.N144]&amp;&quot;,&quot;&amp;[.S144]&amp;&quot;,&quot;&amp;[.T144]&amp;&quot;,&quot;&amp;[.U144]&amp;&quot;,&quot;&amp;[.V144]&amp;&quot;,&quot;&amp;[.W144]&amp;&quot;,&quot;&amp;[.X144]&amp;&quot;,&quot;&amp;[.Y144]&amp;&quot;,0,CURDATE(),CURDATE())&quot;&amp;IF(INDIRECT(ADDRESS(ROW([.A144])+1;1))&gt;0;&quot;,&quot;;&quot;;&quot;)" office:value-type="string" office:string-value="(141,18,1,25,0,0,2,2,150,0,(select t.id from user_trainings t where t.description = 'Ripresa 2014.1: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1,18,1,25,0,0,2,2,150,0,(select t.id from user_trainings t where t.description = 'Ripresa 2014.1: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3SFPR</text:p>
          </table:table-cell>
          <table:table-cell table:formula="of:=VLOOKUP([.F145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45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4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H$2]&amp;&quot; t where t.&quot;&amp;[.H$3]&amp;&quot; = '&quot;&amp;[.H1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5]&amp;&quot;,&quot;&amp;[.C145]&amp;&quot;,&quot;&amp;IF(ISBLANK([.D145]);0;[.D145])&amp;&quot;,&quot;&amp;IF(ISBLANK([.E145]);0;[.E145])&amp;&quot;,&quot;&amp;[.I145]&amp;&quot;,&quot;&amp;[.J145]&amp;&quot;,&quot;&amp;[.K145]&amp;&quot;,&quot;&amp;[.L145]&amp;&quot;,&quot;&amp;[.M145]&amp;&quot;,&quot;&amp;[.N145]&amp;&quot;,&quot;&amp;[.S145]&amp;&quot;,&quot;&amp;[.T145]&amp;&quot;,&quot;&amp;[.U145]&amp;&quot;,&quot;&amp;[.V145]&amp;&quot;,&quot;&amp;[.W145]&amp;&quot;,&quot;&amp;[.X145]&amp;&quot;,&quot;&amp;[.Y145]&amp;&quot;,0,CURDATE(),CURDATE())&quot;&amp;IF(INDIRECT(ADDRESS(ROW([.A145])+1;1))&gt;0;&quot;,&quot;;&quot;;&quot;)" office:value-type="string" office:string-value="(142,19,4,50,75,0,0,0,0,0,(select t.id from user_trainings t where t.description = 'Ripresa 2014.1: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2,19,4,50,75,0,0,0,0,0,(select t.id from user_trainings t where t.description = 'Ripresa 2014.1: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14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6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4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4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6]&amp;&quot;,&quot;&amp;[.C146]&amp;&quot;,&quot;&amp;IF(ISBLANK([.D146]);0;[.D146])&amp;&quot;,&quot;&amp;IF(ISBLANK([.E146]);0;[.E146])&amp;&quot;,&quot;&amp;[.I146]&amp;&quot;,&quot;&amp;[.J146]&amp;&quot;,&quot;&amp;[.K146]&amp;&quot;,&quot;&amp;[.L146]&amp;&quot;,&quot;&amp;[.M146]&amp;&quot;,&quot;&amp;[.N146]&amp;&quot;,&quot;&amp;[.S146]&amp;&quot;,&quot;&amp;[.T146]&amp;&quot;,&quot;&amp;[.U146]&amp;&quot;,&quot;&amp;[.V146]&amp;&quot;,&quot;&amp;[.W146]&amp;&quot;,&quot;&amp;[.X146]&amp;&quot;,&quot;&amp;[.Y146]&amp;&quot;,0,CURDATE(),CURDATE())&quot;&amp;IF(INDIRECT(ADDRESS(ROW([.A146])+1;1))&gt;0;&quot;,&quot;;&quot;;&quot;)" office:value-type="string" office:string-value="(143,20,1,50,0,0,3,2,110,0,(select t.id from user_trainings t where t.description = 'Ripresa 2014.1: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3,20,1,50,0,0,3,2,110,0,(select t.id from user_trainings t where t.description = 'Ripresa 2014.1: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DOCM</text:p>
          </table:table-cell>
          <table:table-cell table:formula="of:=VLOOKUP([.F14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7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4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H$2]&amp;&quot; t where t.&quot;&amp;[.H$3]&amp;&quot; = '&quot;&amp;[.H14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7]&amp;&quot;,&quot;&amp;[.C147]&amp;&quot;,&quot;&amp;IF(ISBLANK([.D147]);0;[.D147])&amp;&quot;,&quot;&amp;IF(ISBLANK([.E147]);0;[.E147])&amp;&quot;,&quot;&amp;[.I147]&amp;&quot;,&quot;&amp;[.J147]&amp;&quot;,&quot;&amp;[.K147]&amp;&quot;,&quot;&amp;[.L147]&amp;&quot;,&quot;&amp;[.M147]&amp;&quot;,&quot;&amp;[.N147]&amp;&quot;,&quot;&amp;[.S147]&amp;&quot;,&quot;&amp;[.T147]&amp;&quot;,&quot;&amp;[.U147]&amp;&quot;,&quot;&amp;[.V147]&amp;&quot;,&quot;&amp;[.W147]&amp;&quot;,&quot;&amp;[.X147]&amp;&quot;,&quot;&amp;[.Y147]&amp;&quot;,0,CURDATE(),CURDATE())&quot;&amp;IF(INDIRECT(ADDRESS(ROW([.A147])+1;1))&gt;0;&quot;,&quot;;&quot;;&quot;)" office:value-type="string" office:string-value="(144,21,1,50,0,0,3,2,110,0,(select t.id from user_trainings t where t.description = 'Ripresa 2014.1: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4,21,1,50,0,0,3,2,110,0,(select t.id from user_trainings t where t.description = 'Ripresa 2014.1: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Ripresa 2014.2: misti e molte gam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14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8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4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4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1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8]&amp;&quot;,&quot;&amp;[.C148]&amp;&quot;,&quot;&amp;IF(ISBLANK([.D148]);0;[.D148])&amp;&quot;,&quot;&amp;IF(ISBLANK([.E148]);0;[.E148])&amp;&quot;,&quot;&amp;[.I148]&amp;&quot;,&quot;&amp;[.J148]&amp;&quot;,&quot;&amp;[.K148]&amp;&quot;,&quot;&amp;[.L148]&amp;&quot;,&quot;&amp;[.M148]&amp;&quot;,&quot;&amp;[.N148]&amp;&quot;,&quot;&amp;[.S148]&amp;&quot;,&quot;&amp;[.T148]&amp;&quot;,&quot;&amp;[.U148]&amp;&quot;,&quot;&amp;[.V148]&amp;&quot;,&quot;&amp;[.W148]&amp;&quot;,&quot;&amp;[.X148]&amp;&quot;,&quot;&amp;[.Y148]&amp;&quot;,0,CURDATE(),CURDATE())&quot;&amp;IF(INDIRECT(ADDRESS(ROW([.A148])+1;1))&gt;0;&quot;,&quot;;&quot;;&quot;)" office:value-type="string" office:string-value="(145,1,1,300,0,0,0,0,0,0,(select t.id from user_trainings t where t.description = 'Ripresa 2014.2: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5,1,1,300,0,0,0,0,0,0,(select t.id from user_trainings t where t.description = 'Ripresa 2014.2: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DOPG</text:p>
          </table:table-cell>
          <table:table-cell table:formula="of:=VLOOKUP([.F14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9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4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H$2]&amp;&quot; t where t.&quot;&amp;[.H$3]&amp;&quot; = '&quot;&amp;[.H1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9]&amp;&quot;,&quot;&amp;[.C149]&amp;&quot;,&quot;&amp;IF(ISBLANK([.D149]);0;[.D149])&amp;&quot;,&quot;&amp;IF(ISBLANK([.E149]);0;[.E149])&amp;&quot;,&quot;&amp;[.I149]&amp;&quot;,&quot;&amp;[.J149]&amp;&quot;,&quot;&amp;[.K149]&amp;&quot;,&quot;&amp;[.L149]&amp;&quot;,&quot;&amp;[.M149]&amp;&quot;,&quot;&amp;[.N149]&amp;&quot;,&quot;&amp;[.S149]&amp;&quot;,&quot;&amp;[.T149]&amp;&quot;,&quot;&amp;[.U149]&amp;&quot;,&quot;&amp;[.V149]&amp;&quot;,&quot;&amp;[.W149]&amp;&quot;,&quot;&amp;[.X149]&amp;&quot;,&quot;&amp;[.Y149]&amp;&quot;,0,CURDATE(),CURDATE())&quot;&amp;IF(INDIRECT(ADDRESS(ROW([.A149])+1;1))&gt;0;&quot;,&quot;;&quot;;&quot;)" office:value-type="string" office:string-value="(146,2,4,50,65,0,0,0,0,0,(select t.id from user_trainings t where t.description = 'Ripresa 2014.2: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6,2,4,50,65,0,0,0,0,0,(select t.id from user_trainings t where t.description = 'Ripresa 2014.2: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CP</text:p>
          </table:table-cell>
          <table:table-cell table:formula="of:=VLOOKUP([.F15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0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5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H$2]&amp;&quot; t where t.&quot;&amp;[.H$3]&amp;&quot; = '&quot;&amp;[.H1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0]&amp;&quot;,&quot;&amp;[.C150]&amp;&quot;,&quot;&amp;IF(ISBLANK([.D150]);0;[.D150])&amp;&quot;,&quot;&amp;IF(ISBLANK([.E150]);0;[.E150])&amp;&quot;,&quot;&amp;[.I150]&amp;&quot;,&quot;&amp;[.J150]&amp;&quot;,&quot;&amp;[.K150]&amp;&quot;,&quot;&amp;[.L150]&amp;&quot;,&quot;&amp;[.M150]&amp;&quot;,&quot;&amp;[.N150]&amp;&quot;,&quot;&amp;[.S150]&amp;&quot;,&quot;&amp;[.T150]&amp;&quot;,&quot;&amp;[.U150]&amp;&quot;,&quot;&amp;[.V150]&amp;&quot;,&quot;&amp;[.W150]&amp;&quot;,&quot;&amp;[.X150]&amp;&quot;,&quot;&amp;[.Y150]&amp;&quot;,0,CURDATE(),CURDATE())&quot;&amp;IF(INDIRECT(ADDRESS(ROW([.A150])+1;1))&gt;0;&quot;,&quot;;&quot;;&quot;)" office:value-type="string" office:string-value="(147,3,2,50,65,0,0,0,0,0,(select t.id from user_trainings t where t.description = 'Ripresa 2014.2: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7,3,2,50,65,0,0,0,0,0,(select t.id from user_trainings t where t.description = 'Ripresa 2014.2: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DA</text:p>
          </table:table-cell>
          <table:table-cell table:formula="of:=VLOOKUP([.F15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1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5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H$2]&amp;&quot; t where t.&quot;&amp;[.H$3]&amp;&quot; = '&quot;&amp;[.H1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1]&amp;&quot;,&quot;&amp;[.C151]&amp;&quot;,&quot;&amp;IF(ISBLANK([.D151]);0;[.D151])&amp;&quot;,&quot;&amp;IF(ISBLANK([.E151]);0;[.E151])&amp;&quot;,&quot;&amp;[.I151]&amp;&quot;,&quot;&amp;[.J151]&amp;&quot;,&quot;&amp;[.K151]&amp;&quot;,&quot;&amp;[.L151]&amp;&quot;,&quot;&amp;[.M151]&amp;&quot;,&quot;&amp;[.N151]&amp;&quot;,&quot;&amp;[.S151]&amp;&quot;,&quot;&amp;[.T151]&amp;&quot;,&quot;&amp;[.U151]&amp;&quot;,&quot;&amp;[.V151]&amp;&quot;,&quot;&amp;[.W151]&amp;&quot;,&quot;&amp;[.X151]&amp;&quot;,&quot;&amp;[.Y151]&amp;&quot;,0,CURDATE(),CURDATE())&quot;&amp;IF(INDIRECT(ADDRESS(ROW([.A151])+1;1))&gt;0;&quot;,&quot;;&quot;;&quot;)" office:value-type="string" office:string-value="(148,4,2,50,0,0,0,0,0,0,(select t.id from user_trainings t where t.description = 'Ripresa 2014.2: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8,4,2,50,0,0,0,0,0,0,(select t.id from user_trainings t where t.description = 'Ripresa 2014.2: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RAMP</text:p>
          </table:table-cell>
          <table:table-cell table:formula="of:=VLOOKUP([.F152];['file:///C:/Sites/goggles/db/seed_generators/training/Dati_Training.ods'#$exercises.$B$4:.$C$250];2;0)" office:value-type="string" office:string-value="" calcext:value-type="error">
            <text:p>#N/D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2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52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formula="of:=&quot;(select t.id from &quot;&amp;[.H$2]&amp;&quot; t where t.&quot;&amp;[.H$3]&amp;&quot; = '&quot;&amp;[.H1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2]&amp;&quot;,&quot;&amp;[.C152]&amp;&quot;,&quot;&amp;IF(ISBLANK([.D152]);0;[.D152])&amp;&quot;,&quot;&amp;IF(ISBLANK([.E152]);0;[.E152])&amp;&quot;,&quot;&amp;[.I152]&amp;&quot;,&quot;&amp;[.J152]&amp;&quot;,&quot;&amp;[.K152]&amp;&quot;,&quot;&amp;[.L152]&amp;&quot;,&quot;&amp;[.M152]&amp;&quot;,&quot;&amp;[.N152]&amp;&quot;,&quot;&amp;[.S152]&amp;&quot;,&quot;&amp;[.T152]&amp;&quot;,&quot;&amp;[.U152]&amp;&quot;,&quot;&amp;[.V152]&amp;&quot;,&quot;&amp;[.W152]&amp;&quot;,&quot;&amp;[.X152]&amp;&quot;,&quot;&amp;[.Y152]&amp;&quot;,0,CURDATE(),CURDATE())&quot;&amp;IF(INDIRECT(ADDRESS(ROW([.A152])+1;1))&gt;0;&quot;,&quot;;&quot;;&quot;)" office:value-type="string" office:string-value="(149,5,4,50,70,0,0,0,0,0,(select t.id from user_trainings t where t.description = 'Ripresa 2014.2: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9,5,4,50,70,0,0,0,0,0,(select t.id from user_trainings t where t.description = 'Ripresa 2014.2: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CP</text:p>
          </table:table-cell>
          <table:table-cell table:formula="of:=VLOOKUP([.F15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3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5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H$2]&amp;&quot; t where t.&quot;&amp;[.H$3]&amp;&quot; = '&quot;&amp;[.H1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3]&amp;&quot;,&quot;&amp;[.C153]&amp;&quot;,&quot;&amp;IF(ISBLANK([.D153]);0;[.D153])&amp;&quot;,&quot;&amp;IF(ISBLANK([.E153]);0;[.E153])&amp;&quot;,&quot;&amp;[.I153]&amp;&quot;,&quot;&amp;[.J153]&amp;&quot;,&quot;&amp;[.K153]&amp;&quot;,&quot;&amp;[.L153]&amp;&quot;,&quot;&amp;[.M153]&amp;&quot;,&quot;&amp;[.N153]&amp;&quot;,&quot;&amp;[.S153]&amp;&quot;,&quot;&amp;[.T153]&amp;&quot;,&quot;&amp;[.U153]&amp;&quot;,&quot;&amp;[.V153]&amp;&quot;,&quot;&amp;[.W153]&amp;&quot;,&quot;&amp;[.X153]&amp;&quot;,&quot;&amp;[.Y153]&amp;&quot;,0,CURDATE(),CURDATE())&quot;&amp;IF(INDIRECT(ADDRESS(ROW([.A153])+1;1))&gt;0;&quot;,&quot;;&quot;;&quot;)" office:value-type="string" office:string-value="(150,6,2,50,70,0,0,0,0,0,(select t.id from user_trainings t where t.description = 'Ripresa 2014.2: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0,6,2,50,70,0,0,0,0,0,(select t.id from user_trainings t where t.description = 'Ripresa 2014.2: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DA</text:p>
          </table:table-cell>
          <table:table-cell table:formula="of:=VLOOKUP([.F15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4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5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H$2]&amp;&quot; t where t.&quot;&amp;[.H$3]&amp;&quot; = '&quot;&amp;[.H1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4]&amp;&quot;,&quot;&amp;[.C154]&amp;&quot;,&quot;&amp;IF(ISBLANK([.D154]);0;[.D154])&amp;&quot;,&quot;&amp;IF(ISBLANK([.E154]);0;[.E154])&amp;&quot;,&quot;&amp;[.I154]&amp;&quot;,&quot;&amp;[.J154]&amp;&quot;,&quot;&amp;[.K154]&amp;&quot;,&quot;&amp;[.L154]&amp;&quot;,&quot;&amp;[.M154]&amp;&quot;,&quot;&amp;[.N154]&amp;&quot;,&quot;&amp;[.S154]&amp;&quot;,&quot;&amp;[.T154]&amp;&quot;,&quot;&amp;[.U154]&amp;&quot;,&quot;&amp;[.V154]&amp;&quot;,&quot;&amp;[.W154]&amp;&quot;,&quot;&amp;[.X154]&amp;&quot;,&quot;&amp;[.Y154]&amp;&quot;,0,CURDATE(),CURDATE())&quot;&amp;IF(INDIRECT(ADDRESS(ROW([.A154])+1;1))&gt;0;&quot;,&quot;;&quot;;&quot;)" office:value-type="string" office:string-value="(151,7,2,50,0,0,0,0,0,0,(select t.id from user_trainings t where t.description = 'Ripresa 2014.2: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1,7,2,50,0,0,0,0,0,0,(select t.id from user_trainings t where t.description = 'Ripresa 2014.2: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GUFA</text:p>
          </table:table-cell>
          <table:table-cell table:formula="of:=VLOOKUP([.F15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5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5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formula="of:=&quot;(select t.id from &quot;&amp;[.H$2]&amp;&quot; t where t.&quot;&amp;[.H$3]&amp;&quot; = '&quot;&amp;[.H1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5]&amp;&quot;,&quot;&amp;[.C155]&amp;&quot;,&quot;&amp;IF(ISBLANK([.D155]);0;[.D155])&amp;&quot;,&quot;&amp;IF(ISBLANK([.E155]);0;[.E155])&amp;&quot;,&quot;&amp;[.I155]&amp;&quot;,&quot;&amp;[.J155]&amp;&quot;,&quot;&amp;[.K155]&amp;&quot;,&quot;&amp;[.L155]&amp;&quot;,&quot;&amp;[.M155]&amp;&quot;,&quot;&amp;[.N155]&amp;&quot;,&quot;&amp;[.S155]&amp;&quot;,&quot;&amp;[.T155]&amp;&quot;,&quot;&amp;[.U155]&amp;&quot;,&quot;&amp;[.V155]&amp;&quot;,&quot;&amp;[.W155]&amp;&quot;,&quot;&amp;[.X155]&amp;&quot;,&quot;&amp;[.Y155]&amp;&quot;,0,CURDATE(),CURDATE())&quot;&amp;IF(INDIRECT(ADDRESS(ROW([.A155])+1;1))&gt;0;&quot;,&quot;;&quot;;&quot;)" office:value-type="string" office:string-value="(152,8,4,25,60,0,0,0,0,0,(select t.id from user_trainings t where t.description = 'Ripresa 2014.2: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2,8,4,25,60,0,0,0,0,0,(select t.id from user_trainings t where t.description = 'Ripresa 2014.2: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MICM</text:p>
          </table:table-cell>
          <table:table-cell table:formula="of:=VLOOKUP([.F15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6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5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6]&amp;&quot;,&quot;&amp;[.C156]&amp;&quot;,&quot;&amp;IF(ISBLANK([.D156]);0;[.D156])&amp;&quot;,&quot;&amp;IF(ISBLANK([.E156]);0;[.E156])&amp;&quot;,&quot;&amp;[.I156]&amp;&quot;,&quot;&amp;[.J156]&amp;&quot;,&quot;&amp;[.K156]&amp;&quot;,&quot;&amp;[.L156]&amp;&quot;,&quot;&amp;[.M156]&amp;&quot;,&quot;&amp;[.N156]&amp;&quot;,&quot;&amp;[.S156]&amp;&quot;,&quot;&amp;[.T156]&amp;&quot;,&quot;&amp;[.U156]&amp;&quot;,&quot;&amp;[.V156]&amp;&quot;,&quot;&amp;[.W156]&amp;&quot;,&quot;&amp;[.X156]&amp;&quot;,&quot;&amp;[.Y156]&amp;&quot;,0,CURDATE(),CURDATE())&quot;&amp;IF(INDIRECT(ADDRESS(ROW([.A156])+1;1))&gt;0;&quot;,&quot;;&quot;;&quot;)" office:value-type="string" office:string-value="(153,9,8,100,110,0,0,0,0,0,(select t.id from user_trainings t where t.description = 'Ripresa 2014.2: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3,9,8,100,110,0,0,0,0,0,(select t.id from user_trainings t where t.description = 'Ripresa 2014.2: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FA</text:p>
          </table:table-cell>
          <table:table-cell table:formula="of:=VLOOKUP([.F1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7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formula="of:=&quot;(select t.id from &quot;&amp;[.H$2]&amp;&quot; t where t.&quot;&amp;[.H$3]&amp;&quot; = '&quot;&amp;[.H1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7]&amp;&quot;,&quot;&amp;[.C157]&amp;&quot;,&quot;&amp;IF(ISBLANK([.D157]);0;[.D157])&amp;&quot;,&quot;&amp;IF(ISBLANK([.E157]);0;[.E157])&amp;&quot;,&quot;&amp;[.I157]&amp;&quot;,&quot;&amp;[.J157]&amp;&quot;,&quot;&amp;[.K157]&amp;&quot;,&quot;&amp;[.L157]&amp;&quot;,&quot;&amp;[.M157]&amp;&quot;,&quot;&amp;[.N157]&amp;&quot;,&quot;&amp;[.S157]&amp;&quot;,&quot;&amp;[.T157]&amp;&quot;,&quot;&amp;[.U157]&amp;&quot;,&quot;&amp;[.V157]&amp;&quot;,&quot;&amp;[.W157]&amp;&quot;,&quot;&amp;[.X157]&amp;&quot;,&quot;&amp;[.Y157]&amp;&quot;,0,CURDATE(),CURDATE())&quot;&amp;IF(INDIRECT(ADDRESS(ROW([.A157])+1;1))&gt;0;&quot;,&quot;;&quot;;&quot;)" office:value-type="string" office:string-value="(154,10,1,50,0,15,1,2,0,0,(select t.id from user_trainings t where t.description = 'Ripresa 2014.2: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4,10,1,50,0,15,1,2,0,0,(select t.id from user_trainings t where t.description = 'Ripresa 2014.2: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DO</text:p>
          </table:table-cell>
          <table:table-cell table:formula="of:=VLOOKUP([.F1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8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formula="of:=&quot;(select t.id from &quot;&amp;[.H$2]&amp;&quot; t where t.&quot;&amp;[.H$3]&amp;&quot; = '&quot;&amp;[.H1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8]&amp;&quot;,&quot;&amp;[.C158]&amp;&quot;,&quot;&amp;IF(ISBLANK([.D158]);0;[.D158])&amp;&quot;,&quot;&amp;IF(ISBLANK([.E158]);0;[.E158])&amp;&quot;,&quot;&amp;[.I158]&amp;&quot;,&quot;&amp;[.J158]&amp;&quot;,&quot;&amp;[.K158]&amp;&quot;,&quot;&amp;[.L158]&amp;&quot;,&quot;&amp;[.M158]&amp;&quot;,&quot;&amp;[.N158]&amp;&quot;,&quot;&amp;[.S158]&amp;&quot;,&quot;&amp;[.T158]&amp;&quot;,&quot;&amp;[.U158]&amp;&quot;,&quot;&amp;[.V158]&amp;&quot;,&quot;&amp;[.W158]&amp;&quot;,&quot;&amp;[.X158]&amp;&quot;,&quot;&amp;[.Y158]&amp;&quot;,0,CURDATE(),CURDATE())&quot;&amp;IF(INDIRECT(ADDRESS(ROW([.A158])+1;1))&gt;0;&quot;,&quot;;&quot;;&quot;)" office:value-type="string" office:string-value="(155,11,1,50,0,15,1,2,0,0,(select t.id from user_trainings t where t.description = 'Ripresa 2014.2: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5,11,1,50,0,15,1,2,0,0,(select t.id from user_trainings t where t.description = 'Ripresa 2014.2: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RA</text:p>
          </table:table-cell>
          <table:table-cell table:formula="of:=VLOOKUP([.F15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59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5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formula="of:=&quot;(select t.id from &quot;&amp;[.H$2]&amp;&quot; t where t.&quot;&amp;[.H$3]&amp;&quot; = '&quot;&amp;[.H1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9]&amp;&quot;,&quot;&amp;[.C159]&amp;&quot;,&quot;&amp;IF(ISBLANK([.D159]);0;[.D159])&amp;&quot;,&quot;&amp;IF(ISBLANK([.E159]);0;[.E159])&amp;&quot;,&quot;&amp;[.I159]&amp;&quot;,&quot;&amp;[.J159]&amp;&quot;,&quot;&amp;[.K159]&amp;&quot;,&quot;&amp;[.L159]&amp;&quot;,&quot;&amp;[.M159]&amp;&quot;,&quot;&amp;[.N159]&amp;&quot;,&quot;&amp;[.S159]&amp;&quot;,&quot;&amp;[.T159]&amp;&quot;,&quot;&amp;[.U159]&amp;&quot;,&quot;&amp;[.V159]&amp;&quot;,&quot;&amp;[.W159]&amp;&quot;,&quot;&amp;[.X159]&amp;&quot;,&quot;&amp;[.Y159]&amp;&quot;,0,CURDATE(),CURDATE())&quot;&amp;IF(INDIRECT(ADDRESS(ROW([.A159])+1;1))&gt;0;&quot;,&quot;;&quot;;&quot;)" office:value-type="string" office:string-value="(156,12,1,50,0,15,1,2,0,0,(select t.id from user_trainings t where t.description = 'Ripresa 2014.2: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6,12,1,50,0,15,1,2,0,0,(select t.id from user_trainings t where t.description = 'Ripresa 2014.2: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SL</text:p>
          </table:table-cell>
          <table:table-cell table:formula="of:=VLOOKUP([.F16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60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6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16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0]&amp;&quot;,&quot;&amp;[.C160]&amp;&quot;,&quot;&amp;IF(ISBLANK([.D160]);0;[.D160])&amp;&quot;,&quot;&amp;IF(ISBLANK([.E160]);0;[.E160])&amp;&quot;,&quot;&amp;[.I160]&amp;&quot;,&quot;&amp;[.J160]&amp;&quot;,&quot;&amp;[.K160]&amp;&quot;,&quot;&amp;[.L160]&amp;&quot;,&quot;&amp;[.M160]&amp;&quot;,&quot;&amp;[.N160]&amp;&quot;,&quot;&amp;[.S160]&amp;&quot;,&quot;&amp;[.T160]&amp;&quot;,&quot;&amp;[.U160]&amp;&quot;,&quot;&amp;[.V160]&amp;&quot;,&quot;&amp;[.W160]&amp;&quot;,&quot;&amp;[.X160]&amp;&quot;,&quot;&amp;[.Y160]&amp;&quot;,0,CURDATE(),CURDATE())&quot;&amp;IF(INDIRECT(ADDRESS(ROW([.A160])+1;1))&gt;0;&quot;,&quot;;&quot;;&quot;)" office:value-type="string" office:string-value="(157,13,1,50,0,15,1,2,0,0,(select t.id from user_trainings t where t.description = 'Ripresa 2014.2: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7,13,1,50,0,15,1,2,0,0,(select t.id from user_trainings t where t.description = 'Ripresa 2014.2: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1GSFL</text:p>
          </table:table-cell>
          <table:table-cell table:formula="of:=VLOOKUP([.F161];['file:///C:/Sites/goggles/db/seed_generators/training/Dati_Training.ods'#$exercises.$B$4:.$C$250];2;0)" office:value-type="string" office:string-value="Gambe SL fartlek 25" calcext:value-type="string">
            <text:p>Gambe SL fartlek 25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61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61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formula="of:=&quot;(select t.id from &quot;&amp;[.H$2]&amp;&quot; t where t.&quot;&amp;[.H$3]&amp;&quot; = '&quot;&amp;[.H1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1]&amp;&quot;,&quot;&amp;[.C161]&amp;&quot;,&quot;&amp;IF(ISBLANK([.D161]);0;[.D161])&amp;&quot;,&quot;&amp;IF(ISBLANK([.E161]);0;[.E161])&amp;&quot;,&quot;&amp;[.I161]&amp;&quot;,&quot;&amp;[.J161]&amp;&quot;,&quot;&amp;[.K161]&amp;&quot;,&quot;&amp;[.L161]&amp;&quot;,&quot;&amp;[.M161]&amp;&quot;,&quot;&amp;[.N161]&amp;&quot;,&quot;&amp;[.S161]&amp;&quot;,&quot;&amp;[.T161]&amp;&quot;,&quot;&amp;[.U161]&amp;&quot;,&quot;&amp;[.V161]&amp;&quot;,&quot;&amp;[.W161]&amp;&quot;,&quot;&amp;[.X161]&amp;&quot;,&quot;&amp;[.Y161]&amp;&quot;,0,CURDATE(),CURDATE())&quot;&amp;IF(INDIRECT(ADDRESS(ROW([.A161])+1;1))&gt;0;&quot;,&quot;;&quot;;&quot;)" office:value-type="string" office:string-value="(158,14,2,100,0,15,0,0,0,0,(select t.id from user_trainings t where t.description = 'Ripresa 2014.2: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8,14,2,100,0,15,0,0,0,0,(select t.id from user_trainings t where t.description = 'Ripresa 2014.2: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3SFPR</text:p>
          </table:table-cell>
          <table:table-cell table:formula="of:=VLOOKUP([.F162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62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62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H$2]&amp;&quot; t where t.&quot;&amp;[.H$3]&amp;&quot; = '&quot;&amp;[.H1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2]&amp;&quot;,&quot;&amp;[.C162]&amp;&quot;,&quot;&amp;IF(ISBLANK([.D162]);0;[.D162])&amp;&quot;,&quot;&amp;IF(ISBLANK([.E162]);0;[.E162])&amp;&quot;,&quot;&amp;[.I162]&amp;&quot;,&quot;&amp;[.J162]&amp;&quot;,&quot;&amp;[.K162]&amp;&quot;,&quot;&amp;[.L162]&amp;&quot;,&quot;&amp;[.M162]&amp;&quot;,&quot;&amp;[.N162]&amp;&quot;,&quot;&amp;[.S162]&amp;&quot;,&quot;&amp;[.T162]&amp;&quot;,&quot;&amp;[.U162]&amp;&quot;,&quot;&amp;[.V162]&amp;&quot;,&quot;&amp;[.W162]&amp;&quot;,&quot;&amp;[.X162]&amp;&quot;,&quot;&amp;[.Y162]&amp;&quot;,0,CURDATE(),CURDATE())&quot;&amp;IF(INDIRECT(ADDRESS(ROW([.A162])+1;1))&gt;0;&quot;,&quot;;&quot;;&quot;)" office:value-type="string" office:string-value="(159,15,1,50,0,10,2,4,0,0,(select t.id from user_trainings t where t.description = 'Ripresa 2014.2: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9,15,1,50,0,10,2,4,0,0,(select t.id from user_trainings t where t.description = 'Ripresa 2014.2: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GSLRA</text:p>
          </table:table-cell>
          <table:table-cell table:formula="of:=VLOOKUP([.F16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63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6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1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3]&amp;&quot;,&quot;&amp;[.C163]&amp;&quot;,&quot;&amp;IF(ISBLANK([.D163]);0;[.D163])&amp;&quot;,&quot;&amp;IF(ISBLANK([.E163]);0;[.E163])&amp;&quot;,&quot;&amp;[.I163]&amp;&quot;,&quot;&amp;[.J163]&amp;&quot;,&quot;&amp;[.K163]&amp;&quot;,&quot;&amp;[.L163]&amp;&quot;,&quot;&amp;[.M163]&amp;&quot;,&quot;&amp;[.N163]&amp;&quot;,&quot;&amp;[.S163]&amp;&quot;,&quot;&amp;[.T163]&amp;&quot;,&quot;&amp;[.U163]&amp;&quot;,&quot;&amp;[.V163]&amp;&quot;,&quot;&amp;[.W163]&amp;&quot;,&quot;&amp;[.X163]&amp;&quot;,&quot;&amp;[.Y163]&amp;&quot;,0,CURDATE(),CURDATE())&quot;&amp;IF(INDIRECT(ADDRESS(ROW([.A163])+1;1))&gt;0;&quot;,&quot;;&quot;;&quot;)" office:value-type="string" office:string-value="(160,16,1,50,0,10,2,4,0,0,(select t.id from user_trainings t where t.description = 'Ripresa 2014.2: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60,16,1,50,0,10,2,4,0,0,(select t.id from user_trainings t where t.description = 'Ripresa 2014.2: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16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64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6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6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4]&amp;&quot;,&quot;&amp;[.C164]&amp;&quot;,&quot;&amp;IF(ISBLANK([.D164]);0;[.D164])&amp;&quot;,&quot;&amp;IF(ISBLANK([.E164]);0;[.E164])&amp;&quot;,&quot;&amp;[.I164]&amp;&quot;,&quot;&amp;[.J164]&amp;&quot;,&quot;&amp;[.K164]&amp;&quot;,&quot;&amp;[.L164]&amp;&quot;,&quot;&amp;[.M164]&amp;&quot;,&quot;&amp;[.N164]&amp;&quot;,&quot;&amp;[.S164]&amp;&quot;,&quot;&amp;[.T164]&amp;&quot;,&quot;&amp;[.U164]&amp;&quot;,&quot;&amp;[.V164]&amp;&quot;,&quot;&amp;[.W164]&amp;&quot;,&quot;&amp;[.X164]&amp;&quot;,&quot;&amp;[.Y164]&amp;&quot;,0,CURDATE(),CURDATE())&quot;&amp;IF(INDIRECT(ADDRESS(ROW([.A164])+1;1))&gt;0;&quot;,&quot;;&quot;;&quot;)" office:value-type="string" office:string-value="(161,17,1,50,0,10,0,0,0,0,(select t.id from user_trainings t where t.description = 'Ripresa 2014.2: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1,17,1,50,0,10,0,0,0,0,(select t.id from user_trainings t where t.description = 'Ripresa 2014.2: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Ripresa 2014.2: misti e molte gamb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DOCM</text:p>
          </table:table-cell>
          <table:table-cell table:formula="of:=VLOOKUP([.F16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65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F$2]&amp;&quot; t where t.&quot;&amp;[.F$3]&amp;&quot; = '&quot;&amp;[.F16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H$2]&amp;&quot; t where t.&quot;&amp;[.H$3]&amp;&quot; = '&quot;&amp;[.H16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5]&amp;&quot;,&quot;&amp;[.C165]&amp;&quot;,&quot;&amp;IF(ISBLANK([.D165]);0;[.D165])&amp;&quot;,&quot;&amp;IF(ISBLANK([.E165]);0;[.E165])&amp;&quot;,&quot;&amp;[.I165]&amp;&quot;,&quot;&amp;[.J165]&amp;&quot;,&quot;&amp;[.K165]&amp;&quot;,&quot;&amp;[.L165]&amp;&quot;,&quot;&amp;[.M165]&amp;&quot;,&quot;&amp;[.N165]&amp;&quot;,&quot;&amp;[.S165]&amp;&quot;,&quot;&amp;[.T165]&amp;&quot;,&quot;&amp;[.U165]&amp;&quot;,&quot;&amp;[.V165]&amp;&quot;,&quot;&amp;[.W165]&amp;&quot;,&quot;&amp;[.X165]&amp;&quot;,&quot;&amp;[.Y165]&amp;&quot;,0,CURDATE(),CURDATE())&quot;&amp;IF(INDIRECT(ADDRESS(ROW([.A165])+1;1))&gt;0;&quot;,&quot;;&quot;;&quot;)" office:value-type="string" office:string-value="(162,18,1,50,0,10,0,0,0,0,(select t.id from user_trainings t where t.description = 'Ripresa 2014.2: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2,18,1,50,0,10,0,0,0,0,(select t.id from user_trainings t where t.description = 'Ripresa 2014.2: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Ripresa 2014.3: fartlek gambe ed aerob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16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66]&amp;&quot;')&quot;" office:value-type="string" office:string-value="(select t.id from user_trainings t where t.description = 'Ripresa 2014.3: fartlek gambe ed aerobico')" calcext:value-type="string">
            <text:p>(select t.id from user_trainings t where t.description = 'Ripresa 2014.3: fartlek gambe ed aerobico')</text:p>
          </table:table-cell>
          <table:table-cell table:formula="of:=&quot;(select t.id from &quot;&amp;[.F$2]&amp;&quot; t where t.&quot;&amp;[.F$3]&amp;&quot; = '&quot;&amp;[.F16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6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1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6]&amp;&quot;,&quot;&amp;[.C166]&amp;&quot;,&quot;&amp;IF(ISBLANK([.D166]);0;[.D166])&amp;&quot;,&quot;&amp;IF(ISBLANK([.E166]);0;[.E166])&amp;&quot;,&quot;&amp;[.I166]&amp;&quot;,&quot;&amp;[.J166]&amp;&quot;,&quot;&amp;[.K166]&amp;&quot;,&quot;&amp;[.L166]&amp;&quot;,&quot;&amp;[.M166]&amp;&quot;,&quot;&amp;[.N166]&amp;&quot;,&quot;&amp;[.S166]&amp;&quot;,&quot;&amp;[.T166]&amp;&quot;,&quot;&amp;[.U166]&amp;&quot;,&quot;&amp;[.V166]&amp;&quot;,&quot;&amp;[.W166]&amp;&quot;,&quot;&amp;[.X166]&amp;&quot;,&quot;&amp;[.Y166]&amp;&quot;,0,CURDATE(),CURDATE())&quot;&amp;IF(INDIRECT(ADDRESS(ROW([.A166])+1;1))&gt;0;&quot;,&quot;;&quot;;&quot;)" office:value-type="string" office:string-value="(163,1,1,300,0,0,0,0,0,0,(select t.id from user_trainings t where t.description = 'Ripresa 2014.3: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3,1,1,300,0,0,0,0,0,0,(select t.id from user_trainings t where t.description = 'Ripresa 2014.3: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Ripresa 2014.3: fartlek gambe ed aerobic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TA</text:p>
          </table:table-cell>
          <table:table-cell table:formula="of:=VLOOKUP([.F16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67]&amp;&quot;')&quot;" office:value-type="string" office:string-value="(select t.id from user_trainings t where t.description = 'Ripresa 2014.3: fartlek gambe ed aerobico')" calcext:value-type="string">
            <text:p>(select t.id from user_trainings t where t.description = 'Ripresa 2014.3: fartlek gambe ed aerobico')</text:p>
          </table:table-cell>
          <table:table-cell table:formula="of:=&quot;(select t.id from &quot;&amp;[.F$2]&amp;&quot; t where t.&quot;&amp;[.F$3]&amp;&quot; = '&quot;&amp;[.F16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H$2]&amp;&quot; t where t.&quot;&amp;[.H$3]&amp;&quot; = '&quot;&amp;[.H1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7]&amp;&quot;,&quot;&amp;[.C167]&amp;&quot;,&quot;&amp;IF(ISBLANK([.D167]);0;[.D167])&amp;&quot;,&quot;&amp;IF(ISBLANK([.E167]);0;[.E167])&amp;&quot;,&quot;&amp;[.I167]&amp;&quot;,&quot;&amp;[.J167]&amp;&quot;,&quot;&amp;[.K167]&amp;&quot;,&quot;&amp;[.L167]&amp;&quot;,&quot;&amp;[.M167]&amp;&quot;,&quot;&amp;[.N167]&amp;&quot;,&quot;&amp;[.S167]&amp;&quot;,&quot;&amp;[.T167]&amp;&quot;,&quot;&amp;[.U167]&amp;&quot;,&quot;&amp;[.V167]&amp;&quot;,&quot;&amp;[.W167]&amp;&quot;,&quot;&amp;[.X167]&amp;&quot;,&quot;&amp;[.Y167]&amp;&quot;,0,CURDATE(),CURDATE())&quot;&amp;IF(INDIRECT(ADDRESS(ROW([.A167])+1;1))&gt;0;&quot;,&quot;;&quot;;&quot;)" office:value-type="string" office:string-value="(164,2,4,50,60,0,0,0,0,0,(select t.id from user_trainings t where t.description = 'Ripresa 2014.3: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4,2,4,50,60,0,0,0,0,0,(select t.id from user_trainings t where t.description = 'Ripresa 2014.3: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Ripresa 2014.3: fartlek gambe ed aerobic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16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68]&amp;&quot;')&quot;" office:value-type="string" office:string-value="(select t.id from user_trainings t where t.description = 'Ripresa 2014.3: fartlek gambe ed aerobico')" calcext:value-type="string">
            <text:p>(select t.id from user_trainings t where t.description = 'Ripresa 2014.3: fartlek gambe ed aerobico')</text:p>
          </table:table-cell>
          <table:table-cell table:formula="of:=&quot;(select t.id from &quot;&amp;[.F$2]&amp;&quot; t where t.&quot;&amp;[.F$3]&amp;&quot; = '&quot;&amp;[.F16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1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8]&amp;&quot;,&quot;&amp;[.C168]&amp;&quot;,&quot;&amp;IF(ISBLANK([.D168]);0;[.D168])&amp;&quot;,&quot;&amp;IF(ISBLANK([.E168]);0;[.E168])&amp;&quot;,&quot;&amp;[.I168]&amp;&quot;,&quot;&amp;[.J168]&amp;&quot;,&quot;&amp;[.K168]&amp;&quot;,&quot;&amp;[.L168]&amp;&quot;,&quot;&amp;[.M168]&amp;&quot;,&quot;&amp;[.N168]&amp;&quot;,&quot;&amp;[.S168]&amp;&quot;,&quot;&amp;[.T168]&amp;&quot;,&quot;&amp;[.U168]&amp;&quot;,&quot;&amp;[.V168]&amp;&quot;,&quot;&amp;[.W168]&amp;&quot;,&quot;&amp;[.X168]&amp;&quot;,&quot;&amp;[.Y168]&amp;&quot;,0,CURDATE(),CURDATE())&quot;&amp;IF(INDIRECT(ADDRESS(ROW([.A168])+1;1))&gt;0;&quot;,&quot;;&quot;;&quot;)" office:value-type="string" office:string-value="(165,3,2,50,60,0,0,0,0,0,(select t.id from user_trainings t where t.description = 'Ripresa 2014.3: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5,3,2,50,60,0,0,0,0,0,(select t.id from user_trainings t where t.description = 'Ripresa 2014.3: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Ripresa 2014.3: fartlek gambe ed aerobic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16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69]&amp;&quot;')&quot;" office:value-type="string" office:string-value="(select t.id from user_trainings t where t.description = 'Ripresa 2014.3: fartlek gambe ed aerobico')" calcext:value-type="string">
            <text:p>(select t.id from user_trainings t where t.description = 'Ripresa 2014.3: fartlek gambe ed aerobico')</text:p>
          </table:table-cell>
          <table:table-cell table:formula="of:=&quot;(select t.id from &quot;&amp;[.F$2]&amp;&quot; t where t.&quot;&amp;[.F$3]&amp;&quot; = '&quot;&amp;[.F16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1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9]&amp;&quot;,&quot;&amp;[.C169]&amp;&quot;,&quot;&amp;IF(ISBLANK([.D169]);0;[.D169])&amp;&quot;,&quot;&amp;IF(ISBLANK([.E169]);0;[.E169])&amp;&quot;,&quot;&amp;[.I169]&amp;&quot;,&quot;&amp;[.J169]&amp;&quot;,&quot;&amp;[.K169]&amp;&quot;,&quot;&amp;[.L169]&amp;&quot;,&quot;&amp;[.M169]&amp;&quot;,&quot;&amp;[.N169]&amp;&quot;,&quot;&amp;[.S169]&amp;&quot;,&quot;&amp;[.T169]&amp;&quot;,&quot;&amp;[.U169]&amp;&quot;,&quot;&amp;[.V169]&amp;&quot;,&quot;&amp;[.W169]&amp;&quot;,&quot;&amp;[.X169]&amp;&quot;,&quot;&amp;[.Y169]&amp;&quot;,0,CURDATE(),CURDATE())&quot;&amp;IF(INDIRECT(ADDRESS(ROW([.A169])+1;1))&gt;0;&quot;,&quot;;&quot;;&quot;)" office:value-type="string" office:string-value="(166,4,2,50,0,0,0,0,0,0,(select t.id from user_trainings t where t.description = 'Ripresa 2014.3: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6,4,2,50,0,0,0,0,0,0,(select t.id from user_trainings t where t.description = 'Ripresa 2014.3: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Ripresa 2014.3: fartlek gambe ed aerobic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17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0]&amp;&quot;')&quot;" office:value-type="string" office:string-value="(select t.id from user_trainings t where t.description = 'Ripresa 2014.3: fartlek gambe ed aerobico')" calcext:value-type="string">
            <text:p>(select t.id from user_trainings t where t.description = 'Ripresa 2014.3: fartlek gambe ed aerobico')</text:p>
          </table:table-cell>
          <table:table-cell table:formula="of:=&quot;(select t.id from &quot;&amp;[.F$2]&amp;&quot; t where t.&quot;&amp;[.F$3]&amp;&quot; = '&quot;&amp;[.F17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1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0]&amp;&quot;,&quot;&amp;[.C170]&amp;&quot;,&quot;&amp;IF(ISBLANK([.D170]);0;[.D170])&amp;&quot;,&quot;&amp;IF(ISBLANK([.E170]);0;[.E170])&amp;&quot;,&quot;&amp;[.I170]&amp;&quot;,&quot;&amp;[.J170]&amp;&quot;,&quot;&amp;[.K170]&amp;&quot;,&quot;&amp;[.L170]&amp;&quot;,&quot;&amp;[.M170]&amp;&quot;,&quot;&amp;[.N170]&amp;&quot;,&quot;&amp;[.S170]&amp;&quot;,&quot;&amp;[.T170]&amp;&quot;,&quot;&amp;[.U170]&amp;&quot;,&quot;&amp;[.V170]&amp;&quot;,&quot;&amp;[.W170]&amp;&quot;,&quot;&amp;[.X170]&amp;&quot;,&quot;&amp;[.Y170]&amp;&quot;,0,CURDATE(),CURDATE())&quot;&amp;IF(INDIRECT(ADDRESS(ROW([.A170])+1;1))&gt;0;&quot;,&quot;;&quot;;&quot;)" office:value-type="string" office:string-value="(167,5,4,50,65,0,0,0,0,0,(select t.id from user_trainings t where t.description = 'Ripresa 2014.3: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7,5,4,50,65,0,0,0,0,0,(select t.id from user_trainings t where t.description = 'Ripresa 2014.3: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Ripresa 2014.3: fartlek gambe ed aerobic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17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1]&amp;&quot;')&quot;" office:value-type="string" office:string-value="(select t.id from user_trainings t where t.description = 'Ripresa 2014.3: fartlek gambe ed aerobico')" calcext:value-type="string">
            <text:p>(select t.id from user_trainings t where t.description = 'Ripresa 2014.3: fartlek gambe ed aerobico')</text:p>
          </table:table-cell>
          <table:table-cell table:formula="of:=&quot;(select t.id from &quot;&amp;[.F$2]&amp;&quot; t where t.&quot;&amp;[.F$3]&amp;&quot; = '&quot;&amp;[.F17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17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1]&amp;&quot;,&quot;&amp;[.C171]&amp;&quot;,&quot;&amp;IF(ISBLANK([.D171]);0;[.D171])&amp;&quot;,&quot;&amp;IF(ISBLANK([.E171]);0;[.E171])&amp;&quot;,&quot;&amp;[.I171]&amp;&quot;,&quot;&amp;[.J171]&amp;&quot;,&quot;&amp;[.K171]&amp;&quot;,&quot;&amp;[.L171]&amp;&quot;,&quot;&amp;[.M171]&amp;&quot;,&quot;&amp;[.N171]&amp;&quot;,&quot;&amp;[.S171]&amp;&quot;,&quot;&amp;[.T171]&amp;&quot;,&quot;&amp;[.U171]&amp;&quot;,&quot;&amp;[.V171]&amp;&quot;,&quot;&amp;[.W171]&amp;&quot;,&quot;&amp;[.X171]&amp;&quot;,&quot;&amp;[.Y171]&amp;&quot;,0,CURDATE(),CURDATE())&quot;&amp;IF(INDIRECT(ADDRESS(ROW([.A171])+1;1))&gt;0;&quot;,&quot;;&quot;;&quot;)" office:value-type="string" office:string-value="(168,6,2,50,65,0,0,0,0,0,(select t.id from user_trainings t where t.description = 'Ripresa 2014.3: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8,6,2,50,65,0,0,0,0,0,(select t.id from user_trainings t where t.description = 'Ripresa 2014.3: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Ripresa 2014.3: fartlek gambe ed aerobic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7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2]&amp;&quot;')&quot;" office:value-type="string" office:string-value="(select t.id from user_trainings t where t.description = 'Ripresa 2014.3: fartlek gambe ed aerobico')" calcext:value-type="string">
            <text:p>(select t.id from user_trainings t where t.description = 'Ripresa 2014.3: fartlek gambe ed aerobico')</text:p>
          </table:table-cell>
          <table:table-cell table:formula="of:=&quot;(select t.id from &quot;&amp;[.F$2]&amp;&quot; t where t.&quot;&amp;[.F$3]&amp;&quot; = '&quot;&amp;[.F17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7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2]&amp;&quot;,&quot;&amp;[.C172]&amp;&quot;,&quot;&amp;IF(ISBLANK([.D172]);0;[.D172])&amp;&quot;,&quot;&amp;IF(ISBLANK([.E172]);0;[.E172])&amp;&quot;,&quot;&amp;[.I172]&amp;&quot;,&quot;&amp;[.J172]&amp;&quot;,&quot;&amp;[.K172]&amp;&quot;,&quot;&amp;[.L172]&amp;&quot;,&quot;&amp;[.M172]&amp;&quot;,&quot;&amp;[.N172]&amp;&quot;,&quot;&amp;[.S172]&amp;&quot;,&quot;&amp;[.T172]&amp;&quot;,&quot;&amp;[.U172]&amp;&quot;,&quot;&amp;[.V172]&amp;&quot;,&quot;&amp;[.W172]&amp;&quot;,&quot;&amp;[.X172]&amp;&quot;,&quot;&amp;[.Y172]&amp;&quot;,0,CURDATE(),CURDATE())&quot;&amp;IF(INDIRECT(ADDRESS(ROW([.A172])+1;1))&gt;0;&quot;,&quot;;&quot;;&quot;)" office:value-type="string" office:string-value="(169,7,2,50,0,0,0,0,0,0,(select t.id from user_trainings t where t.description = 'Ripresa 2014.3: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9,7,2,50,0,0,0,0,0,0,(select t.id from user_trainings t where t.description = 'Ripresa 2014.3: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Ripresa 2014.3: fartlek gambe ed aerobico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GUFA</text:p>
          </table:table-cell>
          <table:table-cell table:formula="of:=VLOOKUP([.F17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3]&amp;&quot;')&quot;" office:value-type="string" office:string-value="(select t.id from user_trainings t where t.description = 'Ripresa 2014.3: fartlek gambe ed aerobico')" calcext:value-type="string">
            <text:p>(select t.id from user_trainings t where t.description = 'Ripresa 2014.3: fartlek gambe ed aerobico')</text:p>
          </table:table-cell>
          <table:table-cell table:formula="of:=&quot;(select t.id from &quot;&amp;[.F$2]&amp;&quot; t where t.&quot;&amp;[.F$3]&amp;&quot; = '&quot;&amp;[.F17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formula="of:=&quot;(select t.id from &quot;&amp;[.H$2]&amp;&quot; t where t.&quot;&amp;[.H$3]&amp;&quot; = '&quot;&amp;[.H17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3]&amp;&quot;,&quot;&amp;[.C173]&amp;&quot;,&quot;&amp;IF(ISBLANK([.D173]);0;[.D173])&amp;&quot;,&quot;&amp;IF(ISBLANK([.E173]);0;[.E173])&amp;&quot;,&quot;&amp;[.I173]&amp;&quot;,&quot;&amp;[.J173]&amp;&quot;,&quot;&amp;[.K173]&amp;&quot;,&quot;&amp;[.L173]&amp;&quot;,&quot;&amp;[.M173]&amp;&quot;,&quot;&amp;[.N173]&amp;&quot;,&quot;&amp;[.S173]&amp;&quot;,&quot;&amp;[.T173]&amp;&quot;,&quot;&amp;[.U173]&amp;&quot;,&quot;&amp;[.V173]&amp;&quot;,&quot;&amp;[.W173]&amp;&quot;,&quot;&amp;[.X173]&amp;&quot;,&quot;&amp;[.Y173]&amp;&quot;,0,CURDATE(),CURDATE())&quot;&amp;IF(INDIRECT(ADDRESS(ROW([.A173])+1;1))&gt;0;&quot;,&quot;;&quot;;&quot;)" office:value-type="string" office:string-value="(170,8,4,25,60,0,0,0,0,0,(select t.id from user_trainings t where t.description = 'Ripresa 2014.3: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0,8,4,25,60,0,0,0,0,0,(select t.id from user_trainings t where t.description = 'Ripresa 2014.3: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Ripresa 2014.3: fartlek gambe ed aerobico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1GSF1</text:p>
          </table:table-cell>
          <table:table-cell table:formula="of:=VLOOKUP([.F174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74]&amp;&quot;')&quot;" office:value-type="string" office:string-value="(select t.id from user_trainings t where t.description = 'Ripresa 2014.3: fartlek gambe ed aerobico')" calcext:value-type="string">
            <text:p>(select t.id from user_trainings t where t.description = 'Ripresa 2014.3: fartlek gambe ed aerobico')</text:p>
          </table:table-cell>
          <table:table-cell table:formula="of:=&quot;(select t.id from &quot;&amp;[.F$2]&amp;&quot; t where t.&quot;&amp;[.F$3]&amp;&quot; = '&quot;&amp;[.F174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formula="of:=&quot;(select t.id from &quot;&amp;[.H$2]&amp;&quot; t where t.&quot;&amp;[.H$3]&amp;&quot; = '&quot;&amp;[.H1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4]&amp;&quot;,&quot;&amp;[.C174]&amp;&quot;,&quot;&amp;IF(ISBLANK([.D174]);0;[.D174])&amp;&quot;,&quot;&amp;IF(ISBLANK([.E174]);0;[.E174])&amp;&quot;,&quot;&amp;[.I174]&amp;&quot;,&quot;&amp;[.J174]&amp;&quot;,&quot;&amp;[.K174]&amp;&quot;,&quot;&amp;[.L174]&amp;&quot;,&quot;&amp;[.M174]&amp;&quot;,&quot;&amp;[.N174]&amp;&quot;,&quot;&amp;[.S174]&amp;&quot;,&quot;&amp;[.T174]&amp;&quot;,&quot;&amp;[.U174]&amp;&quot;,&quot;&amp;[.V174]&amp;&quot;,&quot;&amp;[.W174]&amp;&quot;,&quot;&amp;[.X174]&amp;&quot;,&quot;&amp;[.Y174]&amp;&quot;,0,CURDATE(),CURDATE())&quot;&amp;IF(INDIRECT(ADDRESS(ROW([.A174])+1;1))&gt;0;&quot;,&quot;;&quot;;&quot;)" office:value-type="string" office:string-value="(171,9,8,100,0,15,0,0,0,0,(select t.id from user_trainings t where t.description = 'Ripresa 2014.3: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71,9,8,100,0,15,0,0,0,0,(select t.id from user_trainings t where t.description = 'Ripresa 2014.3: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Ripresa 2014.3: fartlek gambe ed aerobic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DO</text:p>
          </table:table-cell>
          <table:table-cell table:formula="of:=VLOOKUP([.F175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5]&amp;&quot;')&quot;" office:value-type="string" office:string-value="(select t.id from user_trainings t where t.description = 'Ripresa 2014.3: fartlek gambe ed aerobico')" calcext:value-type="string">
            <text:p>(select t.id from user_trainings t where t.description = 'Ripresa 2014.3: fartlek gambe ed aerobico')</text:p>
          </table:table-cell>
          <table:table-cell table:formula="of:=&quot;(select t.id from &quot;&amp;[.F$2]&amp;&quot; t where t.&quot;&amp;[.F$3]&amp;&quot; = '&quot;&amp;[.F175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formula="of:=&quot;(select t.id from &quot;&amp;[.H$2]&amp;&quot; t where t.&quot;&amp;[.H$3]&amp;&quot; = '&quot;&amp;[.H1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5]&amp;&quot;,&quot;&amp;[.C175]&amp;&quot;,&quot;&amp;IF(ISBLANK([.D175]);0;[.D175])&amp;&quot;,&quot;&amp;IF(ISBLANK([.E175]);0;[.E175])&amp;&quot;,&quot;&amp;[.I175]&amp;&quot;,&quot;&amp;[.J175]&amp;&quot;,&quot;&amp;[.K175]&amp;&quot;,&quot;&amp;[.L175]&amp;&quot;,&quot;&amp;[.M175]&amp;&quot;,&quot;&amp;[.N175]&amp;&quot;,&quot;&amp;[.S175]&amp;&quot;,&quot;&amp;[.T175]&amp;&quot;,&quot;&amp;[.U175]&amp;&quot;,&quot;&amp;[.V175]&amp;&quot;,&quot;&amp;[.W175]&amp;&quot;,&quot;&amp;[.X175]&amp;&quot;,&quot;&amp;[.Y175]&amp;&quot;,0,CURDATE(),CURDATE())&quot;&amp;IF(INDIRECT(ADDRESS(ROW([.A175])+1;1))&gt;0;&quot;,&quot;;&quot;;&quot;)" office:value-type="string" office:string-value="(172,10,1,50,0,10,1,2,0,0,(select t.id from user_trainings t where t.description = 'Ripresa 2014.3: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2,10,1,50,0,10,1,2,0,0,(select t.id from user_trainings t where t.description = 'Ripresa 2014.3: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Ripresa 2014.3: fartlek gambe ed aerobic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RA</text:p>
          </table:table-cell>
          <table:table-cell table:formula="of:=VLOOKUP([.F176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6]&amp;&quot;')&quot;" office:value-type="string" office:string-value="(select t.id from user_trainings t where t.description = 'Ripresa 2014.3: fartlek gambe ed aerobico')" calcext:value-type="string">
            <text:p>(select t.id from user_trainings t where t.description = 'Ripresa 2014.3: fartlek gambe ed aerobico')</text:p>
          </table:table-cell>
          <table:table-cell table:formula="of:=&quot;(select t.id from &quot;&amp;[.F$2]&amp;&quot; t where t.&quot;&amp;[.F$3]&amp;&quot; = '&quot;&amp;[.F176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formula="of:=&quot;(select t.id from &quot;&amp;[.H$2]&amp;&quot; t where t.&quot;&amp;[.H$3]&amp;&quot; = '&quot;&amp;[.H1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6]&amp;&quot;,&quot;&amp;[.C176]&amp;&quot;,&quot;&amp;IF(ISBLANK([.D176]);0;[.D176])&amp;&quot;,&quot;&amp;IF(ISBLANK([.E176]);0;[.E176])&amp;&quot;,&quot;&amp;[.I176]&amp;&quot;,&quot;&amp;[.J176]&amp;&quot;,&quot;&amp;[.K176]&amp;&quot;,&quot;&amp;[.L176]&amp;&quot;,&quot;&amp;[.M176]&amp;&quot;,&quot;&amp;[.N176]&amp;&quot;,&quot;&amp;[.S176]&amp;&quot;,&quot;&amp;[.T176]&amp;&quot;,&quot;&amp;[.U176]&amp;&quot;,&quot;&amp;[.V176]&amp;&quot;,&quot;&amp;[.W176]&amp;&quot;,&quot;&amp;[.X176]&amp;&quot;,&quot;&amp;[.Y176]&amp;&quot;,0,CURDATE(),CURDATE())&quot;&amp;IF(INDIRECT(ADDRESS(ROW([.A176])+1;1))&gt;0;&quot;,&quot;;&quot;;&quot;)" office:value-type="string" office:string-value="(173,11,1,50,0,10,1,2,0,0,(select t.id from user_trainings t where t.description = 'Ripresa 2014.3: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3,11,1,50,0,10,1,2,0,0,(select t.id from user_trainings t where t.description = 'Ripresa 2014.3: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Ripresa 2014.3: fartlek gambe ed aerobic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MICM</text:p>
          </table:table-cell>
          <table:table-cell table:formula="of:=VLOOKUP([.F17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7]&amp;&quot;')&quot;" office:value-type="string" office:string-value="(select t.id from user_trainings t where t.description = 'Ripresa 2014.3: fartlek gambe ed aerobico')" calcext:value-type="string">
            <text:p>(select t.id from user_trainings t where t.description = 'Ripresa 2014.3: fartlek gambe ed aerobico')</text:p>
          </table:table-cell>
          <table:table-cell table:formula="of:=&quot;(select t.id from &quot;&amp;[.F$2]&amp;&quot; t where t.&quot;&amp;[.F$3]&amp;&quot; = '&quot;&amp;[.F17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7]&amp;&quot;,&quot;&amp;[.C177]&amp;&quot;,&quot;&amp;IF(ISBLANK([.D177]);0;[.D177])&amp;&quot;,&quot;&amp;IF(ISBLANK([.E177]);0;[.E177])&amp;&quot;,&quot;&amp;[.I177]&amp;&quot;,&quot;&amp;[.J177]&amp;&quot;,&quot;&amp;[.K177]&amp;&quot;,&quot;&amp;[.L177]&amp;&quot;,&quot;&amp;[.M177]&amp;&quot;,&quot;&amp;[.N177]&amp;&quot;,&quot;&amp;[.S177]&amp;&quot;,&quot;&amp;[.T177]&amp;&quot;,&quot;&amp;[.U177]&amp;&quot;,&quot;&amp;[.V177]&amp;&quot;,&quot;&amp;[.W177]&amp;&quot;,&quot;&amp;[.X177]&amp;&quot;,&quot;&amp;[.Y177]&amp;&quot;,0,CURDATE(),CURDATE())&quot;&amp;IF(INDIRECT(ADDRESS(ROW([.A177])+1;1))&gt;0;&quot;,&quot;;&quot;;&quot;)" office:value-type="string" office:string-value="(174,12,2,100,110,0,0,0,0,0,(select t.id from user_trainings t where t.description = 'Ripresa 2014.3: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4,12,2,100,110,0,0,0,0,0,(select t.id from user_trainings t where t.description = 'Ripresa 2014.3: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Ripresa 2014.3: fartlek gambe ed aerobico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SLR5</text:p>
          </table:table-cell>
          <table:table-cell table:formula="of:=VLOOKUP([.F178];['file:///C:/Sites/goggles/db/seed_generators/training/Dati_Training.ods'#$exercises.$B$4:.$C$250];2;0)" office:value-type="string" office:string-value="" calcext:value-type="error">
            <text:p>#N/D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8]&amp;&quot;')&quot;" office:value-type="string" office:string-value="(select t.id from user_trainings t where t.description = 'Ripresa 2014.3: fartlek gambe ed aerobico')" calcext:value-type="string">
            <text:p>(select t.id from user_trainings t where t.description = 'Ripresa 2014.3: fartlek gambe ed aerobico')</text:p>
          </table:table-cell>
          <table:table-cell table:formula="of:=&quot;(select t.id from &quot;&amp;[.F$2]&amp;&quot; t where t.&quot;&amp;[.F$3]&amp;&quot; = '&quot;&amp;[.F178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formula="of:=&quot;(select t.id from &quot;&amp;[.H$2]&amp;&quot; t where t.&quot;&amp;[.H$3]&amp;&quot; = '&quot;&amp;[.H1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8]&amp;&quot;,&quot;&amp;[.C178]&amp;&quot;,&quot;&amp;IF(ISBLANK([.D178]);0;[.D178])&amp;&quot;,&quot;&amp;IF(ISBLANK([.E178]);0;[.E178])&amp;&quot;,&quot;&amp;[.I178]&amp;&quot;,&quot;&amp;[.J178]&amp;&quot;,&quot;&amp;[.K178]&amp;&quot;,&quot;&amp;[.L178]&amp;&quot;,&quot;&amp;[.M178]&amp;&quot;,&quot;&amp;[.N178]&amp;&quot;,&quot;&amp;[.S178]&amp;&quot;,&quot;&amp;[.T178]&amp;&quot;,&quot;&amp;[.U178]&amp;&quot;,&quot;&amp;[.V178]&amp;&quot;,&quot;&amp;[.W178]&amp;&quot;,&quot;&amp;[.X178]&amp;&quot;,&quot;&amp;[.Y178]&amp;&quot;,0,CURDATE(),CURDATE())&quot;&amp;IF(INDIRECT(ADDRESS(ROW([.A178])+1;1))&gt;0;&quot;,&quot;;&quot;;&quot;)" office:value-type="string" office:string-value="(175,13,4,100,0,10,0,0,0,0,(select t.id from user_trainings t where t.description = 'Ripresa 2014.3: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5,13,4,100,0,10,0,0,0,0,(select t.id from user_trainings t where t.description = 'Ripresa 2014.3: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Ripresa 2014.3: fartlek gambe ed aerobico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DOCM</text:p>
          </table:table-cell>
          <table:table-cell table:formula="of:=VLOOKUP([.F179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9]&amp;&quot;')&quot;" office:value-type="string" office:string-value="(select t.id from user_trainings t where t.description = 'Ripresa 2014.3: fartlek gambe ed aerobico')" calcext:value-type="string">
            <text:p>(select t.id from user_trainings t where t.description = 'Ripresa 2014.3: fartlek gambe ed aerobico')</text:p>
          </table:table-cell>
          <table:table-cell table:formula="of:=&quot;(select t.id from &quot;&amp;[.F$2]&amp;&quot; t where t.&quot;&amp;[.F$3]&amp;&quot; = '&quot;&amp;[.F179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H$2]&amp;&quot; t where t.&quot;&amp;[.H$3]&amp;&quot; = '&quot;&amp;[.H1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9]&amp;&quot;,&quot;&amp;[.C179]&amp;&quot;,&quot;&amp;IF(ISBLANK([.D179]);0;[.D179])&amp;&quot;,&quot;&amp;IF(ISBLANK([.E179]);0;[.E179])&amp;&quot;,&quot;&amp;[.I179]&amp;&quot;,&quot;&amp;[.J179]&amp;&quot;,&quot;&amp;[.K179]&amp;&quot;,&quot;&amp;[.L179]&amp;&quot;,&quot;&amp;[.M179]&amp;&quot;,&quot;&amp;[.N179]&amp;&quot;,&quot;&amp;[.S179]&amp;&quot;,&quot;&amp;[.T179]&amp;&quot;,&quot;&amp;[.U179]&amp;&quot;,&quot;&amp;[.V179]&amp;&quot;,&quot;&amp;[.W179]&amp;&quot;,&quot;&amp;[.X179]&amp;&quot;,&quot;&amp;[.Y179]&amp;&quot;,0,CURDATE(),CURDATE())&quot;&amp;IF(INDIRECT(ADDRESS(ROW([.A179])+1;1))&gt;0;&quot;,&quot;;&quot;;&quot;)" office:value-type="string" office:string-value="(176,14,4,100,0,10,0,0,0,0,(select t.id from user_trainings t where t.description = 'Ripresa 2014.3: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6,14,4,100,0,10,0,0,0,0,(select t.id from user_trainings t where t.description = 'Ripresa 2014.3: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Ripresa 2014.4: fartlek completo e gam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1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80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1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80]&amp;&quot;,&quot;&amp;[.C180]&amp;&quot;,&quot;&amp;IF(ISBLANK([.D180]);0;[.D180])&amp;&quot;,&quot;&amp;IF(ISBLANK([.E180]);0;[.E180])&amp;&quot;,&quot;&amp;[.I180]&amp;&quot;,&quot;&amp;[.J180]&amp;&quot;,&quot;&amp;[.K180]&amp;&quot;,&quot;&amp;[.L180]&amp;&quot;,&quot;&amp;[.M180]&amp;&quot;,&quot;&amp;[.N180]&amp;&quot;,&quot;&amp;[.S180]&amp;&quot;,&quot;&amp;[.T180]&amp;&quot;,&quot;&amp;[.U180]&amp;&quot;,&quot;&amp;[.V180]&amp;&quot;,&quot;&amp;[.W180]&amp;&quot;,&quot;&amp;[.X180]&amp;&quot;,&quot;&amp;[.Y180]&amp;&quot;,0,CURDATE(),CURDATE())&quot;&amp;IF(INDIRECT(ADDRESS(ROW([.A180])+1;1))&gt;0;&quot;,&quot;;&quot;;&quot;)" office:value-type="string" office:string-value="(177,1,1,300,0,0,0,0,0,0,(select t.id from user_trainings t where t.description = 'Ripresa 2014.4: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7,1,1,300,0,0,0,0,0,0,(select t.id from user_trainings t where t.description = 'Ripresa 2014.4: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DOPG</text:p>
          </table:table-cell>
          <table:table-cell table:formula="of:=VLOOKUP([.F1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81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H$2]&amp;&quot; t where t.&quot;&amp;[.H$3]&amp;&quot; = '&quot;&amp;[.H1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81]&amp;&quot;,&quot;&amp;[.C181]&amp;&quot;,&quot;&amp;IF(ISBLANK([.D181]);0;[.D181])&amp;&quot;,&quot;&amp;IF(ISBLANK([.E181]);0;[.E181])&amp;&quot;,&quot;&amp;[.I181]&amp;&quot;,&quot;&amp;[.J181]&amp;&quot;,&quot;&amp;[.K181]&amp;&quot;,&quot;&amp;[.L181]&amp;&quot;,&quot;&amp;[.M181]&amp;&quot;,&quot;&amp;[.N181]&amp;&quot;,&quot;&amp;[.S181]&amp;&quot;,&quot;&amp;[.T181]&amp;&quot;,&quot;&amp;[.U181]&amp;&quot;,&quot;&amp;[.V181]&amp;&quot;,&quot;&amp;[.W181]&amp;&quot;,&quot;&amp;[.X181]&amp;&quot;,&quot;&amp;[.Y181]&amp;&quot;,0,CURDATE(),CURDATE())&quot;&amp;IF(INDIRECT(ADDRESS(ROW([.A181])+1;1))&gt;0;&quot;,&quot;;&quot;;&quot;)" office:value-type="string" office:string-value="(178,2,4,50,65,0,0,0,0,0,(select t.id from user_trainings t where t.description = 'Ripresa 2014.4: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8,2,4,50,65,0,0,0,0,0,(select t.id from user_trainings t where t.description = 'Ripresa 2014.4: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CP</text:p>
          </table:table-cell>
          <table:table-cell table:formula="of:=VLOOKUP([.F1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82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H$2]&amp;&quot; t where t.&quot;&amp;[.H$3]&amp;&quot; = '&quot;&amp;[.H1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82]&amp;&quot;,&quot;&amp;[.C182]&amp;&quot;,&quot;&amp;IF(ISBLANK([.D182]);0;[.D182])&amp;&quot;,&quot;&amp;IF(ISBLANK([.E182]);0;[.E182])&amp;&quot;,&quot;&amp;[.I182]&amp;&quot;,&quot;&amp;[.J182]&amp;&quot;,&quot;&amp;[.K182]&amp;&quot;,&quot;&amp;[.L182]&amp;&quot;,&quot;&amp;[.M182]&amp;&quot;,&quot;&amp;[.N182]&amp;&quot;,&quot;&amp;[.S182]&amp;&quot;,&quot;&amp;[.T182]&amp;&quot;,&quot;&amp;[.U182]&amp;&quot;,&quot;&amp;[.V182]&amp;&quot;,&quot;&amp;[.W182]&amp;&quot;,&quot;&amp;[.X182]&amp;&quot;,&quot;&amp;[.Y182]&amp;&quot;,0,CURDATE(),CURDATE())&quot;&amp;IF(INDIRECT(ADDRESS(ROW([.A182])+1;1))&gt;0;&quot;,&quot;;&quot;;&quot;)" office:value-type="string" office:string-value="(179,3,2,50,65,0,0,0,0,0,(select t.id from user_trainings t where t.description = 'Ripresa 2014.4: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9,3,2,50,65,0,0,0,0,0,(select t.id from user_trainings t where t.description = 'Ripresa 2014.4: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DA</text:p>
          </table:table-cell>
          <table:table-cell table:formula="of:=VLOOKUP([.F1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83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H$2]&amp;&quot; t where t.&quot;&amp;[.H$3]&amp;&quot; = '&quot;&amp;[.H1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83]&amp;&quot;,&quot;&amp;[.C183]&amp;&quot;,&quot;&amp;IF(ISBLANK([.D183]);0;[.D183])&amp;&quot;,&quot;&amp;IF(ISBLANK([.E183]);0;[.E183])&amp;&quot;,&quot;&amp;[.I183]&amp;&quot;,&quot;&amp;[.J183]&amp;&quot;,&quot;&amp;[.K183]&amp;&quot;,&quot;&amp;[.L183]&amp;&quot;,&quot;&amp;[.M183]&amp;&quot;,&quot;&amp;[.N183]&amp;&quot;,&quot;&amp;[.S183]&amp;&quot;,&quot;&amp;[.T183]&amp;&quot;,&quot;&amp;[.U183]&amp;&quot;,&quot;&amp;[.V183]&amp;&quot;,&quot;&amp;[.W183]&amp;&quot;,&quot;&amp;[.X183]&amp;&quot;,&quot;&amp;[.Y183]&amp;&quot;,0,CURDATE(),CURDATE())&quot;&amp;IF(INDIRECT(ADDRESS(ROW([.A183])+1;1))&gt;0;&quot;,&quot;;&quot;;&quot;)" office:value-type="string" office:string-value="(180,4,2,50,0,0,0,0,0,0,(select t.id from user_trainings t where t.description = 'Ripresa 2014.4: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0,4,2,50,0,0,0,0,0,0,(select t.id from user_trainings t where t.description = 'Ripresa 2014.4: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RASC</text:p>
          </table:table-cell>
          <table:table-cell table:formula="of:=VLOOKUP([.F184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84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8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H$2]&amp;&quot; t where t.&quot;&amp;[.H$3]&amp;&quot; = '&quot;&amp;[.H1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84]&amp;&quot;,&quot;&amp;[.C184]&amp;&quot;,&quot;&amp;IF(ISBLANK([.D184]);0;[.D184])&amp;&quot;,&quot;&amp;IF(ISBLANK([.E184]);0;[.E184])&amp;&quot;,&quot;&amp;[.I184]&amp;&quot;,&quot;&amp;[.J184]&amp;&quot;,&quot;&amp;[.K184]&amp;&quot;,&quot;&amp;[.L184]&amp;&quot;,&quot;&amp;[.M184]&amp;&quot;,&quot;&amp;[.N184]&amp;&quot;,&quot;&amp;[.S184]&amp;&quot;,&quot;&amp;[.T184]&amp;&quot;,&quot;&amp;[.U184]&amp;&quot;,&quot;&amp;[.V184]&amp;&quot;,&quot;&amp;[.W184]&amp;&quot;,&quot;&amp;[.X184]&amp;&quot;,&quot;&amp;[.Y184]&amp;&quot;,0,CURDATE(),CURDATE())&quot;&amp;IF(INDIRECT(ADDRESS(ROW([.A184])+1;1))&gt;0;&quot;,&quot;;&quot;;&quot;)" office:value-type="string" office:string-value="(181,5,4,50,70,0,0,0,0,0,(select t.id from user_trainings t where t.description = 'Ripresa 2014.4: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1,5,4,50,70,0,0,0,0,0,(select t.id from user_trainings t where t.description = 'Ripresa 2014.4: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CP</text:p>
          </table:table-cell>
          <table:table-cell table:formula="of:=VLOOKUP([.F1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85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H$2]&amp;&quot; t where t.&quot;&amp;[.H$3]&amp;&quot; = '&quot;&amp;[.H1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85]&amp;&quot;,&quot;&amp;[.C185]&amp;&quot;,&quot;&amp;IF(ISBLANK([.D185]);0;[.D185])&amp;&quot;,&quot;&amp;IF(ISBLANK([.E185]);0;[.E185])&amp;&quot;,&quot;&amp;[.I185]&amp;&quot;,&quot;&amp;[.J185]&amp;&quot;,&quot;&amp;[.K185]&amp;&quot;,&quot;&amp;[.L185]&amp;&quot;,&quot;&amp;[.M185]&amp;&quot;,&quot;&amp;[.N185]&amp;&quot;,&quot;&amp;[.S185]&amp;&quot;,&quot;&amp;[.T185]&amp;&quot;,&quot;&amp;[.U185]&amp;&quot;,&quot;&amp;[.V185]&amp;&quot;,&quot;&amp;[.W185]&amp;&quot;,&quot;&amp;[.X185]&amp;&quot;,&quot;&amp;[.Y185]&amp;&quot;,0,CURDATE(),CURDATE())&quot;&amp;IF(INDIRECT(ADDRESS(ROW([.A185])+1;1))&gt;0;&quot;,&quot;;&quot;;&quot;)" office:value-type="string" office:string-value="(182,6,2,50,70,0,0,0,0,0,(select t.id from user_trainings t where t.description = 'Ripresa 2014.4: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2,6,2,50,70,0,0,0,0,0,(select t.id from user_trainings t where t.description = 'Ripresa 2014.4: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DA</text:p>
          </table:table-cell>
          <table:table-cell table:formula="of:=VLOOKUP([.F1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86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H$2]&amp;&quot; t where t.&quot;&amp;[.H$3]&amp;&quot; = '&quot;&amp;[.H1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86]&amp;&quot;,&quot;&amp;[.C186]&amp;&quot;,&quot;&amp;IF(ISBLANK([.D186]);0;[.D186])&amp;&quot;,&quot;&amp;IF(ISBLANK([.E186]);0;[.E186])&amp;&quot;,&quot;&amp;[.I186]&amp;&quot;,&quot;&amp;[.J186]&amp;&quot;,&quot;&amp;[.K186]&amp;&quot;,&quot;&amp;[.L186]&amp;&quot;,&quot;&amp;[.M186]&amp;&quot;,&quot;&amp;[.N186]&amp;&quot;,&quot;&amp;[.S186]&amp;&quot;,&quot;&amp;[.T186]&amp;&quot;,&quot;&amp;[.U186]&amp;&quot;,&quot;&amp;[.V186]&amp;&quot;,&quot;&amp;[.W186]&amp;&quot;,&quot;&amp;[.X186]&amp;&quot;,&quot;&amp;[.Y186]&amp;&quot;,0,CURDATE(),CURDATE())&quot;&amp;IF(INDIRECT(ADDRESS(ROW([.A186])+1;1))&gt;0;&quot;,&quot;;&quot;;&quot;)" office:value-type="string" office:string-value="(183,7,2,50,0,0,0,0,0,0,(select t.id from user_trainings t where t.description = 'Ripresa 2014.4: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3,7,2,50,0,0,0,0,0,0,(select t.id from user_trainings t where t.description = 'Ripresa 2014.4: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GUFA</text:p>
          </table:table-cell>
          <table:table-cell table:formula="of:=VLOOKUP([.F1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87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formula="of:=&quot;(select t.id from &quot;&amp;[.H$2]&amp;&quot; t where t.&quot;&amp;[.H$3]&amp;&quot; = '&quot;&amp;[.H1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87]&amp;&quot;,&quot;&amp;[.C187]&amp;&quot;,&quot;&amp;IF(ISBLANK([.D187]);0;[.D187])&amp;&quot;,&quot;&amp;IF(ISBLANK([.E187]);0;[.E187])&amp;&quot;,&quot;&amp;[.I187]&amp;&quot;,&quot;&amp;[.J187]&amp;&quot;,&quot;&amp;[.K187]&amp;&quot;,&quot;&amp;[.L187]&amp;&quot;,&quot;&amp;[.M187]&amp;&quot;,&quot;&amp;[.N187]&amp;&quot;,&quot;&amp;[.S187]&amp;&quot;,&quot;&amp;[.T187]&amp;&quot;,&quot;&amp;[.U187]&amp;&quot;,&quot;&amp;[.V187]&amp;&quot;,&quot;&amp;[.W187]&amp;&quot;,&quot;&amp;[.X187]&amp;&quot;,&quot;&amp;[.Y187]&amp;&quot;,0,CURDATE(),CURDATE())&quot;&amp;IF(INDIRECT(ADDRESS(ROW([.A187])+1;1))&gt;0;&quot;,&quot;;&quot;;&quot;)" office:value-type="string" office:string-value="(184,8,4,25,60,0,0,0,0,0,(select t.id from user_trainings t where t.description = 'Ripresa 2014.4: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4,8,4,25,60,0,0,0,0,0,(select t.id from user_trainings t where t.description = 'Ripresa 2014.4: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1MIF1</text:p>
          </table:table-cell>
          <table:table-cell table:formula="of:=VLOOKUP([.F188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88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88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formula="of:=&quot;(select t.id from &quot;&amp;[.H$2]&amp;&quot; t where t.&quot;&amp;[.H$3]&amp;&quot; = '&quot;&amp;[.H18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88]&amp;&quot;,&quot;&amp;[.C188]&amp;&quot;,&quot;&amp;IF(ISBLANK([.D188]);0;[.D188])&amp;&quot;,&quot;&amp;IF(ISBLANK([.E188]);0;[.E188])&amp;&quot;,&quot;&amp;[.I188]&amp;&quot;,&quot;&amp;[.J188]&amp;&quot;,&quot;&amp;[.K188]&amp;&quot;,&quot;&amp;[.L188]&amp;&quot;,&quot;&amp;[.M188]&amp;&quot;,&quot;&amp;[.N188]&amp;&quot;,&quot;&amp;[.S188]&amp;&quot;,&quot;&amp;[.T188]&amp;&quot;,&quot;&amp;[.U188]&amp;&quot;,&quot;&amp;[.V188]&amp;&quot;,&quot;&amp;[.W188]&amp;&quot;,&quot;&amp;[.X188]&amp;&quot;,&quot;&amp;[.Y188]&amp;&quot;,0,CURDATE(),CURDATE())&quot;&amp;IF(INDIRECT(ADDRESS(ROW([.A188])+1;1))&gt;0;&quot;,&quot;;&quot;;&quot;)" office:value-type="string" office:string-value="(185,9,4,100,0,15,0,0,0,0,(select t.id from user_trainings t where t.description = 'Ripresa 2014.4: fartlek completo e gambe'),(select t.id from exercises t where t.code = 'C1MIF1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5,9,4,100,0,15,0,0,0,0,(select t.id from user_trainings t where t.description = 'Ripresa 2014.4: fartlek completo e gambe'),(select t.id from exercises t where t.code = 'C1MIF1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1SLF1</text:p>
          </table:table-cell>
          <table:table-cell table:formula="of:=VLOOKUP([.F189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89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89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formula="of:=&quot;(select t.id from &quot;&amp;[.H$2]&amp;&quot; t where t.&quot;&amp;[.H$3]&amp;&quot; = '&quot;&amp;[.H18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89]&amp;&quot;,&quot;&amp;[.C189]&amp;&quot;,&quot;&amp;IF(ISBLANK([.D189]);0;[.D189])&amp;&quot;,&quot;&amp;IF(ISBLANK([.E189]);0;[.E189])&amp;&quot;,&quot;&amp;[.I189]&amp;&quot;,&quot;&amp;[.J189]&amp;&quot;,&quot;&amp;[.K189]&amp;&quot;,&quot;&amp;[.L189]&amp;&quot;,&quot;&amp;[.M189]&amp;&quot;,&quot;&amp;[.N189]&amp;&quot;,&quot;&amp;[.S189]&amp;&quot;,&quot;&amp;[.T189]&amp;&quot;,&quot;&amp;[.U189]&amp;&quot;,&quot;&amp;[.V189]&amp;&quot;,&quot;&amp;[.W189]&amp;&quot;,&quot;&amp;[.X189]&amp;&quot;,&quot;&amp;[.Y189]&amp;&quot;,0,CURDATE(),CURDATE())&quot;&amp;IF(INDIRECT(ADDRESS(ROW([.A189])+1;1))&gt;0;&quot;,&quot;;&quot;;&quot;)" office:value-type="string" office:string-value="(186,10,4,100,0,15,0,0,0,0,(select t.id from user_trainings t where t.description = 'Ripresa 2014.4: fartlek completo e gambe'),(select t.id from exercises t where t.code = 'C1SLF1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6,10,4,100,0,15,0,0,0,0,(select t.id from user_trainings t where t.description = 'Ripresa 2014.4: fartlek completo e gambe'),(select t.id from exercises t where t.code = 'C1SLF1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1DOF1</text:p>
          </table:table-cell>
          <table:table-cell table:formula="of:=VLOOKUP([.F190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90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9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formula="of:=&quot;(select t.id from &quot;&amp;[.H$2]&amp;&quot; t where t.&quot;&amp;[.H$3]&amp;&quot; = '&quot;&amp;[.H19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90]&amp;&quot;,&quot;&amp;[.C190]&amp;&quot;,&quot;&amp;IF(ISBLANK([.D190]);0;[.D190])&amp;&quot;,&quot;&amp;IF(ISBLANK([.E190]);0;[.E190])&amp;&quot;,&quot;&amp;[.I190]&amp;&quot;,&quot;&amp;[.J190]&amp;&quot;,&quot;&amp;[.K190]&amp;&quot;,&quot;&amp;[.L190]&amp;&quot;,&quot;&amp;[.M190]&amp;&quot;,&quot;&amp;[.N190]&amp;&quot;,&quot;&amp;[.S190]&amp;&quot;,&quot;&amp;[.T190]&amp;&quot;,&quot;&amp;[.U190]&amp;&quot;,&quot;&amp;[.V190]&amp;&quot;,&quot;&amp;[.W190]&amp;&quot;,&quot;&amp;[.X190]&amp;&quot;,&quot;&amp;[.Y190]&amp;&quot;,0,CURDATE(),CURDATE())&quot;&amp;IF(INDIRECT(ADDRESS(ROW([.A190])+1;1))&gt;0;&quot;,&quot;;&quot;;&quot;)" office:value-type="string" office:string-value="(187,11,4,100,0,15,0,0,0,0,(select t.id from user_trainings t where t.description = 'Ripresa 2014.4: fartlek completo e gambe'),(select t.id from exercises t where t.code = 'C1DOF1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7,11,4,100,0,15,0,0,0,0,(select t.id from user_trainings t where t.description = 'Ripresa 2014.4: fartlek completo e gambe'),(select t.id from exercises t where t.code = 'C1DOF1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FA</text:p>
          </table:table-cell>
          <table:table-cell table:formula="of:=VLOOKUP([.F191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91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91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formula="of:=&quot;(select t.id from &quot;&amp;[.H$2]&amp;&quot; t where t.&quot;&amp;[.H$3]&amp;&quot; = '&quot;&amp;[.H1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91]&amp;&quot;,&quot;&amp;[.C191]&amp;&quot;,&quot;&amp;IF(ISBLANK([.D191]);0;[.D191])&amp;&quot;,&quot;&amp;IF(ISBLANK([.E191]);0;[.E191])&amp;&quot;,&quot;&amp;[.I191]&amp;&quot;,&quot;&amp;[.J191]&amp;&quot;,&quot;&amp;[.K191]&amp;&quot;,&quot;&amp;[.L191]&amp;&quot;,&quot;&amp;[.M191]&amp;&quot;,&quot;&amp;[.N191]&amp;&quot;,&quot;&amp;[.S191]&amp;&quot;,&quot;&amp;[.T191]&amp;&quot;,&quot;&amp;[.U191]&amp;&quot;,&quot;&amp;[.V191]&amp;&quot;,&quot;&amp;[.W191]&amp;&quot;,&quot;&amp;[.X191]&amp;&quot;,&quot;&amp;[.Y191]&amp;&quot;,0,CURDATE(),CURDATE())&quot;&amp;IF(INDIRECT(ADDRESS(ROW([.A191])+1;1))&gt;0;&quot;,&quot;;&quot;;&quot;)" office:value-type="string" office:string-value="(188,12,1,50,0,15,0,0,0,0,(select t.id from user_trainings t where t.description = 'Ripresa 2014.4: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8,12,1,50,0,15,0,0,0,0,(select t.id from user_trainings t where t.description = 'Ripresa 2014.4: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DO</text:p>
          </table:table-cell>
          <table:table-cell table:formula="of:=VLOOKUP([.F192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92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92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formula="of:=&quot;(select t.id from &quot;&amp;[.H$2]&amp;&quot; t where t.&quot;&amp;[.H$3]&amp;&quot; = '&quot;&amp;[.H1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92]&amp;&quot;,&quot;&amp;[.C192]&amp;&quot;,&quot;&amp;IF(ISBLANK([.D192]);0;[.D192])&amp;&quot;,&quot;&amp;IF(ISBLANK([.E192]);0;[.E192])&amp;&quot;,&quot;&amp;[.I192]&amp;&quot;,&quot;&amp;[.J192]&amp;&quot;,&quot;&amp;[.K192]&amp;&quot;,&quot;&amp;[.L192]&amp;&quot;,&quot;&amp;[.M192]&amp;&quot;,&quot;&amp;[.N192]&amp;&quot;,&quot;&amp;[.S192]&amp;&quot;,&quot;&amp;[.T192]&amp;&quot;,&quot;&amp;[.U192]&amp;&quot;,&quot;&amp;[.V192]&amp;&quot;,&quot;&amp;[.W192]&amp;&quot;,&quot;&amp;[.X192]&amp;&quot;,&quot;&amp;[.Y192]&amp;&quot;,0,CURDATE(),CURDATE())&quot;&amp;IF(INDIRECT(ADDRESS(ROW([.A192])+1;1))&gt;0;&quot;,&quot;;&quot;;&quot;)" office:value-type="string" office:string-value="(189,13,1,50,0,15,0,0,0,0,(select t.id from user_trainings t where t.description = 'Ripresa 2014.4: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9,13,1,50,0,15,0,0,0,0,(select t.id from user_trainings t where t.description = 'Ripresa 2014.4: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RA</text:p>
          </table:table-cell>
          <table:table-cell table:formula="of:=VLOOKUP([.F193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93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93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formula="of:=&quot;(select t.id from &quot;&amp;[.H$2]&amp;&quot; t where t.&quot;&amp;[.H$3]&amp;&quot; = '&quot;&amp;[.H1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9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93]&amp;&quot;,&quot;&amp;[.C193]&amp;&quot;,&quot;&amp;IF(ISBLANK([.D193]);0;[.D193])&amp;&quot;,&quot;&amp;IF(ISBLANK([.E193]);0;[.E193])&amp;&quot;,&quot;&amp;[.I193]&amp;&quot;,&quot;&amp;[.J193]&amp;&quot;,&quot;&amp;[.K193]&amp;&quot;,&quot;&amp;[.L193]&amp;&quot;,&quot;&amp;[.M193]&amp;&quot;,&quot;&amp;[.N193]&amp;&quot;,&quot;&amp;[.S193]&amp;&quot;,&quot;&amp;[.T193]&amp;&quot;,&quot;&amp;[.U193]&amp;&quot;,&quot;&amp;[.V193]&amp;&quot;,&quot;&amp;[.W193]&amp;&quot;,&quot;&amp;[.X193]&amp;&quot;,&quot;&amp;[.Y193]&amp;&quot;,0,CURDATE(),CURDATE())&quot;&amp;IF(INDIRECT(ADDRESS(ROW([.A193])+1;1))&gt;0;&quot;,&quot;;&quot;;&quot;)" office:value-type="string" office:string-value="(190,14,1,50,0,15,0,0,0,0,(select t.id from user_trainings t where t.description = 'Ripresa 2014.4: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0,14,1,50,0,15,0,0,0,0,(select t.id from user_trainings t where t.description = 'Ripresa 2014.4: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SL</text:p>
          </table:table-cell>
          <table:table-cell table:formula="of:=VLOOKUP([.F194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94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94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1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9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94]&amp;&quot;,&quot;&amp;[.C194]&amp;&quot;,&quot;&amp;IF(ISBLANK([.D194]);0;[.D194])&amp;&quot;,&quot;&amp;IF(ISBLANK([.E194]);0;[.E194])&amp;&quot;,&quot;&amp;[.I194]&amp;&quot;,&quot;&amp;[.J194]&amp;&quot;,&quot;&amp;[.K194]&amp;&quot;,&quot;&amp;[.L194]&amp;&quot;,&quot;&amp;[.M194]&amp;&quot;,&quot;&amp;[.N194]&amp;&quot;,&quot;&amp;[.S194]&amp;&quot;,&quot;&amp;[.T194]&amp;&quot;,&quot;&amp;[.U194]&amp;&quot;,&quot;&amp;[.V194]&amp;&quot;,&quot;&amp;[.W194]&amp;&quot;,&quot;&amp;[.X194]&amp;&quot;,&quot;&amp;[.Y194]&amp;&quot;,0,CURDATE(),CURDATE())&quot;&amp;IF(INDIRECT(ADDRESS(ROW([.A194])+1;1))&gt;0;&quot;,&quot;;&quot;;&quot;)" office:value-type="string" office:string-value="(191,15,1,50,0,15,0,0,0,0,(select t.id from user_trainings t where t.description = 'Ripresa 2014.4: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1,15,1,50,0,15,0,0,0,0,(select t.id from user_trainings t where t.description = 'Ripresa 2014.4: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GASL</text:p>
          </table:table-cell>
          <table:table-cell table:formula="of:=VLOOKUP([.F195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95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9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1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95]&amp;&quot;,&quot;&amp;[.C195]&amp;&quot;,&quot;&amp;IF(ISBLANK([.D195]);0;[.D195])&amp;&quot;,&quot;&amp;IF(ISBLANK([.E195]);0;[.E195])&amp;&quot;,&quot;&amp;[.I195]&amp;&quot;,&quot;&amp;[.J195]&amp;&quot;,&quot;&amp;[.K195]&amp;&quot;,&quot;&amp;[.L195]&amp;&quot;,&quot;&amp;[.M195]&amp;&quot;,&quot;&amp;[.N195]&amp;&quot;,&quot;&amp;[.S195]&amp;&quot;,&quot;&amp;[.T195]&amp;&quot;,&quot;&amp;[.U195]&amp;&quot;,&quot;&amp;[.V195]&amp;&quot;,&quot;&amp;[.W195]&amp;&quot;,&quot;&amp;[.X195]&amp;&quot;,&quot;&amp;[.Y195]&amp;&quot;,0,CURDATE(),CURDATE())&quot;&amp;IF(INDIRECT(ADDRESS(ROW([.A195])+1;1))&gt;0;&quot;,&quot;;&quot;;&quot;)" office:value-type="string" office:string-value="(192,16,1,100,0,15,0,0,0,0,(select t.id from user_trainings t where t.description = 'Ripresa 2014.4: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2,16,1,100,0,15,0,0,0,0,(select t.id from user_trainings t where t.description = 'Ripresa 2014.4: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GADO</text:p>
          </table:table-cell>
          <table:table-cell table:formula="of:=VLOOKUP([.F196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96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96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formula="of:=&quot;(select t.id from &quot;&amp;[.H$2]&amp;&quot; t where t.&quot;&amp;[.H$3]&amp;&quot; = '&quot;&amp;[.H1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96]&amp;&quot;,&quot;&amp;[.C196]&amp;&quot;,&quot;&amp;IF(ISBLANK([.D196]);0;[.D196])&amp;&quot;,&quot;&amp;IF(ISBLANK([.E196]);0;[.E196])&amp;&quot;,&quot;&amp;[.I196]&amp;&quot;,&quot;&amp;[.J196]&amp;&quot;,&quot;&amp;[.K196]&amp;&quot;,&quot;&amp;[.L196]&amp;&quot;,&quot;&amp;[.M196]&amp;&quot;,&quot;&amp;[.N196]&amp;&quot;,&quot;&amp;[.S196]&amp;&quot;,&quot;&amp;[.T196]&amp;&quot;,&quot;&amp;[.U196]&amp;&quot;,&quot;&amp;[.V196]&amp;&quot;,&quot;&amp;[.W196]&amp;&quot;,&quot;&amp;[.X196]&amp;&quot;,&quot;&amp;[.Y196]&amp;&quot;,0,CURDATE(),CURDATE())&quot;&amp;IF(INDIRECT(ADDRESS(ROW([.A196])+1;1))&gt;0;&quot;,&quot;;&quot;;&quot;)" office:value-type="string" office:string-value="(193,17,1,100,0,15,0,0,0,0,(select t.id from user_trainings t where t.description = 'Ripresa 2014.4: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3,17,1,100,0,15,0,0,0,0,(select t.id from user_trainings t where t.description = 'Ripresa 2014.4: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GASL</text:p>
          </table:table-cell>
          <table:table-cell table:formula="of:=VLOOKUP([.F197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97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9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1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9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97]&amp;&quot;,&quot;&amp;[.C197]&amp;&quot;,&quot;&amp;IF(ISBLANK([.D197]);0;[.D197])&amp;&quot;,&quot;&amp;IF(ISBLANK([.E197]);0;[.E197])&amp;&quot;,&quot;&amp;[.I197]&amp;&quot;,&quot;&amp;[.J197]&amp;&quot;,&quot;&amp;[.K197]&amp;&quot;,&quot;&amp;[.L197]&amp;&quot;,&quot;&amp;[.M197]&amp;&quot;,&quot;&amp;[.N197]&amp;&quot;,&quot;&amp;[.S197]&amp;&quot;,&quot;&amp;[.T197]&amp;&quot;,&quot;&amp;[.U197]&amp;&quot;,&quot;&amp;[.V197]&amp;&quot;,&quot;&amp;[.W197]&amp;&quot;,&quot;&amp;[.X197]&amp;&quot;,&quot;&amp;[.Y197]&amp;&quot;,0,CURDATE(),CURDATE())&quot;&amp;IF(INDIRECT(ADDRESS(ROW([.A197])+1;1))&gt;0;&quot;,&quot;;&quot;;&quot;)" office:value-type="string" office:string-value="(194,18,1,200,0,20,0,0,0,0,(select t.id from user_trainings t where t.description = 'Ripresa 2014.4: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4,18,1,200,0,20,0,0,0,0,(select t.id from user_trainings t where t.description = 'Ripresa 2014.4: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GASL</text:p>
          </table:table-cell>
          <table:table-cell table:formula="of:=VLOOKUP([.F19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98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9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1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98]&amp;&quot;,&quot;&amp;[.C198]&amp;&quot;,&quot;&amp;IF(ISBLANK([.D198]);0;[.D198])&amp;&quot;,&quot;&amp;IF(ISBLANK([.E198]);0;[.E198])&amp;&quot;,&quot;&amp;[.I198]&amp;&quot;,&quot;&amp;[.J198]&amp;&quot;,&quot;&amp;[.K198]&amp;&quot;,&quot;&amp;[.L198]&amp;&quot;,&quot;&amp;[.M198]&amp;&quot;,&quot;&amp;[.N198]&amp;&quot;,&quot;&amp;[.S198]&amp;&quot;,&quot;&amp;[.T198]&amp;&quot;,&quot;&amp;[.U198]&amp;&quot;,&quot;&amp;[.V198]&amp;&quot;,&quot;&amp;[.W198]&amp;&quot;,&quot;&amp;[.X198]&amp;&quot;,&quot;&amp;[.Y198]&amp;&quot;,0,CURDATE(),CURDATE())&quot;&amp;IF(INDIRECT(ADDRESS(ROW([.A198])+1;1))&gt;0;&quot;,&quot;;&quot;;&quot;)" office:value-type="string" office:string-value="(195,19,1,100,0,15,0,0,0,0,(select t.id from user_trainings t where t.description = 'Ripresa 2014.4: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5,19,1,100,0,15,0,0,0,0,(select t.id from user_trainings t where t.description = 'Ripresa 2014.4: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GADO</text:p>
          </table:table-cell>
          <table:table-cell table:formula="of:=VLOOKUP([.F199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99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199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formula="of:=&quot;(select t.id from &quot;&amp;[.H$2]&amp;&quot; t where t.&quot;&amp;[.H$3]&amp;&quot; = '&quot;&amp;[.H1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99]&amp;&quot;,&quot;&amp;[.C199]&amp;&quot;,&quot;&amp;IF(ISBLANK([.D199]);0;[.D199])&amp;&quot;,&quot;&amp;IF(ISBLANK([.E199]);0;[.E199])&amp;&quot;,&quot;&amp;[.I199]&amp;&quot;,&quot;&amp;[.J199]&amp;&quot;,&quot;&amp;[.K199]&amp;&quot;,&quot;&amp;[.L199]&amp;&quot;,&quot;&amp;[.M199]&amp;&quot;,&quot;&amp;[.N199]&amp;&quot;,&quot;&amp;[.S199]&amp;&quot;,&quot;&amp;[.T199]&amp;&quot;,&quot;&amp;[.U199]&amp;&quot;,&quot;&amp;[.V199]&amp;&quot;,&quot;&amp;[.W199]&amp;&quot;,&quot;&amp;[.X199]&amp;&quot;,&quot;&amp;[.Y199]&amp;&quot;,0,CURDATE(),CURDATE())&quot;&amp;IF(INDIRECT(ADDRESS(ROW([.A199])+1;1))&gt;0;&quot;,&quot;;&quot;;&quot;)" office:value-type="string" office:string-value="(196,20,1,100,0,15,0,0,0,0,(select t.id from user_trainings t where t.description = 'Ripresa 2014.4: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6,20,1,100,0,15,0,0,0,0,(select t.id from user_trainings t where t.description = 'Ripresa 2014.4: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FA</text:p>
          </table:table-cell>
          <table:table-cell table:formula="of:=VLOOKUP([.F200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00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200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formula="of:=&quot;(select t.id from &quot;&amp;[.H$2]&amp;&quot; t where t.&quot;&amp;[.H$3]&amp;&quot; = '&quot;&amp;[.H2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00]&amp;&quot;,&quot;&amp;[.C200]&amp;&quot;,&quot;&amp;IF(ISBLANK([.D200]);0;[.D200])&amp;&quot;,&quot;&amp;IF(ISBLANK([.E200]);0;[.E200])&amp;&quot;,&quot;&amp;[.I200]&amp;&quot;,&quot;&amp;[.J200]&amp;&quot;,&quot;&amp;[.K200]&amp;&quot;,&quot;&amp;[.L200]&amp;&quot;,&quot;&amp;[.M200]&amp;&quot;,&quot;&amp;[.N200]&amp;&quot;,&quot;&amp;[.S200]&amp;&quot;,&quot;&amp;[.T200]&amp;&quot;,&quot;&amp;[.U200]&amp;&quot;,&quot;&amp;[.V200]&amp;&quot;,&quot;&amp;[.W200]&amp;&quot;,&quot;&amp;[.X200]&amp;&quot;,&quot;&amp;[.Y200]&amp;&quot;,0,CURDATE(),CURDATE())&quot;&amp;IF(INDIRECT(ADDRESS(ROW([.A200])+1;1))&gt;0;&quot;,&quot;;&quot;;&quot;)" office:value-type="string" office:string-value="(197,21,1,50,0,15,0,0,0,0,(select t.id from user_trainings t where t.description = 'Ripresa 2014.4: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7,21,1,50,0,15,0,0,0,0,(select t.id from user_trainings t where t.description = 'Ripresa 2014.4: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DO</text:p>
          </table:table-cell>
          <table:table-cell table:formula="of:=VLOOKUP([.F201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01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201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formula="of:=&quot;(select t.id from &quot;&amp;[.H$2]&amp;&quot; t where t.&quot;&amp;[.H$3]&amp;&quot; = '&quot;&amp;[.H2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01]&amp;&quot;,&quot;&amp;[.C201]&amp;&quot;,&quot;&amp;IF(ISBLANK([.D201]);0;[.D201])&amp;&quot;,&quot;&amp;IF(ISBLANK([.E201]);0;[.E201])&amp;&quot;,&quot;&amp;[.I201]&amp;&quot;,&quot;&amp;[.J201]&amp;&quot;,&quot;&amp;[.K201]&amp;&quot;,&quot;&amp;[.L201]&amp;&quot;,&quot;&amp;[.M201]&amp;&quot;,&quot;&amp;[.N201]&amp;&quot;,&quot;&amp;[.S201]&amp;&quot;,&quot;&amp;[.T201]&amp;&quot;,&quot;&amp;[.U201]&amp;&quot;,&quot;&amp;[.V201]&amp;&quot;,&quot;&amp;[.W201]&amp;&quot;,&quot;&amp;[.X201]&amp;&quot;,&quot;&amp;[.Y201]&amp;&quot;,0,CURDATE(),CURDATE())&quot;&amp;IF(INDIRECT(ADDRESS(ROW([.A201])+1;1))&gt;0;&quot;,&quot;;&quot;;&quot;)" office:value-type="string" office:string-value="(198,22,1,50,0,15,0,0,0,0,(select t.id from user_trainings t where t.description = 'Ripresa 2014.4: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8,22,1,50,0,15,0,0,0,0,(select t.id from user_trainings t where t.description = 'Ripresa 2014.4: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RA</text:p>
          </table:table-cell>
          <table:table-cell table:formula="of:=VLOOKUP([.F202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202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202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formula="of:=&quot;(select t.id from &quot;&amp;[.H$2]&amp;&quot; t where t.&quot;&amp;[.H$3]&amp;&quot; = '&quot;&amp;[.H2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0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2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02]&amp;&quot;,&quot;&amp;[.C202]&amp;&quot;,&quot;&amp;IF(ISBLANK([.D202]);0;[.D202])&amp;&quot;,&quot;&amp;IF(ISBLANK([.E202]);0;[.E202])&amp;&quot;,&quot;&amp;[.I202]&amp;&quot;,&quot;&amp;[.J202]&amp;&quot;,&quot;&amp;[.K202]&amp;&quot;,&quot;&amp;[.L202]&amp;&quot;,&quot;&amp;[.M202]&amp;&quot;,&quot;&amp;[.N202]&amp;&quot;,&quot;&amp;[.S202]&amp;&quot;,&quot;&amp;[.T202]&amp;&quot;,&quot;&amp;[.U202]&amp;&quot;,&quot;&amp;[.V202]&amp;&quot;,&quot;&amp;[.W202]&amp;&quot;,&quot;&amp;[.X202]&amp;&quot;,&quot;&amp;[.Y202]&amp;&quot;,0,CURDATE(),CURDATE())&quot;&amp;IF(INDIRECT(ADDRESS(ROW([.A202])+1;1))&gt;0;&quot;,&quot;;&quot;;&quot;)" office:value-type="string" office:string-value="(199,23,1,50,0,15,0,0,0,0,(select t.id from user_trainings t where t.description = 'Ripresa 2014.4: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9,23,1,50,0,15,0,0,0,0,(select t.id from user_trainings t where t.description = 'Ripresa 2014.4: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SL</text:p>
          </table:table-cell>
          <table:table-cell table:formula="of:=VLOOKUP([.F20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203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20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2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0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2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03]&amp;&quot;,&quot;&amp;[.C203]&amp;&quot;,&quot;&amp;IF(ISBLANK([.D203]);0;[.D203])&amp;&quot;,&quot;&amp;IF(ISBLANK([.E203]);0;[.E203])&amp;&quot;,&quot;&amp;[.I203]&amp;&quot;,&quot;&amp;[.J203]&amp;&quot;,&quot;&amp;[.K203]&amp;&quot;,&quot;&amp;[.L203]&amp;&quot;,&quot;&amp;[.M203]&amp;&quot;,&quot;&amp;[.N203]&amp;&quot;,&quot;&amp;[.S203]&amp;&quot;,&quot;&amp;[.T203]&amp;&quot;,&quot;&amp;[.U203]&amp;&quot;,&quot;&amp;[.V203]&amp;&quot;,&quot;&amp;[.W203]&amp;&quot;,&quot;&amp;[.X203]&amp;&quot;,&quot;&amp;[.Y203]&amp;&quot;,0,CURDATE(),CURDATE())&quot;&amp;IF(INDIRECT(ADDRESS(ROW([.A203])+1;1))&gt;0;&quot;,&quot;;&quot;;&quot;)" office:value-type="string" office:string-value="(200,24,1,50,0,15,0,0,0,0,(select t.id from user_trainings t where t.description = 'Ripresa 2014.4: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00,24,1,50,0,15,0,0,0,0,(select t.id from user_trainings t where t.description = 'Ripresa 2014.4: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2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04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2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20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2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04]&amp;&quot;,&quot;&amp;[.C204]&amp;&quot;,&quot;&amp;IF(ISBLANK([.D204]);0;[.D204])&amp;&quot;,&quot;&amp;IF(ISBLANK([.E204]);0;[.E204])&amp;&quot;,&quot;&amp;[.I204]&amp;&quot;,&quot;&amp;[.J204]&amp;&quot;,&quot;&amp;[.K204]&amp;&quot;,&quot;&amp;[.L204]&amp;&quot;,&quot;&amp;[.M204]&amp;&quot;,&quot;&amp;[.N204]&amp;&quot;,&quot;&amp;[.S204]&amp;&quot;,&quot;&amp;[.T204]&amp;&quot;,&quot;&amp;[.U204]&amp;&quot;,&quot;&amp;[.V204]&amp;&quot;,&quot;&amp;[.W204]&amp;&quot;,&quot;&amp;[.X204]&amp;&quot;,&quot;&amp;[.Y204]&amp;&quot;,0,CURDATE(),CURDATE())&quot;&amp;IF(INDIRECT(ADDRESS(ROW([.A204])+1;1))&gt;0;&quot;,&quot;;&quot;;&quot;)" office:value-type="string" office:string-value="(201,25,1,50,0,10,0,0,0,0,(select t.id from user_trainings t where t.description = 'Ripresa 2014.4: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1,25,1,50,0,10,0,0,0,0,(select t.id from user_trainings t where t.description = 'Ripresa 2014.4: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Ripresa 2014.4: fartlek completo e gamb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DOCM</text:p>
          </table:table-cell>
          <table:table-cell table:formula="of:=VLOOKUP([.F20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05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F$2]&amp;&quot; t where t.&quot;&amp;[.F$3]&amp;&quot; = '&quot;&amp;[.F20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H$2]&amp;&quot; t where t.&quot;&amp;[.H$3]&amp;&quot; = '&quot;&amp;[.H20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2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05]&amp;&quot;,&quot;&amp;[.C205]&amp;&quot;,&quot;&amp;IF(ISBLANK([.D205]);0;[.D205])&amp;&quot;,&quot;&amp;IF(ISBLANK([.E205]);0;[.E205])&amp;&quot;,&quot;&amp;[.I205]&amp;&quot;,&quot;&amp;[.J205]&amp;&quot;,&quot;&amp;[.K205]&amp;&quot;,&quot;&amp;[.L205]&amp;&quot;,&quot;&amp;[.M205]&amp;&quot;,&quot;&amp;[.N205]&amp;&quot;,&quot;&amp;[.S205]&amp;&quot;,&quot;&amp;[.T205]&amp;&quot;,&quot;&amp;[.U205]&amp;&quot;,&quot;&amp;[.V205]&amp;&quot;,&quot;&amp;[.W205]&amp;&quot;,&quot;&amp;[.X205]&amp;&quot;,&quot;&amp;[.Y205]&amp;&quot;,0,CURDATE(),CURDATE())&quot;&amp;IF(INDIRECT(ADDRESS(ROW([.A205])+1;1))&gt;0;&quot;,&quot;;&quot;;&quot;)" office:value-type="string" office:string-value="(202,26,1,50,0,10,0,0,0,0,(select t.id from user_trainings t where t.description = 'Ripresa 2014.4: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2,26,1,50,0,10,0,0,0,0,(select t.id from user_trainings t where t.description = 'Ripresa 2014.4: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06])-3" office:value-type="float" office:value="203" calcext:value-type="float">
            <text:p>203</text:p>
          </table:table-cell>
          <table:table-cell office:value-type="string" calcext:value-type="string">
            <text:p>Ripresa 2014.5: aerobico molte gam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2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06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20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2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06]&amp;&quot;,&quot;&amp;[.C206]&amp;&quot;,&quot;&amp;IF(ISBLANK([.D206]);0;[.D206])&amp;&quot;,&quot;&amp;IF(ISBLANK([.E206]);0;[.E206])&amp;&quot;,&quot;&amp;[.I206]&amp;&quot;,&quot;&amp;[.J206]&amp;&quot;,&quot;&amp;[.K206]&amp;&quot;,&quot;&amp;[.L206]&amp;&quot;,&quot;&amp;[.M206]&amp;&quot;,&quot;&amp;[.N206]&amp;&quot;,&quot;&amp;[.S206]&amp;&quot;,&quot;&amp;[.T206]&amp;&quot;,&quot;&amp;[.U206]&amp;&quot;,&quot;&amp;[.V206]&amp;&quot;,&quot;&amp;[.W206]&amp;&quot;,&quot;&amp;[.X206]&amp;&quot;,&quot;&amp;[.Y206]&amp;&quot;,0,CURDATE(),CURDATE())&quot;&amp;IF(INDIRECT(ADDRESS(ROW([.A206])+1;1))&gt;0;&quot;,&quot;;&quot;;&quot;)" office:value-type="string" office:string-value="(203,1,1,300,0,0,0,0,0,0,(select t.id from user_trainings t where t.description = 'Ripresa 2014.5: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3,1,1,300,0,0,0,0,0,0,(select t.id from user_trainings t where t.description = 'Ripresa 2014.5: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07])-3" office:value-type="float" office:value="204" calcext:value-type="float">
            <text:p>204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TA</text:p>
          </table:table-cell>
          <table:table-cell table:formula="of:=VLOOKUP([.F20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07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0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H$2]&amp;&quot; t where t.&quot;&amp;[.H$3]&amp;&quot; = '&quot;&amp;[.H20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07]&amp;&quot;,&quot;&amp;[.C207]&amp;&quot;,&quot;&amp;IF(ISBLANK([.D207]);0;[.D207])&amp;&quot;,&quot;&amp;IF(ISBLANK([.E207]);0;[.E207])&amp;&quot;,&quot;&amp;[.I207]&amp;&quot;,&quot;&amp;[.J207]&amp;&quot;,&quot;&amp;[.K207]&amp;&quot;,&quot;&amp;[.L207]&amp;&quot;,&quot;&amp;[.M207]&amp;&quot;,&quot;&amp;[.N207]&amp;&quot;,&quot;&amp;[.S207]&amp;&quot;,&quot;&amp;[.T207]&amp;&quot;,&quot;&amp;[.U207]&amp;&quot;,&quot;&amp;[.V207]&amp;&quot;,&quot;&amp;[.W207]&amp;&quot;,&quot;&amp;[.X207]&amp;&quot;,&quot;&amp;[.Y207]&amp;&quot;,0,CURDATE(),CURDATE())&quot;&amp;IF(INDIRECT(ADDRESS(ROW([.A207])+1;1))&gt;0;&quot;,&quot;;&quot;;&quot;)" office:value-type="string" office:string-value="(204,2,4,50,60,0,0,0,0,0,(select t.id from user_trainings t where t.description = 'Ripresa 2014.5: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4,2,4,50,60,0,0,0,0,0,(select t.id from user_trainings t where t.description = 'Ripresa 2014.5: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08])-3" office:value-type="float" office:value="205" calcext:value-type="float">
            <text:p>205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20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08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0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2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08]&amp;&quot;,&quot;&amp;[.C208]&amp;&quot;,&quot;&amp;IF(ISBLANK([.D208]);0;[.D208])&amp;&quot;,&quot;&amp;IF(ISBLANK([.E208]);0;[.E208])&amp;&quot;,&quot;&amp;[.I208]&amp;&quot;,&quot;&amp;[.J208]&amp;&quot;,&quot;&amp;[.K208]&amp;&quot;,&quot;&amp;[.L208]&amp;&quot;,&quot;&amp;[.M208]&amp;&quot;,&quot;&amp;[.N208]&amp;&quot;,&quot;&amp;[.S208]&amp;&quot;,&quot;&amp;[.T208]&amp;&quot;,&quot;&amp;[.U208]&amp;&quot;,&quot;&amp;[.V208]&amp;&quot;,&quot;&amp;[.W208]&amp;&quot;,&quot;&amp;[.X208]&amp;&quot;,&quot;&amp;[.Y208]&amp;&quot;,0,CURDATE(),CURDATE())&quot;&amp;IF(INDIRECT(ADDRESS(ROW([.A208])+1;1))&gt;0;&quot;,&quot;;&quot;;&quot;)" office:value-type="string" office:string-value="(205,3,2,50,60,0,0,0,0,0,(select t.id from user_trainings t where t.description = 'Ripresa 2014.5: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5,3,2,50,60,0,0,0,0,0,(select t.id from user_trainings t where t.description = 'Ripresa 2014.5: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09])-3" office:value-type="float" office:value="206" calcext:value-type="float">
            <text:p>206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20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09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0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2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09]&amp;&quot;,&quot;&amp;[.C209]&amp;&quot;,&quot;&amp;IF(ISBLANK([.D209]);0;[.D209])&amp;&quot;,&quot;&amp;IF(ISBLANK([.E209]);0;[.E209])&amp;&quot;,&quot;&amp;[.I209]&amp;&quot;,&quot;&amp;[.J209]&amp;&quot;,&quot;&amp;[.K209]&amp;&quot;,&quot;&amp;[.L209]&amp;&quot;,&quot;&amp;[.M209]&amp;&quot;,&quot;&amp;[.N209]&amp;&quot;,&quot;&amp;[.S209]&amp;&quot;,&quot;&amp;[.T209]&amp;&quot;,&quot;&amp;[.U209]&amp;&quot;,&quot;&amp;[.V209]&amp;&quot;,&quot;&amp;[.W209]&amp;&quot;,&quot;&amp;[.X209]&amp;&quot;,&quot;&amp;[.Y209]&amp;&quot;,0,CURDATE(),CURDATE())&quot;&amp;IF(INDIRECT(ADDRESS(ROW([.A209])+1;1))&gt;0;&quot;,&quot;;&quot;;&quot;)" office:value-type="string" office:string-value="(206,4,2,50,0,0,0,0,0,0,(select t.id from user_trainings t where t.description = 'Ripresa 2014.5: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6,4,2,50,0,0,0,0,0,0,(select t.id from user_trainings t where t.description = 'Ripresa 2014.5: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10])-3" office:value-type="float" office:value="207" calcext:value-type="float">
            <text:p>207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21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10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1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2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10]&amp;&quot;,&quot;&amp;[.C210]&amp;&quot;,&quot;&amp;IF(ISBLANK([.D210]);0;[.D210])&amp;&quot;,&quot;&amp;IF(ISBLANK([.E210]);0;[.E210])&amp;&quot;,&quot;&amp;[.I210]&amp;&quot;,&quot;&amp;[.J210]&amp;&quot;,&quot;&amp;[.K210]&amp;&quot;,&quot;&amp;[.L210]&amp;&quot;,&quot;&amp;[.M210]&amp;&quot;,&quot;&amp;[.N210]&amp;&quot;,&quot;&amp;[.S210]&amp;&quot;,&quot;&amp;[.T210]&amp;&quot;,&quot;&amp;[.U210]&amp;&quot;,&quot;&amp;[.V210]&amp;&quot;,&quot;&amp;[.W210]&amp;&quot;,&quot;&amp;[.X210]&amp;&quot;,&quot;&amp;[.Y210]&amp;&quot;,0,CURDATE(),CURDATE())&quot;&amp;IF(INDIRECT(ADDRESS(ROW([.A210])+1;1))&gt;0;&quot;,&quot;;&quot;;&quot;)" office:value-type="string" office:string-value="(207,5,4,50,65,0,0,0,0,0,(select t.id from user_trainings t where t.description = 'Ripresa 2014.5: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7,5,4,50,65,0,0,0,0,0,(select t.id from user_trainings t where t.description = 'Ripresa 2014.5: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11])-3" office:value-type="float" office:value="208" calcext:value-type="float">
            <text:p>208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21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11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1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2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11]&amp;&quot;,&quot;&amp;[.C211]&amp;&quot;,&quot;&amp;IF(ISBLANK([.D211]);0;[.D211])&amp;&quot;,&quot;&amp;IF(ISBLANK([.E211]);0;[.E211])&amp;&quot;,&quot;&amp;[.I211]&amp;&quot;,&quot;&amp;[.J211]&amp;&quot;,&quot;&amp;[.K211]&amp;&quot;,&quot;&amp;[.L211]&amp;&quot;,&quot;&amp;[.M211]&amp;&quot;,&quot;&amp;[.N211]&amp;&quot;,&quot;&amp;[.S211]&amp;&quot;,&quot;&amp;[.T211]&amp;&quot;,&quot;&amp;[.U211]&amp;&quot;,&quot;&amp;[.V211]&amp;&quot;,&quot;&amp;[.W211]&amp;&quot;,&quot;&amp;[.X211]&amp;&quot;,&quot;&amp;[.Y211]&amp;&quot;,0,CURDATE(),CURDATE())&quot;&amp;IF(INDIRECT(ADDRESS(ROW([.A211])+1;1))&gt;0;&quot;,&quot;;&quot;;&quot;)" office:value-type="string" office:string-value="(208,6,2,50,65,0,0,0,0,0,(select t.id from user_trainings t where t.description = 'Ripresa 2014.5: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8,6,2,50,65,0,0,0,0,0,(select t.id from user_trainings t where t.description = 'Ripresa 2014.5: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12])-3" office:value-type="float" office:value="209" calcext:value-type="float">
            <text:p>209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21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12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1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2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12]&amp;&quot;,&quot;&amp;[.C212]&amp;&quot;,&quot;&amp;IF(ISBLANK([.D212]);0;[.D212])&amp;&quot;,&quot;&amp;IF(ISBLANK([.E212]);0;[.E212])&amp;&quot;,&quot;&amp;[.I212]&amp;&quot;,&quot;&amp;[.J212]&amp;&quot;,&quot;&amp;[.K212]&amp;&quot;,&quot;&amp;[.L212]&amp;&quot;,&quot;&amp;[.M212]&amp;&quot;,&quot;&amp;[.N212]&amp;&quot;,&quot;&amp;[.S212]&amp;&quot;,&quot;&amp;[.T212]&amp;&quot;,&quot;&amp;[.U212]&amp;&quot;,&quot;&amp;[.V212]&amp;&quot;,&quot;&amp;[.W212]&amp;&quot;,&quot;&amp;[.X212]&amp;&quot;,&quot;&amp;[.Y212]&amp;&quot;,0,CURDATE(),CURDATE())&quot;&amp;IF(INDIRECT(ADDRESS(ROW([.A212])+1;1))&gt;0;&quot;,&quot;;&quot;;&quot;)" office:value-type="string" office:string-value="(209,7,2,50,0,0,0,0,0,0,(select t.id from user_trainings t where t.description = 'Ripresa 2014.5: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9,7,2,50,0,0,0,0,0,0,(select t.id from user_trainings t where t.description = 'Ripresa 2014.5: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13])-3" office:value-type="float" office:value="210" calcext:value-type="float">
            <text:p>210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GUFA</text:p>
          </table:table-cell>
          <table:table-cell table:formula="of:=VLOOKUP([.F21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13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1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formula="of:=&quot;(select t.id from &quot;&amp;[.H$2]&amp;&quot; t where t.&quot;&amp;[.H$3]&amp;&quot; = '&quot;&amp;[.H2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13]&amp;&quot;,&quot;&amp;[.C213]&amp;&quot;,&quot;&amp;IF(ISBLANK([.D213]);0;[.D213])&amp;&quot;,&quot;&amp;IF(ISBLANK([.E213]);0;[.E213])&amp;&quot;,&quot;&amp;[.I213]&amp;&quot;,&quot;&amp;[.J213]&amp;&quot;,&quot;&amp;[.K213]&amp;&quot;,&quot;&amp;[.L213]&amp;&quot;,&quot;&amp;[.M213]&amp;&quot;,&quot;&amp;[.N213]&amp;&quot;,&quot;&amp;[.S213]&amp;&quot;,&quot;&amp;[.T213]&amp;&quot;,&quot;&amp;[.U213]&amp;&quot;,&quot;&amp;[.V213]&amp;&quot;,&quot;&amp;[.W213]&amp;&quot;,&quot;&amp;[.X213]&amp;&quot;,&quot;&amp;[.Y213]&amp;&quot;,0,CURDATE(),CURDATE())&quot;&amp;IF(INDIRECT(ADDRESS(ROW([.A213])+1;1))&gt;0;&quot;,&quot;;&quot;;&quot;)" office:value-type="string" office:string-value="(210,8,4,25,60,0,0,0,0,0,(select t.id from user_trainings t where t.description = 'Ripresa 2014.5: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0,8,4,25,60,0,0,0,0,0,(select t.id from user_trainings t where t.description = 'Ripresa 2014.5: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14])-3" office:value-type="float" office:value="211" calcext:value-type="float">
            <text:p>211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MICM</text:p>
          </table:table-cell>
          <table:table-cell table:formula="of:=VLOOKUP([.F21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14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1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2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14]&amp;&quot;,&quot;&amp;[.C214]&amp;&quot;,&quot;&amp;IF(ISBLANK([.D214]);0;[.D214])&amp;&quot;,&quot;&amp;IF(ISBLANK([.E214]);0;[.E214])&amp;&quot;,&quot;&amp;[.I214]&amp;&quot;,&quot;&amp;[.J214]&amp;&quot;,&quot;&amp;[.K214]&amp;&quot;,&quot;&amp;[.L214]&amp;&quot;,&quot;&amp;[.M214]&amp;&quot;,&quot;&amp;[.N214]&amp;&quot;,&quot;&amp;[.S214]&amp;&quot;,&quot;&amp;[.T214]&amp;&quot;,&quot;&amp;[.U214]&amp;&quot;,&quot;&amp;[.V214]&amp;&quot;,&quot;&amp;[.W214]&amp;&quot;,&quot;&amp;[.X214]&amp;&quot;,&quot;&amp;[.Y214]&amp;&quot;,0,CURDATE(),CURDATE())&quot;&amp;IF(INDIRECT(ADDRESS(ROW([.A214])+1;1))&gt;0;&quot;,&quot;;&quot;;&quot;)" office:value-type="string" office:string-value="(211,9,1,100,0,10,1,3,0,0,(select t.id from user_trainings t where t.description = 'Ripresa 2014.5: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1,9,1,100,0,10,1,3,0,0,(select t.id from user_trainings t where t.description = 'Ripresa 2014.5: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15])-3" office:value-type="float" office:value="212" calcext:value-type="float">
            <text:p>212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SLCM</text:p>
          </table:table-cell>
          <table:table-cell table:formula="of:=VLOOKUP([.F21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15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1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2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15]&amp;&quot;,&quot;&amp;[.C215]&amp;&quot;,&quot;&amp;IF(ISBLANK([.D215]);0;[.D215])&amp;&quot;,&quot;&amp;IF(ISBLANK([.E215]);0;[.E215])&amp;&quot;,&quot;&amp;[.I215]&amp;&quot;,&quot;&amp;[.J215]&amp;&quot;,&quot;&amp;[.K215]&amp;&quot;,&quot;&amp;[.L215]&amp;&quot;,&quot;&amp;[.M215]&amp;&quot;,&quot;&amp;[.N215]&amp;&quot;,&quot;&amp;[.S215]&amp;&quot;,&quot;&amp;[.T215]&amp;&quot;,&quot;&amp;[.U215]&amp;&quot;,&quot;&amp;[.V215]&amp;&quot;,&quot;&amp;[.W215]&amp;&quot;,&quot;&amp;[.X215]&amp;&quot;,&quot;&amp;[.Y215]&amp;&quot;,0,CURDATE(),CURDATE())&quot;&amp;IF(INDIRECT(ADDRESS(ROW([.A215])+1;1))&gt;0;&quot;,&quot;;&quot;;&quot;)" office:value-type="string" office:string-value="(212,10,1,100,0,10,1,3,0,0,(select t.id from user_trainings t where t.description = 'Ripresa 2014.5: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2,10,1,100,0,10,1,3,0,0,(select t.id from user_trainings t where t.description = 'Ripresa 2014.5: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16])-3" office:value-type="float" office:value="213" calcext:value-type="float">
            <text:p>213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MICM</text:p>
          </table:table-cell>
          <table:table-cell table:formula="of:=VLOOKUP([.F21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16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1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2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16]&amp;&quot;,&quot;&amp;[.C216]&amp;&quot;,&quot;&amp;IF(ISBLANK([.D216]);0;[.D216])&amp;&quot;,&quot;&amp;IF(ISBLANK([.E216]);0;[.E216])&amp;&quot;,&quot;&amp;[.I216]&amp;&quot;,&quot;&amp;[.J216]&amp;&quot;,&quot;&amp;[.K216]&amp;&quot;,&quot;&amp;[.L216]&amp;&quot;,&quot;&amp;[.M216]&amp;&quot;,&quot;&amp;[.N216]&amp;&quot;,&quot;&amp;[.S216]&amp;&quot;,&quot;&amp;[.T216]&amp;&quot;,&quot;&amp;[.U216]&amp;&quot;,&quot;&amp;[.V216]&amp;&quot;,&quot;&amp;[.W216]&amp;&quot;,&quot;&amp;[.X216]&amp;&quot;,&quot;&amp;[.Y216]&amp;&quot;,0,CURDATE(),CURDATE())&quot;&amp;IF(INDIRECT(ADDRESS(ROW([.A216])+1;1))&gt;0;&quot;,&quot;;&quot;;&quot;)" office:value-type="string" office:string-value="(213,11,1,100,0,10,1,3,0,0,(select t.id from user_trainings t where t.description = 'Ripresa 2014.5: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3,11,1,100,0,10,1,3,0,0,(select t.id from user_trainings t where t.description = 'Ripresa 2014.5: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17])-3" office:value-type="float" office:value="214" calcext:value-type="float">
            <text:p>214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DOCM</text:p>
          </table:table-cell>
          <table:table-cell table:formula="of:=VLOOKUP([.F21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17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1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H$2]&amp;&quot; t where t.&quot;&amp;[.H$3]&amp;&quot; = '&quot;&amp;[.H2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17]&amp;&quot;,&quot;&amp;[.C217]&amp;&quot;,&quot;&amp;IF(ISBLANK([.D217]);0;[.D217])&amp;&quot;,&quot;&amp;IF(ISBLANK([.E217]);0;[.E217])&amp;&quot;,&quot;&amp;[.I217]&amp;&quot;,&quot;&amp;[.J217]&amp;&quot;,&quot;&amp;[.K217]&amp;&quot;,&quot;&amp;[.L217]&amp;&quot;,&quot;&amp;[.M217]&amp;&quot;,&quot;&amp;[.N217]&amp;&quot;,&quot;&amp;[.S217]&amp;&quot;,&quot;&amp;[.T217]&amp;&quot;,&quot;&amp;[.U217]&amp;&quot;,&quot;&amp;[.V217]&amp;&quot;,&quot;&amp;[.W217]&amp;&quot;,&quot;&amp;[.X217]&amp;&quot;,&quot;&amp;[.Y217]&amp;&quot;,0,CURDATE(),CURDATE())&quot;&amp;IF(INDIRECT(ADDRESS(ROW([.A217])+1;1))&gt;0;&quot;,&quot;;&quot;;&quot;)" office:value-type="string" office:string-value="(214,12,1,100,0,10,1,3,0,0,(select t.id from user_trainings t where t.description = 'Ripresa 2014.5: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4,12,1,100,0,10,1,3,0,0,(select t.id from user_trainings t where t.description = 'Ripresa 2014.5: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18])-3" office:value-type="float" office:value="215" calcext:value-type="float">
            <text:p>215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GSLRA</text:p>
          </table:table-cell>
          <table:table-cell table:formula="of:=VLOOKUP([.F21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218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1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2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1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2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18]&amp;&quot;,&quot;&amp;[.C218]&amp;&quot;,&quot;&amp;IF(ISBLANK([.D218]);0;[.D218])&amp;&quot;,&quot;&amp;IF(ISBLANK([.E218]);0;[.E218])&amp;&quot;,&quot;&amp;[.I218]&amp;&quot;,&quot;&amp;[.J218]&amp;&quot;,&quot;&amp;[.K218]&amp;&quot;,&quot;&amp;[.L218]&amp;&quot;,&quot;&amp;[.M218]&amp;&quot;,&quot;&amp;[.N218]&amp;&quot;,&quot;&amp;[.S218]&amp;&quot;,&quot;&amp;[.T218]&amp;&quot;,&quot;&amp;[.U218]&amp;&quot;,&quot;&amp;[.V218]&amp;&quot;,&quot;&amp;[.W218]&amp;&quot;,&quot;&amp;[.X218]&amp;&quot;,&quot;&amp;[.Y218]&amp;&quot;,0,CURDATE(),CURDATE())&quot;&amp;IF(INDIRECT(ADDRESS(ROW([.A218])+1;1))&gt;0;&quot;,&quot;;&quot;;&quot;)" office:value-type="string" office:string-value="(215,13,6,50,0,10,0,0,0,0,(select t.id from user_trainings t where t.description = 'Ripresa 2014.5: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5,13,6,50,0,10,0,0,0,0,(select t.id from user_trainings t where t.description = 'Ripresa 2014.5: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19])-3" office:value-type="float" office:value="216" calcext:value-type="float">
            <text:p>216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GAMI</text:p>
          </table:table-cell>
          <table:table-cell table:formula="of:=VLOOKUP([.F219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19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19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formula="of:=&quot;(select t.id from &quot;&amp;[.H$2]&amp;&quot; t where t.&quot;&amp;[.H$3]&amp;&quot; = '&quot;&amp;[.H2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19]&amp;&quot;,&quot;&amp;[.C219]&amp;&quot;,&quot;&amp;IF(ISBLANK([.D219]);0;[.D219])&amp;&quot;,&quot;&amp;IF(ISBLANK([.E219]);0;[.E219])&amp;&quot;,&quot;&amp;[.I219]&amp;&quot;,&quot;&amp;[.J219]&amp;&quot;,&quot;&amp;[.K219]&amp;&quot;,&quot;&amp;[.L219]&amp;&quot;,&quot;&amp;[.M219]&amp;&quot;,&quot;&amp;[.N219]&amp;&quot;,&quot;&amp;[.S219]&amp;&quot;,&quot;&amp;[.T219]&amp;&quot;,&quot;&amp;[.U219]&amp;&quot;,&quot;&amp;[.V219]&amp;&quot;,&quot;&amp;[.W219]&amp;&quot;,&quot;&amp;[.X219]&amp;&quot;,&quot;&amp;[.Y219]&amp;&quot;,0,CURDATE(),CURDATE())&quot;&amp;IF(INDIRECT(ADDRESS(ROW([.A219])+1;1))&gt;0;&quot;,&quot;;&quot;;&quot;)" office:value-type="string" office:string-value="(216,14,3,100,0,10,0,0,0,0,(select t.id from user_trainings t where t.description = 'Ripresa 2014.5: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6,14,3,100,0,10,0,0,0,0,(select t.id from user_trainings t where t.description = 'Ripresa 2014.5: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20])-3" office:value-type="float" office:value="217" calcext:value-type="float">
            <text:p>217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GDORA</text:p>
          </table:table-cell>
          <table:table-cell table:formula="of:=VLOOKUP([.F220];['file:///C:/Sites/goggles/db/seed_generators/training/Dati_Training.ods'#$exercises.$B$4:.$C$250];2;0)" office:value-type="string" office:string-value="Gambe DO/RA sul dorso" calcext:value-type="string">
            <text:p>Gambe DO/RA sul dors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20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2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formula="of:=&quot;(select t.id from &quot;&amp;[.H$2]&amp;&quot; t where t.&quot;&amp;[.H$3]&amp;&quot; = '&quot;&amp;[.H2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20]&amp;&quot;,&quot;&amp;[.C220]&amp;&quot;,&quot;&amp;IF(ISBLANK([.D220]);0;[.D220])&amp;&quot;,&quot;&amp;IF(ISBLANK([.E220]);0;[.E220])&amp;&quot;,&quot;&amp;[.I220]&amp;&quot;,&quot;&amp;[.J220]&amp;&quot;,&quot;&amp;[.K220]&amp;&quot;,&quot;&amp;[.L220]&amp;&quot;,&quot;&amp;[.M220]&amp;&quot;,&quot;&amp;[.N220]&amp;&quot;,&quot;&amp;[.S220]&amp;&quot;,&quot;&amp;[.T220]&amp;&quot;,&quot;&amp;[.U220]&amp;&quot;,&quot;&amp;[.V220]&amp;&quot;,&quot;&amp;[.W220]&amp;&quot;,&quot;&amp;[.X220]&amp;&quot;,&quot;&amp;[.Y220]&amp;&quot;,0,CURDATE(),CURDATE())&quot;&amp;IF(INDIRECT(ADDRESS(ROW([.A220])+1;1))&gt;0;&quot;,&quot;;&quot;;&quot;)" office:value-type="string" office:string-value="(217,15,6,50,0,10,0,0,0,0,(select t.id from user_trainings t where t.description = 'Ripresa 2014.5: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7,15,6,50,0,10,0,0,0,0,(select t.id from user_trainings t where t.description = 'Ripresa 2014.5: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21])-3" office:value-type="float" office:value="218" calcext:value-type="float">
            <text:p>218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GASL</text:p>
          </table:table-cell>
          <table:table-cell table:formula="of:=VLOOKUP([.F2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221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2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2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21]&amp;&quot;,&quot;&amp;[.C221]&amp;&quot;,&quot;&amp;IF(ISBLANK([.D221]);0;[.D221])&amp;&quot;,&quot;&amp;IF(ISBLANK([.E221]);0;[.E221])&amp;&quot;,&quot;&amp;[.I221]&amp;&quot;,&quot;&amp;[.J221]&amp;&quot;,&quot;&amp;[.K221]&amp;&quot;,&quot;&amp;[.L221]&amp;&quot;,&quot;&amp;[.M221]&amp;&quot;,&quot;&amp;[.N221]&amp;&quot;,&quot;&amp;[.S221]&amp;&quot;,&quot;&amp;[.T221]&amp;&quot;,&quot;&amp;[.U221]&amp;&quot;,&quot;&amp;[.V221]&amp;&quot;,&quot;&amp;[.W221]&amp;&quot;,&quot;&amp;[.X221]&amp;&quot;,&quot;&amp;[.Y221]&amp;&quot;,0,CURDATE(),CURDATE())&quot;&amp;IF(INDIRECT(ADDRESS(ROW([.A221])+1;1))&gt;0;&quot;,&quot;;&quot;;&quot;)" office:value-type="string" office:string-value="(218,16,3,100,0,10,0,0,0,0,(select t.id from user_trainings t where t.description = 'Ripresa 2014.5: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8,16,3,100,0,10,0,0,0,0,(select t.id from user_trainings t where t.description = 'Ripresa 2014.5: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22])-3" office:value-type="float" office:value="219" calcext:value-type="float">
            <text:p>219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2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22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22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2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22]&amp;&quot;,&quot;&amp;[.C222]&amp;&quot;,&quot;&amp;IF(ISBLANK([.D222]);0;[.D222])&amp;&quot;,&quot;&amp;IF(ISBLANK([.E222]);0;[.E222])&amp;&quot;,&quot;&amp;[.I222]&amp;&quot;,&quot;&amp;[.J222]&amp;&quot;,&quot;&amp;[.K222]&amp;&quot;,&quot;&amp;[.L222]&amp;&quot;,&quot;&amp;[.M222]&amp;&quot;,&quot;&amp;[.N222]&amp;&quot;,&quot;&amp;[.S222]&amp;&quot;,&quot;&amp;[.T222]&amp;&quot;,&quot;&amp;[.U222]&amp;&quot;,&quot;&amp;[.V222]&amp;&quot;,&quot;&amp;[.W222]&amp;&quot;,&quot;&amp;[.X222]&amp;&quot;,&quot;&amp;[.Y222]&amp;&quot;,0,CURDATE(),CURDATE())&quot;&amp;IF(INDIRECT(ADDRESS(ROW([.A222])+1;1))&gt;0;&quot;,&quot;;&quot;;&quot;)" office:value-type="string" office:string-value="(219,17,1,50,0,10,0,0,0,0,(select t.id from user_trainings t where t.description = 'Ripresa 2014.5: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9,17,1,50,0,10,0,0,0,0,(select t.id from user_trainings t where t.description = 'Ripresa 2014.5: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formula="of:=ROW([.A223])-3" office:value-type="float" office:value="220" calcext:value-type="float">
            <text:p>220</text:p>
          </table:table-cell>
          <table:table-cell office:value-type="string" calcext:value-type="string">
            <text:p>Ripresa 2014.5: aerobico molte gamb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DOCM</text:p>
          </table:table-cell>
          <table:table-cell table:formula="of:=VLOOKUP([.F22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23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F$2]&amp;&quot; t where t.&quot;&amp;[.F$3]&amp;&quot; = '&quot;&amp;[.F22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H$2]&amp;&quot; t where t.&quot;&amp;[.H$3]&amp;&quot; = '&quot;&amp;[.H2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2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23]&amp;&quot;,&quot;&amp;[.C223]&amp;&quot;,&quot;&amp;IF(ISBLANK([.D223]);0;[.D223])&amp;&quot;,&quot;&amp;IF(ISBLANK([.E223]);0;[.E223])&amp;&quot;,&quot;&amp;[.I223]&amp;&quot;,&quot;&amp;[.J223]&amp;&quot;,&quot;&amp;[.K223]&amp;&quot;,&quot;&amp;[.L223]&amp;&quot;,&quot;&amp;[.M223]&amp;&quot;,&quot;&amp;[.N223]&amp;&quot;,&quot;&amp;[.S223]&amp;&quot;,&quot;&amp;[.T223]&amp;&quot;,&quot;&amp;[.U223]&amp;&quot;,&quot;&amp;[.V223]&amp;&quot;,&quot;&amp;[.W223]&amp;&quot;,&quot;&amp;[.X223]&amp;&quot;,&quot;&amp;[.Y223]&amp;&quot;,0,CURDATE(),CURDATE())&quot;&amp;IF(INDIRECT(ADDRESS(ROW([.A223])+1;1))&gt;0;&quot;,&quot;;&quot;;&quot;)" office:value-type="string" office:string-value="(220,18,1,50,0,10,0,0,0,0,(select t.id from user_trainings t where t.description = 'Ripresa 2014.5: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220,18,1,50,0,10,0,0,0,0,(select t.id from user_trainings t where t.description = 'Ripresa 2014.5: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10483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er_training_stori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20" table:default-cell-style-name="ce10"/>
        <table:table-column table:style-name="co21" table:default-cell-style-name="ce12"/>
        <table:table-column table:style-name="co22" table:default-cell-style-name="ce12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6">
          <table:table-cell table:style-name="ce2" office:value-type="string" calcext:value-type="string">
            <text:p>user_training_stories</text:p>
          </table:table-cell>
          <table:table-cell table:number-columns-repeated="13"/>
          <table:table-cell table:style-name="ce3" office:value-type="string" calcext:value-type="string">
            <text:p>SQL</text:p>
          </table:table-cell>
          <table:table-cell table:number-columns-repeated="998"/>
        </table:table-row>
        <table:table-row table:style-name="ro7">
          <table:table-cell/>
          <table:table-cell table:style-name="ce7" office:value-type="string" calcext:value-type="string">
            <text:p>user_trainings</text:p>
          </table:table-cell>
          <table:table-cell table:number-columns-repeated="6"/>
          <table:table-cell table:style-name="ce7" office:value-type="string" calcext:value-type="string">
            <text:p>swimming_pools</text:p>
          </table:table-cell>
          <table:table-cell table:style-name="ce7" office:value-type="string" calcext:value-type="string">
            <text:p>swimmer_level_types</text:p>
          </table:table-cell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/text:p>
            <text:p>-- Dump dei dati per la tabella user_training_stories</text:p>
            <text:p>-- </text:p>
          </table:table-cell>
          <table:table-cell table:number-columns-repeated="998"/>
        </table:table-row>
        <table:table-row table:style-name="ro4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description</text:p>
          </table:table-cell>
          <table:table-cell table:style-name="ce11" office:value-type="string" calcext:value-type="string">
            <text:p>swam_date</text:p>
          </table:table-cell>
          <table:table-cell table:style-name="ce13" office:value-type="string" calcext:value-type="string">
            <text:p>ore</text:p>
          </table:table-cell>
          <table:table-cell table:style-name="ce13" office:value-type="string" calcext:value-type="string">
            <text:p>minuti</text:p>
          </table:table-cell>
          <table:table-cell table:style-name="ce3" office:value-type="string" calcext:value-type="string">
            <text:p>total_training_tim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user_id</text:p>
          </table:table-cell>
          <table:table-cell table:style-name="ce7" office:value-type="string" calcext:value-type="string">
            <text:p>nick_name</text:p>
          </table:table-cell>
          <table:table-cell table:style-name="ce7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swimming_pool_id</text:p>
          </table:table-cell>
          <table:table-cell table:style-name="ce3" office:value-type="string" calcext:value-type="string">
            <text:p>swimmer_level_type_id</text:p>
          </table:table-cell>
          <table:table-cell table:style-name="ce3"/>
          <table:table-cell table:formula="of:=&quot;INSERT INTO &quot;&amp;[.$A$1]&amp;&quot; (&quot;&amp;[.$A$3]&amp;&quot;,&quot;&amp;[.$C$3]&amp;&quot;,&quot;&amp;[.$F$3]&amp;&quot;,&quot;&amp;[.$G$3]&amp;&quot;,&quot;&amp;[.$H$3]&amp;&quot;,&quot;&amp;[.$K$3]&amp;&quot;,&quot;&amp;[.$L$3]&amp;&quot;,&quot;&amp;[.$M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3" table:number-columns-repeated="998"/>
        </table:table-row>
        <table:table-row table:style-name="ro4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4]*60 + [.D4]*3600"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F4]&amp;&quot;,'&quot;&amp;SUBSTITUTE([.G4];&quot;'&quot;;&quot;''&quot;)&amp;&quot;',&quot;&amp;[.H4]&amp;&quot;,&quot;&amp;[.K4]&amp;&quot;,&quot;&amp;[.L4]&amp;&quot;,&quot;&amp;[.M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formula="of:=[.E5]*60 + [.D5]*3600" office:value-type="float" office:value="5520" calcext:value-type="float">
            <text:p>552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F5]&amp;&quot;,'&quot;&amp;SUBSTITUTE([.G5];&quot;'&quot;;&quot;''&quot;)&amp;&quot;',&quot;&amp;[.H5]&amp;&quot;,&quot;&amp;[.K5]&amp;&quot;,&quot;&amp;[.L5]&amp;&quot;,&quot;&amp;[.M5]&amp;&quot;,0,CURDATE(),CURDATE())&quot;&amp;IF(INDIRECT(ADDRESS(ROW([.A5])+1;1))&gt;0;&quot;,&quot;;&quot;;&quot;)" office:value-type="string" office:string-value="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/>
          <table:table-cell office:value-type="string" calcext:value-type="string">
            <text:p>50</text:p>
          </table:table-cell>
          <table:table-cell table:formula="of:=[.E6]*60 + [.D6]*3600"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F6]&amp;&quot;,'&quot;&amp;SUBSTITUTE([.G6];&quot;'&quot;;&quot;''&quot;)&amp;&quot;',&quot;&amp;[.H6]&amp;&quot;,&quot;&amp;[.K6]&amp;&quot;,&quot;&amp;[.L6]&amp;&quot;,&quot;&amp;[.M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7]*60 + [.D7]*3600"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F7]&amp;&quot;,'&quot;&amp;SUBSTITUTE([.G7];&quot;'&quot;;&quot;''&quot;)&amp;&quot;',&quot;&amp;[.H7]&amp;&quot;,&quot;&amp;[.K7]&amp;&quot;,&quot;&amp;[.L7]&amp;&quot;,&quot;&amp;[.M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8]*60 + [.D8]*3600" office:value-type="float" office:value="5280" calcext:value-type="float">
            <text:p>528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F8]&amp;&quot;,'&quot;&amp;SUBSTITUTE([.G8];&quot;'&quot;;&quot;''&quot;)&amp;&quot;',&quot;&amp;[.H8]&amp;&quot;,&quot;&amp;[.K8]&amp;&quot;,&quot;&amp;[.L8]&amp;&quot;,&quot;&amp;[.M8]&amp;&quot;,0,CURDATE(),CURDATE())&quot;&amp;IF(INDIRECT(ADDRESS(ROW([.A8])+1;1))&gt;0;&quot;,&quot;;&quot;;&quot;)" office:value-type="string" office:string-value="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9]*60 + [.D9]*3600" office:value-type="float" office:value="5280" calcext:value-type="float">
            <text:p>528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F9]&amp;&quot;,'&quot;&amp;SUBSTITUTE([.G9];&quot;'&quot;;&quot;''&quot;)&amp;&quot;',&quot;&amp;[.H9]&amp;&quot;,&quot;&amp;[.K9]&amp;&quot;,&quot;&amp;[.L9]&amp;&quot;,&quot;&amp;[.M9]&amp;&quot;,0,CURDATE(),CURDATE())&quot;&amp;IF(INDIRECT(ADDRESS(ROW([.A9])+1;1))&gt;0;&quot;,&quot;;&quot;;&quot;)" office:value-type="string" office:string-value="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0]*60 + [.D10]*3600"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F10]&amp;&quot;,'&quot;&amp;SUBSTITUTE([.G10];&quot;'&quot;;&quot;''&quot;)&amp;&quot;',&quot;&amp;[.H10]&amp;&quot;,&quot;&amp;[.K10]&amp;&quot;,&quot;&amp;[.L10]&amp;&quot;,&quot;&amp;[.M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 2014.1: aerobico molte gambe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1]*60 + [.D11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1]&amp;&quot;,'&quot;&amp;[.C11]&amp;&quot;',&quot;&amp;[.F11]&amp;&quot;,'&quot;&amp;SUBSTITUTE([.G11];&quot;'&quot;;&quot;''&quot;)&amp;&quot;',&quot;&amp;[.H11]&amp;&quot;,&quot;&amp;[.K11]&amp;&quot;,&quot;&amp;[.L11]&amp;&quot;,&quot;&amp;[.M11]&amp;&quot;,0,CURDATE(),CURDATE())&quot;&amp;IF(INDIRECT(ADDRESS(ROW([.A11])+1;1))&gt;0;&quot;,&quot;;&quot;;&quot;)" office:value-type="string" office:string-value="(8,'2014-09-01',5400,'Uno spererebbe sempre anche meglio...',2,(select t.id from user_trainings t where t.description = 'Ripresa 2014.1: aerobico molte gambe'),(select t.id from swimming_pools t where t.nick_name = 'reggiocomunale50'),(select t.id from swimmer_level_types t where t.code = 'MX'),0,CURDATE(),CURDATE())," calcext:value-type="string">
            <text:p>(8,'2014-09-01',5400,'Uno spererebbe sempre anche meglio...',2,(select t.id from user_trainings t where t.description = 'Ripresa 2014.1: aerobico molte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 2014.2: misti e molte gambe</text:p>
          </table:table-cell>
          <table:table-cell office:value-type="string" calcext:value-type="string">
            <text:p>2014-09-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2]*60 + [.D12]*3600" office:value-type="float" office:value="5400" calcext:value-type="float">
            <text:p>5400</text:p>
          </table:table-cell>
          <table:table-cell office:value-type="string" calcext:value-type="string">
            <text:p>Gambe dors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Ripresa 2014.2: misti e molte gambe')" calcext:value-type="string">
            <text:p>(select t.id from user_trainings t where t.description = 'Ripresa 2014.2: misti e molte gambe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2]&amp;&quot;,'&quot;&amp;[.C12]&amp;&quot;',&quot;&amp;[.F12]&amp;&quot;,'&quot;&amp;SUBSTITUTE([.G12];&quot;'&quot;;&quot;''&quot;)&amp;&quot;',&quot;&amp;[.H12]&amp;&quot;,&quot;&amp;[.K12]&amp;&quot;,&quot;&amp;[.L12]&amp;&quot;,&quot;&amp;[.M12]&amp;&quot;,0,CURDATE(),CURDATE())&quot;&amp;IF(INDIRECT(ADDRESS(ROW([.A12])+1;1))&gt;0;&quot;,&quot;;&quot;;&quot;)" office:value-type="string" office:string-value="(9,'2014-09-02',5400,'Gambe dorso...',2,(select t.id from user_trainings t where t.description = 'Ripresa 2014.2: misti e molte gambe'),(select t.id from swimming_pools t where t.nick_name = 'reggiocomunale25'),(select t.id from swimmer_level_types t where t.code = 'MX'),0,CURDATE(),CURDATE())," calcext:value-type="string">
            <text:p>(9,'2014-09-02',5400,'Gambe dorso...',2,(select t.id from user_trainings t where t.description = 'Ripresa 2014.2: misti e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 2014.3: fartlek gambe ed aerobico</text:p>
          </table:table-cell>
          <table:table-cell office:value-type="string" calcext:value-type="string">
            <text:p>2014-09-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3]*60 + [.D13]*3600" office:value-type="float" office:value="5400" calcext:value-type="float">
            <text:p>5400</text:p>
          </table:table-cell>
          <table:table-cell office:value-type="string" calcext:value-type="string">
            <text:p>Meeso gambe all'inizio per troppa g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Ripresa 2014.3: fartlek gambe ed aerobico')" calcext:value-type="string">
            <text:p>(select t.id from user_trainings t where t.description = 'Ripresa 2014.3: fartlek gambe ed aerobico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3]&amp;&quot;,'&quot;&amp;[.C13]&amp;&quot;',&quot;&amp;[.F13]&amp;&quot;,'&quot;&amp;SUBSTITUTE([.G13];&quot;'&quot;;&quot;''&quot;)&amp;&quot;',&quot;&amp;[.H13]&amp;&quot;,&quot;&amp;[.K13]&amp;&quot;,&quot;&amp;[.L13]&amp;&quot;,&quot;&amp;[.M13]&amp;&quot;,0,CURDATE(),CURDATE())&quot;&amp;IF(INDIRECT(ADDRESS(ROW([.A13])+1;1))&gt;0;&quot;,&quot;;&quot;;&quot;)" office:value-type="string" office:string-value="(10,'2014-09-03',5400,'Meeso gambe all''inizio per troppa gente',2,(select t.id from user_trainings t where t.description = 'Ripresa 2014.3: fartlek gambe ed aerobico'),(select t.id from swimming_pools t where t.nick_name = 'reggiocomunale25'),(select t.id from swimmer_level_types t where t.code = 'MX'),0,CURDATE(),CURDATE())," calcext:value-type="string">
            <text:p>(10,'2014-09-03',5400,'Meeso gambe all''inizio per troppa gente',2,(select t.id from user_trainings t where t.description = 'Ripresa 2014.3: fartlek gambe ed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 2014.4: fartlek completo e gambe</text:p>
          </table:table-cell>
          <table:table-cell office:value-type="string" calcext:value-type="string">
            <text:p>2014-09-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4]*60 + [.D14]*3600" office:value-type="float" office:value="5700" calcext:value-type="float">
            <text:p>5700</text:p>
          </table:table-cell>
          <table:table-cell office:value-type="string" calcext:value-type="string">
            <text:p>Una tonnara praticam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Ripresa 2014.4: fartlek completo e gambe')" calcext:value-type="string">
            <text:p>(select t.id from user_trainings t where t.description = 'Ripresa 2014.4: fartlek completo e gambe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4]&amp;&quot;,'&quot;&amp;[.C14]&amp;&quot;',&quot;&amp;[.F14]&amp;&quot;,'&quot;&amp;SUBSTITUTE([.G14];&quot;'&quot;;&quot;''&quot;)&amp;&quot;',&quot;&amp;[.H14]&amp;&quot;,&quot;&amp;[.K14]&amp;&quot;,&quot;&amp;[.L14]&amp;&quot;,&quot;&amp;[.M14]&amp;&quot;,0,CURDATE(),CURDATE())&quot;&amp;IF(INDIRECT(ADDRESS(ROW([.A14])+1;1))&gt;0;&quot;,&quot;;&quot;;&quot;)" office:value-type="string" office:string-value="(11,'2014-09-04',5700,'Una tonnara praticamente',2,(select t.id from user_trainings t where t.description = 'Ripresa 2014.4: fartlek completo e gambe'),(select t.id from swimming_pools t where t.nick_name = 'reggiocomunale25'),(select t.id from swimmer_level_types t where t.code = 'MX'),0,CURDATE(),CURDATE())," calcext:value-type="string">
            <text:p>(11,'2014-09-04',5700,'Una tonnara praticamente',2,(select t.id from user_trainings t where t.description = 'Ripresa 2014.4: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Ripresa 2014.5: aerobico molte gambe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5]*60 + [.D15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Ripresa 2014.5: aerobico molte gambe')" calcext:value-type="string">
            <text:p>(select t.id from user_trainings t where t.description = 'Ripresa 2014.5: aerobico molte gambe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5]&amp;&quot;,'&quot;&amp;[.C15]&amp;&quot;',&quot;&amp;[.F15]&amp;&quot;,'&quot;&amp;SUBSTITUTE([.G15];&quot;'&quot;;&quot;''&quot;)&amp;&quot;',&quot;&amp;[.H15]&amp;&quot;,&quot;&amp;[.K15]&amp;&quot;,&quot;&amp;[.L15]&amp;&quot;,&quot;&amp;[.M15]&amp;&quot;,0,CURDATE(),CURDATE())&quot;&amp;IF(INDIRECT(ADDRESS(ROW([.A15])+1;1))&gt;0;&quot;,&quot;;&quot;;&quot;)" office:value-type="string" office:string-value="(12,'2014-09-08',5400,'Uno spererebbe sempre anche meglio...',2,(select t.id from user_trainings t where t.description = 'Ripresa 2014.5: aerobico molte gambe'),(select t.id from swimming_pools t where t.nick_name = 'reggiocomunale25'),(select t.id from swimmer_level_types t where t.code = 'MX'),0,CURDATE(),CURDATE())," calcext:value-type="string">
            <text:p>(12,'2014-09-08',5400,'Uno spererebbe sempre anche meglio...',2,(select t.id from user_trainings t where t.description = 'Ripresa 2014.5: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Ripresa 2014.6: aerobico molte gambe</text:p>
          </table:table-cell>
          <table:table-cell office:value-type="string" calcext:value-type="string">
            <text:p>2014-09-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6]*60 + [.D16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Ripresa 2014.6: aerobico molte gambe')" calcext:value-type="string">
            <text:p>(select t.id from user_trainings t where t.description = 'Ripresa 2014.6: aerobico molte gambe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6]&amp;&quot;,'&quot;&amp;[.C16]&amp;&quot;',&quot;&amp;[.F16]&amp;&quot;,'&quot;&amp;SUBSTITUTE([.G16];&quot;'&quot;;&quot;''&quot;)&amp;&quot;',&quot;&amp;[.H16]&amp;&quot;,&quot;&amp;[.K16]&amp;&quot;,&quot;&amp;[.L16]&amp;&quot;,&quot;&amp;[.M16]&amp;&quot;,0,CURDATE(),CURDATE())&quot;&amp;IF(INDIRECT(ADDRESS(ROW([.A16])+1;1))&gt;0;&quot;,&quot;;&quot;;&quot;)" office:value-type="string" office:string-value="(13,'2014-09-09',5400,'Uno spererebbe sempre anche meglio...',2,(select t.id from user_trainings t where t.description = 'Ripresa 2014.6: aerobico molte gambe'),(select t.id from swimming_pools t where t.nick_name = 'reggiocomunale25'),(select t.id from swimmer_level_types t where t.code = 'MX'),0,CURDATE(),CURDATE())," calcext:value-type="string">
            <text:p>(13,'2014-09-09',5400,'Uno spererebbe sempre anche meglio...',2,(select t.id from user_trainings t where t.description = 'Ripresa 2014.6: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Ripresa 2014.7: aerobico molte gambe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7]*60 + [.D17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Ripresa 2014.7: aerobico molte gambe')" calcext:value-type="string">
            <text:p>(select t.id from user_trainings t where t.description = 'Ripresa 2014.7: aerobico molte gambe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7]&amp;&quot;,'&quot;&amp;[.C17]&amp;&quot;',&quot;&amp;[.F17]&amp;&quot;,'&quot;&amp;SUBSTITUTE([.G17];&quot;'&quot;;&quot;''&quot;)&amp;&quot;',&quot;&amp;[.H17]&amp;&quot;,&quot;&amp;[.K17]&amp;&quot;,&quot;&amp;[.L17]&amp;&quot;,&quot;&amp;[.M17]&amp;&quot;,0,CURDATE(),CURDATE())&quot;&amp;IF(INDIRECT(ADDRESS(ROW([.A17])+1;1))&gt;0;&quot;,&quot;;&quot;;&quot;)" office:value-type="string" office:string-value="(14,'2014-09-10',5400,'Uno spererebbe sempre anche meglio...',2,(select t.id from user_trainings t where t.description = 'Ripresa 2014.7: aerobico molte gambe'),(select t.id from swimming_pools t where t.nick_name = 'reggiocomunale25'),(select t.id from swimmer_level_types t where t.code = 'MX'),0,CURDATE(),CURDATE());" calcext:value-type="string">
            <text:p>(14,'2014-09-10',5400,'Uno spererebbe sempre anche meglio...',2,(select t.id from user_trainings t where t.description = 'Ripresa 2014.7: aerobico molte gambe'),(select t.id from swimming_pools t where t.nick_name = 'reggiocomunale25'),(select t.id from swimmer_level_types t where t.code = 'MX'),0,CURDATE(),CURDATE());</text:p>
          </table:table-cell>
          <table:table-cell table:number-columns-repeated="998"/>
        </table:table-row>
        <table:table-row table:style-name="ro4" table:number-rows-repeated="47">
          <table:table-cell table:number-columns-repeated="1013"/>
        </table:table-row>
        <table:table-row table:style-name="ro4">
          <table:table-cell table:number-columns-repeated="5"/>
          <table:table-cell table:style-name="ce14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>
          <table:table-cell table:number-columns-repeated="5"/>
          <table:table-cell table:style-name="ce14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 table:number-rows-repeated="12">
          <table:table-cell table:number-columns-repeated="5"/>
          <table:table-cell table:style-name="ce14" table:number-columns-repeated="2"/>
          <table:table-cell table:number-columns-repeated="1006"/>
        </table:table-row>
        <table:table-row table:style-name="ro4" table:number-rows-repeated="1048487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'file:///C:/Sites/goggles/db/seed_generators/training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A1PIAC</text:p>
          </table:table-cell>
          <table:table-cell table:style-name="ce1" office:value-type="string">
            <text:p>Sciolto a piacere</text:p>
          </table:table-cell>
        </table:table-row>
        <table:table-row>
          <table:table-cell/>
          <table:table-cell table:style-name="ce1" office:value-type="string">
            <text:p>A1SLCM</text:p>
          </table:table-cell>
          <table:table-cell table:style-name="ce1" office:value-type="string">
            <text:p>SL completo sciolto</text:p>
          </table:table-cell>
        </table:table-row>
        <table:table-row>
          <table:table-cell/>
          <table:table-cell table:style-name="ce1" office:value-type="string">
            <text:p>A1DOCM</text:p>
          </table:table-cell>
          <table:table-cell table:style-name="ce1" office:value-type="string">
            <text:p>DO completo sciolto</text:p>
          </table:table-cell>
        </table:table-row>
        <table:table-row>
          <table:table-cell/>
          <table:table-cell table:style-name="ce1" office:value-type="string">
            <text:p>A1SLDO</text:p>
          </table:table-cell>
          <table:table-cell table:style-name="ce1" office:value-type="string">
            <text:p>SL/DO sciolto</text:p>
          </table:table-cell>
        </table:table-row>
        <table:table-row>
          <table:table-cell/>
          <table:table-cell table:style-name="ce1" office:value-type="string">
            <text:p>A2SLCM</text:p>
          </table:table-cell>
          <table:table-cell table:style-name="ce1" office:value-type="string">
            <text:p>SL completo resistenza</text:p>
          </table:table-cell>
        </table:table-row>
        <table:table-row>
          <table:table-cell/>
          <table:table-cell table:style-name="ce1" office:value-type="string">
            <text:p>A2DOCM</text:p>
          </table:table-cell>
          <table:table-cell table:style-name="ce1" office:value-type="string">
            <text:p>DO completo resistenza</text:p>
          </table:table-cell>
        </table:table-row>
        <table:table-row>
          <table:table-cell/>
          <table:table-cell table:style-name="ce1" office:value-type="string">
            <text:p>A2FACM</text:p>
          </table:table-cell>
          <table:table-cell table:style-name="ce1" office:value-type="string">
            <text:p>FA completo resistenza</text:p>
          </table:table-cell>
        </table:table-row>
        <table:table-row>
          <table:table-cell/>
          <table:table-cell table:style-name="ce1" office:value-type="string">
            <text:p>A2RACM</text:p>
          </table:table-cell>
          <table:table-cell table:style-name="ce1" office:value-type="string">
            <text:p>RA completo resistenza</text:p>
          </table:table-cell>
        </table:table-row>
        <table:table-row>
          <table:table-cell/>
          <table:table-cell table:style-name="ce1" office:value-type="string">
            <text:p>A2MICM</text:p>
          </table:table-cell>
          <table:table-cell table:style-name="ce1" office:value-type="string">
            <text:p>MX completo resistenza</text:p>
          </table:table-cell>
        </table:table-row>
        <table:table-row>
          <table:table-cell/>
          <table:table-cell table:style-name="ce1" office:value-type="string">
            <text:p>A2MIIM</text:p>
          </table:table-cell>
          <table:table-cell table:style-name="ce1" office:value-type="string">
            <text:p>MX a rovescio resistenza</text:p>
          </table:table-cell>
        </table:table-row>
        <table:table-row>
          <table:table-cell/>
          <table:table-cell table:style-name="ce1" office:value-type="string">
            <text:p>ACSLPR</text:p>
          </table:table-cell>
          <table:table-cell table:style-name="ce1" office:value-type="string">
            <text:p>SL progressione interna</text:p>
          </table:table-cell>
        </table:table-row>
        <table:table-row>
          <table:table-cell/>
          <table:table-cell table:style-name="ce1" office:value-type="string">
            <text:p>ACDOPR</text:p>
          </table:table-cell>
          <table:table-cell table:style-name="ce1" office:value-type="string">
            <text:p>DO progressione interna</text:p>
          </table:table-cell>
        </table:table-row>
        <table:table-row>
          <table:table-cell/>
          <table:table-cell table:style-name="ce1" office:value-type="string">
            <text:p>ACFAPR</text:p>
          </table:table-cell>
          <table:table-cell table:style-name="ce1" office:value-type="string">
            <text:p>FA progressione interna</text:p>
          </table:table-cell>
        </table:table-row>
        <table:table-row>
          <table:table-cell/>
          <table:table-cell table:style-name="ce1" office:value-type="string">
            <text:p>ACRAPR</text:p>
          </table:table-cell>
          <table:table-cell table:style-name="ce1" office:value-type="string">
            <text:p>RA progressione interna</text:p>
          </table:table-cell>
        </table:table-row>
        <table:table-row>
          <table:table-cell/>
          <table:table-cell table:style-name="ce1" office:value-type="string">
            <text:p>ACMIPR</text:p>
          </table:table-cell>
          <table:table-cell table:style-name="ce1" office:value-type="string">
            <text:p>MX progressione interna</text:p>
          </table:table-cell>
        </table:table-row>
        <table:table-row>
          <table:table-cell/>
          <table:table-cell table:style-name="ce1" office:value-type="string">
            <text:p>ACSLCP</text:p>
          </table:table-cell>
          <table:table-cell table:style-name="ce1" office:value-type="string">
            <text:p>SL completo/progressione</text:p>
          </table:table-cell>
        </table:table-row>
        <table:table-row>
          <table:table-cell/>
          <table:table-cell table:style-name="ce1" office:value-type="string">
            <text:p>ACDOCP</text:p>
          </table:table-cell>
          <table:table-cell table:style-name="ce1" office:value-type="string">
            <text:p>DO completo/progressione</text:p>
          </table:table-cell>
        </table:table-row>
        <table:table-row>
          <table:table-cell/>
          <table:table-cell table:style-name="ce1" office:value-type="string">
            <text:p>ACFACP</text:p>
          </table:table-cell>
          <table:table-cell table:style-name="ce1" office:value-type="string">
            <text:p>FA completo/progressione</text:p>
          </table:table-cell>
        </table:table-row>
        <table:table-row>
          <table:table-cell/>
          <table:table-cell table:style-name="ce1" office:value-type="string">
            <text:p>ACRACP</text:p>
          </table:table-cell>
          <table:table-cell table:style-name="ce1" office:value-type="string">
            <text:p>RA completo/progressione</text:p>
          </table:table-cell>
        </table:table-row>
        <table:table-row>
          <table:table-cell/>
          <table:table-cell table:style-name="ce1" office:value-type="string">
            <text:p>ACSLDA</text:p>
          </table:table-cell>
          <table:table-cell table:style-name="ce1" office:value-type="string">
            <text:p>SL decelerazione/accelerazione</text:p>
          </table:table-cell>
        </table:table-row>
        <table:table-row>
          <table:table-cell/>
          <table:table-cell table:style-name="ce1" office:value-type="string">
            <text:p>ACDODA</text:p>
          </table:table-cell>
          <table:table-cell table:style-name="ce1" office:value-type="string">
            <text:p>DO decelerazione/accelerazione</text:p>
          </table:table-cell>
        </table:table-row>
        <table:table-row>
          <table:table-cell/>
          <table:table-cell table:style-name="ce1" office:value-type="string">
            <text:p>ACFADA</text:p>
          </table:table-cell>
          <table:table-cell table:style-name="ce1" office:value-type="string">
            <text:p>FA decelerazione/accelerazione</text:p>
          </table:table-cell>
        </table:table-row>
        <table:table-row>
          <table:table-cell/>
          <table:table-cell table:style-name="ce1" office:value-type="string">
            <text:p>ACRADA</text:p>
          </table:table-cell>
          <table:table-cell table:style-name="ce1" office:value-type="string">
            <text:p>RA decelerazione/accelerazione</text:p>
          </table:table-cell>
        </table:table-row>
        <table:table-row>
          <table:table-cell/>
          <table:table-cell table:style-name="ce1" office:value-type="string">
            <text:p>B1SLCM</text:p>
          </table:table-cell>
          <table:table-cell table:style-name="ce1" office:value-type="string">
            <text:p>SL soglia</text:p>
          </table:table-cell>
        </table:table-row>
        <table:table-row>
          <table:table-cell/>
          <table:table-cell table:style-name="ce1" office:value-type="string">
            <text:p>B1DOCM</text:p>
          </table:table-cell>
          <table:table-cell table:style-name="ce1" office:value-type="string">
            <text:p>DO soglia</text:p>
          </table:table-cell>
        </table:table-row>
        <table:table-row>
          <table:table-cell/>
          <table:table-cell table:style-name="ce1" office:value-type="string">
            <text:p>B1MICM</text:p>
          </table:table-cell>
          <table:table-cell table:style-name="ce1" office:value-type="string">
            <text:p>MI soglia</text:p>
          </table:table-cell>
        </table:table-row>
        <table:table-row>
          <table:table-cell/>
          <table:table-cell table:style-name="ce1" office:value-type="string">
            <text:p>B2SLCM</text:p>
          </table:table-cell>
          <table:table-cell table:style-name="ce1" office:value-type="string">
            <text:p>SL VO2Max</text:p>
          </table:table-cell>
        </table:table-row>
        <table:table-row>
          <table:table-cell/>
          <table:table-cell table:style-name="ce1" office:value-type="string">
            <text:p>B2DOCM</text:p>
          </table:table-cell>
          <table:table-cell table:style-name="ce1" office:value-type="string">
            <text:p>DO VO2Max</text:p>
          </table:table-cell>
        </table:table-row>
        <table:table-row>
          <table:table-cell/>
          <table:table-cell table:style-name="ce1" office:value-type="string">
            <text:p>B2MICM</text:p>
          </table:table-cell>
          <table:table-cell table:style-name="ce1" office:value-type="string">
            <text:p>MI VO2Max</text:p>
          </table:table-cell>
        </table:table-row>
        <table:table-row>
          <table:table-cell/>
          <table:table-cell table:style-name="ce1" office:value-type="string">
            <text:p>C1SLCM</text:p>
          </table:table-cell>
          <table:table-cell table:style-name="ce1" office:value-type="string">
            <text:p>SL forte</text:p>
          </table:table-cell>
        </table:table-row>
        <table:table-row>
          <table:table-cell/>
          <table:table-cell table:style-name="ce1" office:value-type="string">
            <text:p>C1DOCM</text:p>
          </table:table-cell>
          <table:table-cell table:style-name="ce1" office:value-type="string">
            <text:p>DO forte</text:p>
          </table:table-cell>
        </table:table-row>
        <table:table-row>
          <table:table-cell/>
          <table:table-cell table:style-name="ce1" office:value-type="string">
            <text:p>C1FACM</text:p>
          </table:table-cell>
          <table:table-cell table:style-name="ce1" office:value-type="string">
            <text:p>FA forte</text:p>
          </table:table-cell>
        </table:table-row>
        <table:table-row>
          <table:table-cell/>
          <table:table-cell table:style-name="ce1" office:value-type="string">
            <text:p>C1RACM</text:p>
          </table:table-cell>
          <table:table-cell table:style-name="ce1" office:value-type="string">
            <text:p>RA forte</text:p>
          </table:table-cell>
        </table:table-row>
        <table:table-row>
          <table:table-cell/>
          <table:table-cell table:style-name="ce1" office:value-type="string">
            <text:p>C1MICM</text:p>
          </table:table-cell>
          <table:table-cell table:style-name="ce1" office:value-type="string">
            <text:p>MX forte</text:p>
          </table:table-cell>
        </table:table-row>
        <table:table-row>
          <table:table-cell/>
          <table:table-cell table:style-name="ce1" office:value-type="string">
            <text:p>C1SLCT</text:p>
          </table:table-cell>
          <table:table-cell table:style-name="ce1" office:value-type="string">
            <text:p>SL forte con partenza</text:p>
          </table:table-cell>
        </table:table-row>
        <table:table-row>
          <table:table-cell/>
          <table:table-cell table:style-name="ce1" office:value-type="string">
            <text:p>C1DOCT</text:p>
          </table:table-cell>
          <table:table-cell table:style-name="ce1" office:value-type="string">
            <text:p>DO forte con partenza</text:p>
          </table:table-cell>
        </table:table-row>
        <table:table-row>
          <table:table-cell/>
          <table:table-cell table:style-name="ce1" office:value-type="string">
            <text:p>C1FACT</text:p>
          </table:table-cell>
          <table:table-cell table:style-name="ce1" office:value-type="string">
            <text:p>FA forte con partenza</text:p>
          </table:table-cell>
        </table:table-row>
        <table:table-row>
          <table:table-cell/>
          <table:table-cell table:style-name="ce1" office:value-type="string">
            <text:p>C1RACT</text:p>
          </table:table-cell>
          <table:table-cell table:style-name="ce1" office:value-type="string">
            <text:p>RA forte con partenza</text:p>
          </table:table-cell>
        </table:table-row>
        <table:table-row>
          <table:table-cell/>
          <table:table-cell table:style-name="ce1" office:value-type="string">
            <text:p>C1MICT</text:p>
          </table:table-cell>
          <table:table-cell table:style-name="ce1" office:value-type="string">
            <text:p>MX forte con partenza</text:p>
          </table:table-cell>
        </table:table-row>
        <table:table-row>
          <table:table-cell/>
          <table:table-cell table:style-name="ce1" office:value-type="string">
            <text:p>A2GAGE</text:p>
          </table:table-cell>
          <table:table-cell table:style-name="ce1" office:value-type="string">
            <text:p>Gambe a piacere</text:p>
          </table:table-cell>
        </table:table-row>
        <table:table-row>
          <table:table-cell/>
          <table:table-cell table:style-name="ce1" office:value-type="string">
            <text:p>A1GASL</text:p>
          </table:table-cell>
          <table:table-cell table:style-name="ce1" office:value-type="string">
            <text:p>Gambe SL sciolto</text:p>
          </table:table-cell>
        </table:table-row>
        <table:table-row>
          <table:table-cell/>
          <table:table-cell table:style-name="ce1" office:value-type="string">
            <text:p>A1GADO</text:p>
          </table:table-cell>
          <table:table-cell table:style-name="ce1" office:value-type="string">
            <text:p>Gambe DO sciolto</text:p>
          </table:table-cell>
        </table:table-row>
        <table:table-row>
          <table:table-cell/>
          <table:table-cell table:style-name="ce1" office:value-type="string">
            <text:p>A1GAFA</text:p>
          </table:table-cell>
          <table:table-cell table:style-name="ce1" office:value-type="string">
            <text:p>Gambe FA sciolto</text:p>
          </table:table-cell>
        </table:table-row>
        <table:table-row>
          <table:table-cell/>
          <table:table-cell table:style-name="ce1" office:value-type="string">
            <text:p>A1GARA</text:p>
          </table:table-cell>
          <table:table-cell table:style-name="ce1" office:value-type="string">
            <text:p>Gambe RA sciolto</text:p>
          </table:table-cell>
        </table:table-row>
        <table:table-row>
          <table:table-cell/>
          <table:table-cell table:style-name="ce1" office:value-type="string">
            <text:p>A2GASL</text:p>
          </table:table-cell>
          <table:table-cell table:style-name="ce1" office:value-type="string">
            <text:p>Gambe SL braccia su</text:p>
          </table:table-cell>
        </table:table-row>
        <table:table-row>
          <table:table-cell/>
          <table:table-cell table:style-name="ce1" office:value-type="string">
            <text:p>A2GADO</text:p>
          </table:table-cell>
          <table:table-cell table:style-name="ce1" office:value-type="string">
            <text:p>Gambe DO braccia su</text:p>
          </table:table-cell>
        </table:table-row>
        <table:table-row>
          <table:table-cell/>
          <table:table-cell table:style-name="ce1" office:value-type="string">
            <text:p>A2GAFA</text:p>
          </table:table-cell>
          <table:table-cell table:style-name="ce1" office:value-type="string">
            <text:p>Gambe FA braccia su</text:p>
          </table:table-cell>
        </table:table-row>
        <table:table-row>
          <table:table-cell/>
          <table:table-cell table:style-name="ce1" office:value-type="string">
            <text:p>A2GARA</text:p>
          </table:table-cell>
          <table:table-cell table:style-name="ce1" office:value-type="string">
            <text:p>Gambe RA braccia su</text:p>
          </table:table-cell>
        </table:table-row>
        <table:table-row>
          <table:table-cell/>
          <table:table-cell table:style-name="ce1" office:value-type="string">
            <text:p>A2GAMI</text:p>
          </table:table-cell>
          <table:table-cell table:style-name="ce1" office:value-type="string">
            <text:p>Gambe MI braccia su</text:p>
          </table:table-cell>
        </table:table-row>
        <table:table-row>
          <table:table-cell/>
          <table:table-cell table:style-name="ce1" office:value-type="string">
            <text:p>A2GGSL</text:p>
          </table:table-cell>
          <table:table-cell table:style-name="ce1" office:value-type="string">
            <text:p>Gambe SL braccia giù</text:p>
          </table:table-cell>
        </table:table-row>
        <table:table-row>
          <table:table-cell/>
          <table:table-cell table:style-name="ce1" office:value-type="string">
            <text:p>A2GGDO</text:p>
          </table:table-cell>
          <table:table-cell table:style-name="ce1" office:value-type="string">
            <text:p>Gambe DO braccia giù</text:p>
          </table:table-cell>
        </table:table-row>
        <table:table-row>
          <table:table-cell/>
          <table:table-cell table:style-name="ce1" office:value-type="string">
            <text:p>A2GGFA</text:p>
          </table:table-cell>
          <table:table-cell table:style-name="ce1" office:value-type="string">
            <text:p>Gambe FA braccia giù</text:p>
          </table:table-cell>
        </table:table-row>
        <table:table-row>
          <table:table-cell/>
          <table:table-cell table:style-name="ce1" office:value-type="string">
            <text:p>A2GGRA</text:p>
          </table:table-cell>
          <table:table-cell table:style-name="ce1" office:value-type="string">
            <text:p>Gambe RA braccia giù</text:p>
          </table:table-cell>
        </table:table-row>
        <table:table-row>
          <table:table-cell/>
          <table:table-cell table:style-name="ce1" office:value-type="string">
            <text:p>A2GGMI</text:p>
          </table:table-cell>
          <table:table-cell table:style-name="ce1" office:value-type="string">
            <text:p>Gambe MI braccia giù</text:p>
          </table:table-cell>
        </table:table-row>
        <table:table-row>
          <table:table-cell/>
          <table:table-cell table:style-name="ce1" office:value-type="string">
            <text:p>A2GUSL</text:p>
          </table:table-cell>
          <table:table-cell table:style-name="ce1" office:value-type="string">
            <text:p>Gambe SL subacquea</text:p>
          </table:table-cell>
        </table:table-row>
        <table:table-row>
          <table:table-cell/>
          <table:table-cell table:style-name="ce1" office:value-type="string">
            <text:p>A2GUDO</text:p>
          </table:table-cell>
          <table:table-cell table:style-name="ce1" office:value-type="string">
            <text:p>Gambe DO subacquea</text:p>
          </table:table-cell>
        </table:table-row>
        <table:table-row>
          <table:table-cell/>
          <table:table-cell table:style-name="ce1" office:value-type="string">
            <text:p>A2GUFA</text:p>
          </table:table-cell>
          <table:table-cell table:style-name="ce1" office:value-type="string">
            <text:p>Gambe FA subacquea</text:p>
          </table:table-cell>
        </table:table-row>
        <table:table-row>
          <table:table-cell/>
          <table:table-cell table:style-name="ce1" office:value-type="string">
            <text:p>A2GURA</text:p>
          </table:table-cell>
          <table:table-cell table:style-name="ce1" office:value-type="string">
            <text:p>Gambe RA subacquea</text:p>
          </table:table-cell>
        </table:table-row>
        <table:table-row>
          <table:table-cell/>
          <table:table-cell table:style-name="ce1" office:value-type="string">
            <text:p>A2GFSL</text:p>
          </table:table-cell>
          <table:table-cell table:style-name="ce1" office:value-type="string">
            <text:p>Gambe SL sul fianco</text:p>
          </table:table-cell>
        </table:table-row>
        <table:table-row>
          <table:table-cell/>
          <table:table-cell table:style-name="ce1" office:value-type="string">
            <text:p>A2GFFA</text:p>
          </table:table-cell>
          <table:table-cell table:style-name="ce1" office:value-type="string">
            <text:p>Gambe FA sul fianco</text:p>
          </table:table-cell>
        </table:table-row>
        <table:table-row>
          <table:table-cell/>
          <table:table-cell table:style-name="ce1" office:value-type="string">
            <text:p>B1GASL</text:p>
          </table:table-cell>
          <table:table-cell table:style-name="ce1" office:value-type="string">
            <text:p>Gambe SL soglia</text:p>
          </table:table-cell>
        </table:table-row>
        <table:table-row>
          <table:table-cell/>
          <table:table-cell table:style-name="ce1" office:value-type="string">
            <text:p>B1GADO</text:p>
          </table:table-cell>
          <table:table-cell table:style-name="ce1" office:value-type="string">
            <text:p>Gambe DO soglia</text:p>
          </table:table-cell>
        </table:table-row>
        <table:table-row>
          <table:table-cell/>
          <table:table-cell table:style-name="ce1" office:value-type="string">
            <text:p>B1GAFA</text:p>
          </table:table-cell>
          <table:table-cell table:style-name="ce1" office:value-type="string">
            <text:p>Gambe FA soglia</text:p>
          </table:table-cell>
        </table:table-row>
        <table:table-row>
          <table:table-cell/>
          <table:table-cell table:style-name="ce1" office:value-type="string">
            <text:p>B1GARA</text:p>
          </table:table-cell>
          <table:table-cell table:style-name="ce1" office:value-type="string">
            <text:p>Gambe RA soglia</text:p>
          </table:table-cell>
        </table:table-row>
        <table:table-row>
          <table:table-cell/>
          <table:table-cell table:style-name="ce1" office:value-type="string">
            <text:p>B2GASL</text:p>
          </table:table-cell>
          <table:table-cell table:style-name="ce1" office:value-type="string">
            <text:p>Gambe SL VO2Max</text:p>
          </table:table-cell>
        </table:table-row>
        <table:table-row>
          <table:table-cell/>
          <table:table-cell table:style-name="ce1" office:value-type="string">
            <text:p>B2GADO</text:p>
          </table:table-cell>
          <table:table-cell table:style-name="ce1" office:value-type="string">
            <text:p>Gambe DO VO2Max</text:p>
          </table:table-cell>
        </table:table-row>
        <table:table-row>
          <table:table-cell/>
          <table:table-cell table:style-name="ce1" office:value-type="string">
            <text:p>B2GAFA</text:p>
          </table:table-cell>
          <table:table-cell table:style-name="ce1" office:value-type="string">
            <text:p>Gambe FA VO2Max</text:p>
          </table:table-cell>
        </table:table-row>
        <table:table-row>
          <table:table-cell/>
          <table:table-cell table:style-name="ce1" office:value-type="string">
            <text:p>B2GARA</text:p>
          </table:table-cell>
          <table:table-cell table:style-name="ce1" office:value-type="string">
            <text:p>Gambe RA VO2Max</text:p>
          </table:table-cell>
        </table:table-row>
        <table:table-row>
          <table:table-cell/>
          <table:table-cell table:style-name="ce1" office:value-type="string">
            <text:p>C1GASL</text:p>
          </table:table-cell>
          <table:table-cell table:style-name="ce1" office:value-type="string">
            <text:p>Gambe SL forte</text:p>
          </table:table-cell>
        </table:table-row>
        <table:table-row>
          <table:table-cell/>
          <table:table-cell table:style-name="ce1" office:value-type="string">
            <text:p>C1GADO</text:p>
          </table:table-cell>
          <table:table-cell table:style-name="ce1" office:value-type="string">
            <text:p>Gambe DO forte</text:p>
          </table:table-cell>
        </table:table-row>
        <table:table-row>
          <table:table-cell/>
          <table:table-cell table:style-name="ce1" office:value-type="string">
            <text:p>C1GAFA</text:p>
          </table:table-cell>
          <table:table-cell table:style-name="ce1" office:value-type="string">
            <text:p>Gambe FA forte</text:p>
          </table:table-cell>
        </table:table-row>
        <table:table-row>
          <table:table-cell/>
          <table:table-cell table:style-name="ce1" office:value-type="string">
            <text:p>C1GARA</text:p>
          </table:table-cell>
          <table:table-cell table:style-name="ce1" office:value-type="string">
            <text:p>Gambe RA forte</text:p>
          </table:table-cell>
        </table:table-row>
        <table:table-row>
          <table:table-cell/>
          <table:table-cell table:style-name="ce1" office:value-type="string">
            <text:p>CGSLRA</text:p>
          </table:table-cell>
          <table:table-cell table:style-name="ce1" office:value-type="string">
            <text:p>Gambe SL/RA</text:p>
          </table:table-cell>
        </table:table-row>
        <table:table-row>
          <table:table-cell/>
          <table:table-cell table:style-name="ce1" office:value-type="string">
            <text:p>CGSLR3</text:p>
          </table:table-cell>
          <table:table-cell table:style-name="ce1" office:value-type="string">
            <text:p>Gambe SL forte/RA sciolto</text:p>
          </table:table-cell>
        </table:table-row>
        <table:table-row>
          <table:table-cell/>
          <table:table-cell table:style-name="ce1" office:value-type="string">
            <text:p>C1GSFP</text:p>
          </table:table-cell>
          <table:table-cell table:style-name="ce1" office:value-type="string">
            <text:p>Gambe SL forte/sciolto</text:p>
          </table:table-cell>
        </table:table-row>
        <table:table-row>
          <table:table-cell/>
          <table:table-cell table:style-name="ce1" office:value-type="string">
            <text:p>C1GSPF</text:p>
          </table:table-cell>
          <table:table-cell table:style-name="ce1" office:value-type="string">
            <text:p>Gambe SL sciolto/forte</text:p>
          </table:table-cell>
        </table:table-row>
        <table:table-row>
          <table:table-cell/>
          <table:table-cell table:style-name="ce1" office:value-type="string">
            <text:p>C3SFPR</text:p>
          </table:table-cell>
          <table:table-cell table:style-name="ce1" office:value-type="string">
            <text:p>Gambe SL 15 forte/sciolto/25 RA sciolto</text:p>
          </table:table-cell>
        </table:table-row>
        <table:table-row>
          <table:table-cell/>
          <table:table-cell table:style-name="ce1" office:value-type="string">
            <text:p>ECSLST</text:p>
          </table:table-cell>
          <table:table-cell table:style-name="ce1" office:value-type="string">
            <text:p>Esercizi SL strisciato</text:p>
          </table:table-cell>
        </table:table-row>
        <table:table-row>
          <table:table-cell/>
          <table:table-cell table:style-name="ce1" office:value-type="string">
            <text:p>ECSLPG</text:p>
          </table:table-cell>
          <table:table-cell table:style-name="ce1" office:value-type="string">
            <text:p>Esercizi SL pugni chiusi</text:p>
          </table:table-cell>
        </table:table-row>
        <table:table-row>
          <table:table-cell/>
          <table:table-cell table:style-name="ce1" office:value-type="string">
            <text:p>ECSLAA</text:p>
          </table:table-cell>
          <table:table-cell table:style-name="ce1" office:value-type="string">
            <text:p>Esercizi SL alternato alto</text:p>
          </table:table-cell>
        </table:table-row>
        <table:table-row>
          <table:table-cell/>
          <table:table-cell table:style-name="ce1" office:value-type="string">
            <text:p>ECSLBG</text:p>
          </table:table-cell>
          <table:table-cell table:style-name="ce1" office:value-type="string">
            <text:p>Esercizi SL 1 braccio giù</text:p>
          </table:table-cell>
        </table:table-row>
        <table:table-row>
          <table:table-cell/>
          <table:table-cell table:style-name="ce1" office:value-type="string">
            <text:p>ECSLGG</text:p>
          </table:table-cell>
          <table:table-cell table:style-name="ce1" office:value-type="string">
            <text:p>Esercizi SL 1 braccio giù resp giù</text:p>
          </table:table-cell>
        </table:table-row>
        <table:table-row>
          <table:table-cell/>
          <table:table-cell table:style-name="ce1" office:value-type="string">
            <text:p>ECSLBS</text:p>
          </table:table-cell>
          <table:table-cell table:style-name="ce1" office:value-type="string">
            <text:p>Esercizi SL 1 braccio su</text:p>
          </table:table-cell>
        </table:table-row>
        <table:table-row>
          <table:table-cell/>
          <table:table-cell table:style-name="ce1" office:value-type="string">
            <text:p>ECSLTA</text:p>
          </table:table-cell>
          <table:table-cell table:style-name="ce1" office:value-type="string">
            <text:p>Esercizi SL testa alta</text:p>
          </table:table-cell>
        </table:table-row>
        <table:table-row>
          <table:table-cell/>
          <table:table-cell table:style-name="ce1" office:value-type="string">
            <text:p>ECSLSO</text:p>
          </table:table-cell>
          <table:table-cell table:style-name="ce1" office:value-type="string">
            <text:p>Esercizi SL sovrapposto/opposto</text:p>
          </table:table-cell>
        </table:table-row>
        <table:table-row>
          <table:table-cell/>
          <table:table-cell table:style-name="ce1" office:value-type="string">
            <text:p>ECSLLS</text:p>
          </table:table-cell>
          <table:table-cell table:style-name="ce1" office:value-type="string">
            <text:p>Esercizi SL largo/stretto</text:p>
          </table:table-cell>
        </table:table-row>
        <table:table-row>
          <table:table-cell/>
          <table:table-cell table:style-name="ce1" office:value-type="string">
            <text:p>ECSLBT</text:p>
          </table:table-cell>
          <table:table-cell table:style-name="ce1" office:value-type="string">
            <text:p>Esercizi SL braccia tese</text:p>
          </table:table-cell>
        </table:table-row>
        <table:table-row>
          <table:table-cell/>
          <table:table-cell table:style-name="ce1" office:value-type="string">
            <text:p>ECSLB3</text:p>
          </table:table-cell>
          <table:table-cell table:style-name="ce1" office:value-type="string">
            <text:p>Esercizi SL 3DX 3SX</text:p>
          </table:table-cell>
        </table:table-row>
        <table:table-row>
          <table:table-cell/>
          <table:table-cell table:style-name="ce1" office:value-type="string">
            <text:p>ECSLCN</text:p>
          </table:table-cell>
          <table:table-cell table:style-name="ce1" office:value-type="string">
            <text:p>Esercizi SL al contrario</text:p>
          </table:table-cell>
        </table:table-row>
        <table:table-row>
          <table:table-cell/>
          <table:table-cell table:style-name="ce1" office:value-type="string">
            <text:p>ECSLEG</text:p>
          </table:table-cell>
          <table:table-cell table:style-name="ce1" office:value-type="string">
            <text:p>Esercizi SL egiziano</text:p>
          </table:table-cell>
        </table:table-row>
        <table:table-row>
          <table:table-cell/>
          <table:table-cell table:style-name="ce1" office:value-type="string">
            <text:p>ECSLGF</text:p>
          </table:table-cell>
          <table:table-cell table:style-name="ce1" office:value-type="string">
            <text:p>Esercizi SL gambe ferme</text:p>
          </table:table-cell>
        </table:table-row>
        <table:table-row>
          <table:table-cell/>
          <table:table-cell table:style-name="ce1" office:value-type="string">
            <text:p>ECSLTO</text:p>
          </table:table-cell>
          <table:table-cell table:style-name="ce1" office:value-type="string">
            <text:p>Esercizi SL toccando lato opposto</text:p>
          </table:table-cell>
        </table:table-row>
        <table:table-row>
          <table:table-cell/>
          <table:table-cell table:style-name="ce1" office:value-type="string">
            <text:p>ECSL3P</text:p>
          </table:table-cell>
          <table:table-cell table:style-name="ce1" office:value-type="string">
            <text:p>Esercizi SL toccando in 3 punti</text:p>
          </table:table-cell>
        </table:table-row>
        <table:table-row>
          <table:table-cell/>
          <table:table-cell table:style-name="ce1" office:value-type="string">
            <text:p>ESSLST</text:p>
          </table:table-cell>
          <table:table-cell table:style-name="ce1" office:value-type="string">
            <text:p>SL strisciato</text:p>
          </table:table-cell>
        </table:table-row>
        <table:table-row>
          <table:table-cell/>
          <table:table-cell table:style-name="ce1" office:value-type="string">
            <text:p>ESSLPG</text:p>
          </table:table-cell>
          <table:table-cell table:style-name="ce1" office:value-type="string">
            <text:p>SL pugni chiusi</text:p>
          </table:table-cell>
        </table:table-row>
        <table:table-row>
          <table:table-cell/>
          <table:table-cell table:style-name="ce1" office:value-type="string">
            <text:p>ESSLAA</text:p>
          </table:table-cell>
          <table:table-cell table:style-name="ce1" office:value-type="string">
            <text:p>SL alternato alto</text:p>
          </table:table-cell>
        </table:table-row>
        <table:table-row>
          <table:table-cell/>
          <table:table-cell table:style-name="ce1" office:value-type="string">
            <text:p>ESSLBG</text:p>
          </table:table-cell>
          <table:table-cell table:style-name="ce1" office:value-type="string">
            <text:p>SL 1 braccio giù</text:p>
          </table:table-cell>
        </table:table-row>
        <table:table-row>
          <table:table-cell/>
          <table:table-cell table:style-name="ce1" office:value-type="string">
            <text:p>ESSLGG</text:p>
          </table:table-cell>
          <table:table-cell table:style-name="ce1" office:value-type="string">
            <text:p>SL 1 braccio giù resp giù</text:p>
          </table:table-cell>
        </table:table-row>
        <table:table-row>
          <table:table-cell/>
          <table:table-cell table:style-name="ce1" office:value-type="string">
            <text:p>ESSLBS</text:p>
          </table:table-cell>
          <table:table-cell table:style-name="ce1" office:value-type="string">
            <text:p>SL 1 braccio su</text:p>
          </table:table-cell>
        </table:table-row>
        <table:table-row>
          <table:table-cell/>
          <table:table-cell table:style-name="ce1" office:value-type="string">
            <text:p>ESSLTA</text:p>
          </table:table-cell>
          <table:table-cell table:style-name="ce1" office:value-type="string">
            <text:p>SL testa alta</text:p>
          </table:table-cell>
        </table:table-row>
        <table:table-row>
          <table:table-cell/>
          <table:table-cell table:style-name="ce1" office:value-type="string">
            <text:p>ESSLSV</text:p>
          </table:table-cell>
          <table:table-cell table:style-name="ce1" office:value-type="string">
            <text:p>SL sovrapposto</text:p>
          </table:table-cell>
        </table:table-row>
        <table:table-row>
          <table:table-cell/>
          <table:table-cell table:style-name="ce1" office:value-type="string">
            <text:p>ESSLOP</text:p>
          </table:table-cell>
          <table:table-cell table:style-name="ce1" office:value-type="string">
            <text:p>SL opposto</text:p>
          </table:table-cell>
        </table:table-row>
        <table:table-row>
          <table:table-cell/>
          <table:table-cell table:style-name="ce1" office:value-type="string">
            <text:p>ESSLLA</text:p>
          </table:table-cell>
          <table:table-cell table:style-name="ce1" office:value-type="string">
            <text:p>SL largo</text:p>
          </table:table-cell>
        </table:table-row>
        <table:table-row>
          <table:table-cell/>
          <table:table-cell table:style-name="ce1" office:value-type="string">
            <text:p>ESSLSR</text:p>
          </table:table-cell>
          <table:table-cell table:style-name="ce1" office:value-type="string">
            <text:p>SL stretto</text:p>
          </table:table-cell>
        </table:table-row>
        <table:table-row>
          <table:table-cell/>
          <table:table-cell table:style-name="ce1" office:value-type="string">
            <text:p>ESSLBT</text:p>
          </table:table-cell>
          <table:table-cell table:style-name="ce1" office:value-type="string">
            <text:p>SL braccia tese</text:p>
          </table:table-cell>
        </table:table-row>
        <table:table-row>
          <table:table-cell/>
          <table:table-cell table:style-name="ce1" office:value-type="string">
            <text:p>ESSLB3</text:p>
          </table:table-cell>
          <table:table-cell table:style-name="ce1" office:value-type="string">
            <text:p>SL 3DX 3SX</text:p>
          </table:table-cell>
        </table:table-row>
        <table:table-row>
          <table:table-cell/>
          <table:table-cell table:style-name="ce1" office:value-type="string">
            <text:p>ESSLCN</text:p>
          </table:table-cell>
          <table:table-cell table:style-name="ce1" office:value-type="string">
            <text:p>SL al contrario</text:p>
          </table:table-cell>
        </table:table-row>
        <table:table-row>
          <table:table-cell/>
          <table:table-cell table:style-name="ce1" office:value-type="string">
            <text:p>ESSLEG</text:p>
          </table:table-cell>
          <table:table-cell table:style-name="ce1" office:value-type="string">
            <text:p>SL egiziano</text:p>
          </table:table-cell>
        </table:table-row>
        <table:table-row>
          <table:table-cell/>
          <table:table-cell table:style-name="ce1" office:value-type="string">
            <text:p>ESSLGF</text:p>
          </table:table-cell>
          <table:table-cell table:style-name="ce1" office:value-type="string">
            <text:p>SL gambe ferme</text:p>
          </table:table-cell>
        </table:table-row>
        <table:table-row>
          <table:table-cell/>
          <table:table-cell table:style-name="ce1" office:value-type="string">
            <text:p>ESSLTO</text:p>
          </table:table-cell>
          <table:table-cell table:style-name="ce1" office:value-type="string">
            <text:p>SL toccando lato opposto</text:p>
          </table:table-cell>
        </table:table-row>
        <table:table-row>
          <table:table-cell/>
          <table:table-cell table:style-name="ce1" office:value-type="string">
            <text:p>ESSL3P</text:p>
          </table:table-cell>
          <table:table-cell table:style-name="ce1" office:value-type="string">
            <text:p>SL toccando in 3 punti</text:p>
          </table:table-cell>
        </table:table-row>
        <table:table-row>
          <table:table-cell/>
          <table:table-cell table:style-name="ce1" office:value-type="string">
            <text:p>ESSLPR</text:p>
          </table:table-cell>
          <table:table-cell table:style-name="ce1" office:value-type="string">
            <text:p>SL pausa max rollio</text:p>
          </table:table-cell>
        </table:table-row>
        <table:table-row>
          <table:table-cell/>
          <table:table-cell table:style-name="ce1" office:value-type="string">
            <text:p>ESSLBA</text:p>
          </table:table-cell>
          <table:table-cell table:style-name="ce1" office:value-type="string">
            <text:p>SL bastone</text:p>
          </table:table-cell>
        </table:table-row>
        <table:table-row>
          <table:table-cell/>
          <table:table-cell table:style-name="ce1" office:value-type="string">
            <text:p>ESSLBV</text:p>
          </table:table-cell>
          <table:table-cell table:style-name="ce1" office:value-type="string">
            <text:p>SL braccia veloci gambe lente</text:p>
          </table:table-cell>
        </table:table-row>
        <table:table-row>
          <table:table-cell/>
          <table:table-cell table:style-name="ce1" office:value-type="string">
            <text:p>ESSLGV</text:p>
          </table:table-cell>
          <table:table-cell table:style-name="ce1" office:value-type="string">
            <text:p>SL braccia lente gambe veloci</text:p>
          </table:table-cell>
        </table:table-row>
        <table:table-row>
          <table:table-cell/>
          <table:table-cell table:style-name="ce1" office:value-type="string">
            <text:p>C1SLC6</text:p>
          </table:table-cell>
          <table:table-cell table:style-name="ce1" office:value-type="string">
            <text:p>SL capriola ogni 6 bracciate</text:p>
          </table:table-cell>
        </table:table-row>
        <table:table-row>
          <table:table-cell/>
          <table:table-cell table:style-name="ce1" office:value-type="string">
            <text:p>C1SLGF</text:p>
          </table:table-cell>
          <table:table-cell table:style-name="ce1" office:value-type="string">
            <text:p>SL gambe delfino</text:p>
          </table:table-cell>
        </table:table-row>
        <table:table-row>
          <table:table-cell/>
          <table:table-cell table:style-name="ce1" office:value-type="string">
            <text:p>C1SLGR</text:p>
          </table:table-cell>
          <table:table-cell table:style-name="ce1" office:value-type="string">
            <text:p>SL gambe rana</text:p>
          </table:table-cell>
        </table:table-row>
        <table:table-row>
          <table:table-cell/>
          <table:table-cell table:style-name="ce1" office:value-type="string">
            <text:p>C1SLCA</text:p>
          </table:table-cell>
          <table:table-cell table:style-name="ce1" office:value-type="string">
            <text:p>SL cagnolino</text:p>
          </table:table-cell>
        </table:table-row>
        <table:table-row>
          <table:table-cell/>
          <table:table-cell table:style-name="ce1" office:value-type="string">
            <text:p>C1SLFP</text:p>
          </table:table-cell>
          <table:table-cell table:style-name="ce1" office:value-type="string">
            <text:p>SL forte/piano</text:p>
          </table:table-cell>
        </table:table-row>
        <table:table-row>
          <table:table-cell/>
          <table:table-cell table:style-name="ce1" office:value-type="string">
            <text:p>C1SLPF</text:p>
          </table:table-cell>
          <table:table-cell table:style-name="ce1" office:value-type="string">
            <text:p>SL piano/forte</text:p>
          </table:table-cell>
        </table:table-row>
        <table:table-row>
          <table:table-cell/>
          <table:table-cell table:style-name="ce1" office:value-type="string">
            <text:p>ECFAPG</text:p>
          </table:table-cell>
          <table:table-cell table:style-name="ce1" office:value-type="string">
            <text:p>Esercizi FA pugni chiusi</text:p>
          </table:table-cell>
        </table:table-row>
        <table:table-row>
          <table:table-cell/>
          <table:table-cell table:style-name="ce1" office:value-type="string">
            <text:p>ECFABS</text:p>
          </table:table-cell>
          <table:table-cell table:style-name="ce1" office:value-type="string">
            <text:p>Esercizi FA 1 braccio su</text:p>
          </table:table-cell>
        </table:table-row>
        <table:table-row>
          <table:table-cell/>
          <table:table-cell table:style-name="ce1" office:value-type="string">
            <text:p>ECFABG</text:p>
          </table:table-cell>
          <table:table-cell table:style-name="ce1" office:value-type="string">
            <text:p>Esercizi FA 1 braccio giù</text:p>
          </table:table-cell>
        </table:table-row>
        <table:table-row>
          <table:table-cell/>
          <table:table-cell table:style-name="ce1" office:value-type="string">
            <text:p>ECFAAA</text:p>
          </table:table-cell>
          <table:table-cell table:style-name="ce1" office:value-type="string">
            <text:p>Esercizi FA alternto alto</text:p>
          </table:table-cell>
        </table:table-row>
        <table:table-row>
          <table:table-cell/>
          <table:table-cell table:style-name="ce1" office:value-type="string">
            <text:p>ECFAA2</text:p>
          </table:table-cell>
          <table:table-cell table:style-name="ce1" office:value-type="string">
            <text:p>Esercizi FA alternto alto 2 bracciate</text:p>
          </table:table-cell>
        </table:table-row>
        <table:table-row>
          <table:table-cell/>
          <table:table-cell table:style-name="ce1" office:value-type="string">
            <text:p>ECFAC1</text:p>
          </table:table-cell>
          <table:table-cell table:style-name="ce1" office:value-type="string">
            <text:p>Esercizi FA composto 1 bracciata</text:p>
          </table:table-cell>
        </table:table-row>
        <table:table-row>
          <table:table-cell/>
          <table:table-cell table:style-name="ce1" office:value-type="string">
            <text:p>ECFAC2</text:p>
          </table:table-cell>
          <table:table-cell table:style-name="ce1" office:value-type="string">
            <text:p>Esercizi FA composto 2 bracciate</text:p>
          </table:table-cell>
        </table:table-row>
        <table:table-row>
          <table:table-cell/>
          <table:table-cell table:style-name="ce1" office:value-type="string">
            <text:p>ECFAC3</text:p>
          </table:table-cell>
          <table:table-cell table:style-name="ce1" office:value-type="string">
            <text:p>Esercizi FA composto 3 bracciate</text:p>
          </table:table-cell>
        </table:table-row>
        <table:table-row>
          <table:table-cell/>
          <table:table-cell table:style-name="ce1" office:value-type="string">
            <text:p>ECFAG4</text:p>
          </table:table-cell>
          <table:table-cell table:style-name="ce1" office:value-type="string">
            <text:p>Esercizi FA 4 gambate 1 bracciata</text:p>
          </table:table-cell>
        </table:table-row>
        <table:table-row>
          <table:table-cell/>
          <table:table-cell table:style-name="ce1" office:value-type="string">
            <text:p>ECFASB</text:p>
          </table:table-cell>
          <table:table-cell table:style-name="ce1" office:value-type="string">
            <text:p>Esercizi FA solo braccia</text:p>
          </table:table-cell>
        </table:table-row>
        <table:table-row>
          <table:table-cell/>
          <table:table-cell table:style-name="ce1" office:value-type="string">
            <text:p>ECFARA</text:p>
          </table:table-cell>
          <table:table-cell table:style-name="ce1" office:value-type="string">
            <text:p>Esercizi FA recupero alto</text:p>
          </table:table-cell>
        </table:table-row>
        <table:table-row>
          <table:table-cell/>
          <table:table-cell table:style-name="ce1" office:value-type="string">
            <text:p>ECFASS</text:p>
          </table:table-cell>
          <table:table-cell table:style-name="ce1" office:value-type="string">
            <text:p>Esercizi FA passata sub</text:p>
          </table:table-cell>
        </table:table-row>
        <table:table-row>
          <table:table-cell/>
          <table:table-cell table:style-name="ce1" office:value-type="string">
            <text:p>ECFAIL</text:p>
          </table:table-cell>
          <table:table-cell table:style-name="ce1" office:value-type="string">
            <text:p>Esercizi FA ingresso largo</text:p>
          </table:table-cell>
        </table:table-row>
        <table:table-row>
          <table:table-cell/>
          <table:table-cell table:style-name="ce1" office:value-type="string">
            <text:p>ECFAIS</text:p>
          </table:table-cell>
          <table:table-cell table:style-name="ce1" office:value-type="string">
            <text:p>Esercizi FA ingresso stretto</text:p>
          </table:table-cell>
        </table:table-row>
        <table:table-row>
          <table:table-cell/>
          <table:table-cell table:style-name="ce1" office:value-type="string">
            <text:p>ECFAGS</text:p>
          </table:table-cell>
          <table:table-cell table:style-name="ce1" office:value-type="string">
            <text:p>Esercizi FA gambe SL</text:p>
          </table:table-cell>
        </table:table-row>
        <table:table-row>
          <table:table-cell/>
          <table:table-cell table:style-name="ce1" office:value-type="string">
            <text:p>ESFAPG</text:p>
          </table:table-cell>
          <table:table-cell table:style-name="ce1" office:value-type="string">
            <text:p>FA pugni chiusi</text:p>
          </table:table-cell>
        </table:table-row>
        <table:table-row>
          <table:table-cell/>
          <table:table-cell table:style-name="ce1" office:value-type="string">
            <text:p>ESFABS</text:p>
          </table:table-cell>
          <table:table-cell table:style-name="ce1" office:value-type="string">
            <text:p>FA 1 braccio su</text:p>
          </table:table-cell>
        </table:table-row>
        <table:table-row>
          <table:table-cell/>
          <table:table-cell table:style-name="ce1" office:value-type="string">
            <text:p>ESFABG</text:p>
          </table:table-cell>
          <table:table-cell table:style-name="ce1" office:value-type="string">
            <text:p>FA 1 braccio giù</text:p>
          </table:table-cell>
        </table:table-row>
        <table:table-row>
          <table:table-cell/>
          <table:table-cell table:style-name="ce1" office:value-type="string">
            <text:p>ESFAAA</text:p>
          </table:table-cell>
          <table:table-cell table:style-name="ce1" office:value-type="string">
            <text:p>FA alternto alto</text:p>
          </table:table-cell>
        </table:table-row>
        <table:table-row>
          <table:table-cell/>
          <table:table-cell table:style-name="ce1" office:value-type="string">
            <text:p>ESFAA2</text:p>
          </table:table-cell>
          <table:table-cell table:style-name="ce1" office:value-type="string">
            <text:p>FA alternto alto 2 bracciate</text:p>
          </table:table-cell>
        </table:table-row>
        <table:table-row>
          <table:table-cell/>
          <table:table-cell table:style-name="ce1" office:value-type="string">
            <text:p>ESFAC1</text:p>
          </table:table-cell>
          <table:table-cell table:style-name="ce1" office:value-type="string">
            <text:p>FA composto 1 bracciata</text:p>
          </table:table-cell>
        </table:table-row>
        <table:table-row>
          <table:table-cell/>
          <table:table-cell table:style-name="ce1" office:value-type="string">
            <text:p>ESFAC2</text:p>
          </table:table-cell>
          <table:table-cell table:style-name="ce1" office:value-type="string">
            <text:p>FA composto 2 bracciate</text:p>
          </table:table-cell>
        </table:table-row>
        <table:table-row>
          <table:table-cell/>
          <table:table-cell table:style-name="ce1" office:value-type="string">
            <text:p>ESFAC3</text:p>
          </table:table-cell>
          <table:table-cell table:style-name="ce1" office:value-type="string">
            <text:p>FA composto 3 bracciate</text:p>
          </table:table-cell>
        </table:table-row>
        <table:table-row>
          <table:table-cell/>
          <table:table-cell table:style-name="ce1" office:value-type="string">
            <text:p>ESFAG4</text:p>
          </table:table-cell>
          <table:table-cell table:style-name="ce1" office:value-type="string">
            <text:p>FA 4 gambate 1 bracciata</text:p>
          </table:table-cell>
        </table:table-row>
        <table:table-row>
          <table:table-cell/>
          <table:table-cell table:style-name="ce1" office:value-type="string">
            <text:p>ESFASB</text:p>
          </table:table-cell>
          <table:table-cell table:style-name="ce1" office:value-type="string">
            <text:p>FA solo braccia</text:p>
          </table:table-cell>
        </table:table-row>
        <table:table-row>
          <table:table-cell/>
          <table:table-cell table:style-name="ce1" office:value-type="string">
            <text:p>ESFARA</text:p>
          </table:table-cell>
          <table:table-cell table:style-name="ce1" office:value-type="string">
            <text:p>FA recupero alto</text:p>
          </table:table-cell>
        </table:table-row>
        <table:table-row>
          <table:table-cell/>
          <table:table-cell table:style-name="ce1" office:value-type="string">
            <text:p>ESFASS</text:p>
          </table:table-cell>
          <table:table-cell table:style-name="ce1" office:value-type="string">
            <text:p>FA passata sub</text:p>
          </table:table-cell>
        </table:table-row>
        <table:table-row>
          <table:table-cell/>
          <table:table-cell table:style-name="ce1" office:value-type="string">
            <text:p>ESFAIL</text:p>
          </table:table-cell>
          <table:table-cell table:style-name="ce1" office:value-type="string">
            <text:p>FA ingresso largo</text:p>
          </table:table-cell>
        </table:table-row>
        <table:table-row>
          <table:table-cell/>
          <table:table-cell table:style-name="ce1" office:value-type="string">
            <text:p>ESFAIS</text:p>
          </table:table-cell>
          <table:table-cell table:style-name="ce1" office:value-type="string">
            <text:p>FA ingresso stretto</text:p>
          </table:table-cell>
        </table:table-row>
        <table:table-row>
          <table:table-cell/>
          <table:table-cell table:style-name="ce1" office:value-type="string">
            <text:p>ESFAGS</text:p>
          </table:table-cell>
          <table:table-cell table:style-name="ce1" office:value-type="string">
            <text:p>FA gambe SL</text:p>
          </table:table-cell>
        </table:table-row>
        <table:table-row>
          <table:table-cell/>
          <table:table-cell table:style-name="ce1" office:value-type="string">
            <text:p>C1FAFP</text:p>
          </table:table-cell>
          <table:table-cell table:style-name="ce1" office:value-type="string">
            <text:p>FA forte/SL piano</text:p>
          </table:table-cell>
        </table:table-row>
        <table:table-row>
          <table:table-cell/>
          <table:table-cell table:style-name="ce1" office:value-type="string">
            <text:p>C1FAPF</text:p>
          </table:table-cell>
          <table:table-cell table:style-name="ce1" office:value-type="string">
            <text:p>SL piano/FA forte</text:p>
          </table:table-cell>
        </table:table-row>
        <table:table-row>
          <table:table-cell/>
          <table:table-cell table:style-name="ce1" office:value-type="string">
            <text:p>ECDOPG</text:p>
          </table:table-cell>
          <table:table-cell table:style-name="ce1" office:value-type="string">
            <text:p>Esercizi DO pugni chiusi</text:p>
          </table:table-cell>
        </table:table-row>
        <table:table-row>
          <table:table-cell/>
          <table:table-cell table:style-name="ce1" office:value-type="string">
            <text:p>ESDOPG</text:p>
          </table:table-cell>
          <table:table-cell table:style-name="ce1" office:value-type="string">
            <text:p>DO pugni chiusi</text:p>
          </table:table-cell>
        </table:table-row>
        <table:table-row>
          <table:table-cell/>
          <table:table-cell table:style-name="ce1" office:value-type="string">
            <text:p>ESDOBS</text:p>
          </table:table-cell>
          <table:table-cell table:style-name="ce1" office:value-type="string">
            <text:p>DO 1 braccio su</text:p>
          </table:table-cell>
        </table:table-row>
        <table:table-row>
          <table:table-cell/>
          <table:table-cell table:style-name="ce1" office:value-type="string">
            <text:p>ESDOBG</text:p>
          </table:table-cell>
          <table:table-cell table:style-name="ce1" office:value-type="string">
            <text:p>DO 1 braccio giù</text:p>
          </table:table-cell>
        </table:table-row>
        <table:table-row>
          <table:table-cell/>
          <table:table-cell table:style-name="ce1" office:value-type="string">
            <text:p>ESDOAA</text:p>
          </table:table-cell>
          <table:table-cell table:style-name="ce1" office:value-type="string">
            <text:p>DO alternato alto</text:p>
          </table:table-cell>
        </table:table-row>
        <table:table-row>
          <table:table-cell/>
          <table:table-cell table:style-name="ce1" office:value-type="string">
            <text:p>ESDOGE</text:p>
          </table:table-cell>
          <table:table-cell table:style-name="ce1" office:value-type="string">
            <text:p>DO germanico</text:p>
          </table:table-cell>
        </table:table-row>
        <table:table-row>
          <table:table-cell/>
          <table:table-cell table:style-name="ce1" office:value-type="string">
            <text:p>ESDOSF</text:p>
          </table:table-cell>
          <table:table-cell table:style-name="ce1" office:value-type="string">
            <text:p>DO 1 braccio al soffitto</text:p>
          </table:table-cell>
        </table:table-row>
        <table:table-row>
          <table:table-cell/>
          <table:table-cell table:style-name="ce1" office:value-type="string">
            <text:p>ESDOPR</text:p>
          </table:table-cell>
          <table:table-cell table:style-name="ce1" office:value-type="string">
            <text:p>DO pausa su massimo rollio</text:p>
          </table:table-cell>
        </table:table-row>
        <table:table-row>
          <table:table-cell/>
          <table:table-cell table:style-name="ce1" office:value-type="string">
            <text:p>ESDOBI</text:p>
          </table:table-cell>
          <table:table-cell table:style-name="ce1" office:value-type="string">
            <text:p>DO bicchiere sulla fronte</text:p>
          </table:table-cell>
        </table:table-row>
        <table:table-row>
          <table:table-cell/>
          <table:table-cell table:style-name="ce1" office:value-type="string">
            <text:p>ESDOSV</text:p>
          </table:table-cell>
          <table:table-cell table:style-name="ce1" office:value-type="string">
            <text:p>DO bracciata sovrapposta</text:p>
          </table:table-cell>
        </table:table-row>
        <table:table-row>
          <table:table-cell/>
          <table:table-cell table:style-name="ce1" office:value-type="string">
            <text:p>ESDOFR</text:p>
          </table:table-cell>
          <table:table-cell table:style-name="ce1" office:value-type="string">
            <text:p>DO seduto max freq braccia</text:p>
          </table:table-cell>
        </table:table-row>
        <table:table-row>
          <table:table-cell/>
          <table:table-cell table:style-name="ce1" office:value-type="string">
            <text:p>ESDOBT</text:p>
          </table:table-cell>
          <table:table-cell table:style-name="ce1" office:value-type="string">
            <text:p>DO braccia tese</text:p>
          </table:table-cell>
        </table:table-row>
        <table:table-row>
          <table:table-cell/>
          <table:table-cell table:style-name="ce1" office:value-type="string">
            <text:p>ESDOBA</text:p>
          </table:table-cell>
          <table:table-cell table:style-name="ce1" office:value-type="string">
            <text:p>DO bastone</text:p>
          </table:table-cell>
        </table:table-row>
        <table:table-row>
          <table:table-cell/>
          <table:table-cell table:style-name="ce1" office:value-type="string">
            <text:p>ESDOSB</text:p>
          </table:table-cell>
          <table:table-cell table:style-name="ce1" office:value-type="string">
            <text:p>DO solo braccia, gambe ferme</text:p>
          </table:table-cell>
        </table:table-row>
        <table:table-row>
          <table:table-cell/>
          <table:table-cell table:style-name="ce1" office:value-type="string">
            <text:p>C1DOFP</text:p>
          </table:table-cell>
          <table:table-cell table:style-name="ce1" office:value-type="string">
            <text:p>DO forte/piano</text:p>
          </table:table-cell>
        </table:table-row>
        <table:table-row>
          <table:table-cell/>
          <table:table-cell table:style-name="ce1" office:value-type="string">
            <text:p>C1DOPF</text:p>
          </table:table-cell>
          <table:table-cell table:style-name="ce1" office:value-type="string">
            <text:p>DO piano/forte</text:p>
          </table:table-cell>
        </table:table-row>
        <table:table-row>
          <table:table-cell/>
          <table:table-cell table:style-name="ce1" office:value-type="string">
            <text:p>ECRASC</text:p>
          </table:table-cell>
          <table:table-cell table:style-name="ce1" office:value-type="string">
            <text:p>Esercizi RA scivolata</text:p>
          </table:table-cell>
        </table:table-row>
        <table:table-row>
          <table:table-cell/>
          <table:table-cell table:style-name="ce1" office:value-type="string">
            <text:p>ESRAPG</text:p>
          </table:table-cell>
          <table:table-cell table:style-name="ce1" office:value-type="string">
            <text:p>RA pugni</text:p>
          </table:table-cell>
        </table:table-row>
        <table:table-row>
          <table:table-cell/>
          <table:table-cell table:style-name="ce1" office:value-type="string">
            <text:p>ESRABS</text:p>
          </table:table-cell>
          <table:table-cell table:style-name="ce1" office:value-type="string">
            <text:p>RA 1 braccio su</text:p>
          </table:table-cell>
        </table:table-row>
        <table:table-row>
          <table:table-cell/>
          <table:table-cell table:style-name="ce1" office:value-type="string">
            <text:p>ESRABG</text:p>
          </table:table-cell>
          <table:table-cell table:style-name="ce1" office:value-type="string">
            <text:p>RA 1 braccio giù</text:p>
          </table:table-cell>
        </table:table-row>
        <table:table-row>
          <table:table-cell/>
          <table:table-cell table:style-name="ce1" office:value-type="string">
            <text:p>ESRAAA</text:p>
          </table:table-cell>
          <table:table-cell table:style-name="ce1" office:value-type="string">
            <text:p>RA alternato alto</text:p>
          </table:table-cell>
        </table:table-row>
        <table:table-row>
          <table:table-cell/>
          <table:table-cell table:style-name="ce1" office:value-type="string">
            <text:p>ESRASC</text:p>
          </table:table-cell>
          <table:table-cell table:style-name="ce1" office:value-type="string">
            <text:p>RA scivolata</text:p>
          </table:table-cell>
        </table:table-row>
        <table:table-row>
          <table:table-cell/>
          <table:table-cell table:style-name="ce1" office:value-type="string">
            <text:p>ESRA2G</text:p>
          </table:table-cell>
          <table:table-cell table:style-name="ce1" office:value-type="string">
            <text:p>RA due gambate per ogni ciclo</text:p>
          </table:table-cell>
        </table:table-row>
        <table:table-row>
          <table:table-cell/>
          <table:table-cell table:style-name="ce1" office:value-type="string">
            <text:p>ESRASB</text:p>
          </table:table-cell>
          <table:table-cell table:style-name="ce1" office:value-type="string">
            <text:p>RA solo braccia, gambe ferme</text:p>
          </table:table-cell>
        </table:table-row>
        <table:table-row>
          <table:table-cell/>
          <table:table-cell table:style-name="ce1" office:value-type="string">
            <text:p>ESRASV</text:p>
          </table:table-cell>
          <table:table-cell table:style-name="ce1" office:value-type="string">
            <text:p>RA sovrapposta</text:p>
          </table:table-cell>
        </table:table-row>
        <table:table-row>
          <table:table-cell/>
          <table:table-cell table:style-name="ce1" office:value-type="string">
            <text:p>ESRANS</text:p>
          </table:table-cell>
          <table:table-cell table:style-name="ce1" office:value-type="string">
            <text:p>RA non sovrapposta</text:p>
          </table:table-cell>
        </table:table-row>
        <table:table-row>
          <table:table-cell/>
          <table:table-cell table:style-name="ce1" office:value-type="string">
            <text:p>ESRAGU</text:p>
          </table:table-cell>
          <table:table-cell table:style-name="ce1" office:value-type="string">
            <text:p>RA ginocchia unite</text:p>
          </table:table-cell>
        </table:table-row>
        <table:table-row>
          <table:table-cell/>
          <table:table-cell table:style-name="ce1" office:value-type="string">
            <text:p>ESRAMP</text:p>
          </table:table-cell>
          <table:table-cell table:style-name="ce1" office:value-type="string">
            <text:p>RA toccando mani con piedi sul sedere</text:p>
          </table:table-cell>
        </table:table-row>
        <table:table-row>
          <table:table-cell/>
          <table:table-cell table:style-name="ce1" office:value-type="string">
            <text:p>ESRAOP</text:p>
          </table:table-cell>
          <table:table-cell table:style-name="ce1" office:value-type="string">
            <text:p>RA alternata braccio e gamba opposti</text:p>
          </table:table-cell>
        </table:table-row>
        <table:table-row>
          <table:table-cell/>
          <table:table-cell table:style-name="ce1" office:value-type="string">
            <text:p>ESRATF</text:p>
          </table:table-cell>
          <table:table-cell table:style-name="ce1" office:value-type="string">
            <text:p>RA testa alta fuori dall'acqua</text:p>
          </table:table-cell>
        </table:table-row>
        <table:table-row>
          <table:table-cell/>
          <table:table-cell table:style-name="ce1" office:value-type="string">
            <text:p>ESRASA</text:p>
          </table:table-cell>
          <table:table-cell table:style-name="ce1" office:value-type="string">
            <text:p>RA subacquea</text:p>
          </table:table-cell>
        </table:table-row>
        <table:table-row>
          <table:table-cell/>
          <table:table-cell table:style-name="ce1" office:value-type="string">
            <text:p>C1RAFP</text:p>
          </table:table-cell>
          <table:table-cell table:style-name="ce1" office:value-type="string">
            <text:p>RA forte/SL piano</text:p>
          </table:table-cell>
        </table:table-row>
        <table:table-row>
          <table:table-cell/>
          <table:table-cell table:style-name="ce1" office:value-type="string">
            <text:p>C1RAPF</text:p>
          </table:table-cell>
          <table:table-cell table:style-name="ce1" office:value-type="string">
            <text:p>SL piano/RA forte</text:p>
          </table:table-cell>
        </table:table-row>
        <table:table-row>
          <table:table-cell/>
          <table:table-cell table:style-name="ce1" office:value-type="string">
            <text:p>ESMIPU</text:p>
          </table:table-cell>
          <table:table-cell table:style-name="ce1" office:value-type="string">
            <text:p>MI pugni</text:p>
          </table:table-cell>
        </table:table-row>
        <table:table-row>
          <table:table-cell/>
          <table:table-cell table:style-name="ce1" office:value-type="string">
            <text:p>ESMIBS</text:p>
          </table:table-cell>
          <table:table-cell table:style-name="ce1" office:value-type="string">
            <text:p>MI un braccio fermo in alto</text:p>
          </table:table-cell>
        </table:table-row>
        <table:table-row>
          <table:table-cell/>
          <table:table-cell table:style-name="ce1" office:value-type="string">
            <text:p>ESMIBG</text:p>
          </table:table-cell>
          <table:table-cell table:style-name="ce1" office:value-type="string">
            <text:p>MI un braccio fermo in basso</text:p>
          </table:table-cell>
        </table:table-row>
        <table:table-row>
          <table:table-cell/>
          <table:table-cell table:style-name="ce1" office:value-type="string">
            <text:p>ESMIAA</text:p>
          </table:table-cell>
          <table:table-cell table:style-name="ce1" office:value-type="string">
            <text:p>MI alternato alto</text:p>
          </table:table-cell>
        </table:table-row>
        <table:table-row>
          <table:table-cell/>
          <table:table-cell table:style-name="ce1" office:value-type="string">
            <text:p>ESMI1C</text:p>
          </table:table-cell>
          <table:table-cell table:style-name="ce1" office:value-type="string">
            <text:p>MI un ciclo per ogni stile</text:p>
          </table:table-cell>
        </table:table-row>
        <table:table-row>
          <table:table-cell/>
          <table:table-cell table:style-name="ce1" office:value-type="string">
            <text:p>ESMIIM</text:p>
          </table:table-cell>
          <table:table-cell table:style-name="ce1" office:value-type="string">
            <text:p>MI a rovescio</text:p>
          </table:table-cell>
        </table:table-row>
        <table:table-row>
          <table:table-cell/>
          <table:table-cell table:style-name="ce1" office:value-type="string">
            <text:p>COSLFA</text:p>
          </table:table-cell>
          <table:table-cell table:style-name="ce1" office:value-type="string">
            <text:p>FA/SL completo</text:p>
          </table:table-cell>
        </table:table-row>
        <table:table-row>
          <table:table-cell/>
          <table:table-cell table:style-name="ce1" office:value-type="string">
            <text:p>C1SLL3</text:p>
          </table:table-cell>
          <table:table-cell table:style-name="ce1" office:value-type="string">
            <text:p>Locomotive 300 piano/forte</text:p>
          </table:table-cell>
        </table:table-row>
        <table:table-row>
          <table:table-cell/>
          <table:table-cell table:style-name="ce1" office:value-type="string">
            <text:p>C1SL3L</text:p>
          </table:table-cell>
          <table:table-cell table:style-name="ce1" office:value-type="string">
            <text:p>Locomotive 300 forte/piano</text:p>
          </table:table-cell>
        </table:table-row>
        <table:table-row>
          <table:table-cell/>
          <table:table-cell table:style-name="ce1" office:value-type="string">
            <text:p>C1SLP3</text:p>
          </table:table-cell>
          <table:table-cell table:style-name="ce1" office:value-type="string">
            <text:p>SL progressione esterna 1-3</text:p>
          </table:table-cell>
        </table:table-row>
        <table:table-row>
          <table:table-cell/>
          <table:table-cell table:style-name="ce1" office:value-type="string">
            <text:p>C1SLP4</text:p>
          </table:table-cell>
          <table:table-cell table:style-name="ce1" office:value-type="string">
            <text:p>SL progressione esterna 1-4</text:p>
          </table:table-cell>
        </table:table-row>
        <table:table-row>
          <table:table-cell/>
          <table:table-cell table:style-name="ce1" office:value-type="string">
            <text:p>C1SLFL</text:p>
          </table:table-cell>
          <table:table-cell table:style-name="ce1" office:value-type="string">
            <text:p>SL fartlek 25 a scalare</text:p>
          </table:table-cell>
        </table:table-row>
        <table:table-row>
          <table:table-cell/>
          <table:table-cell table:style-name="ce1" office:value-type="string">
            <text:p>C1DOFL</text:p>
          </table:table-cell>
          <table:table-cell table:style-name="ce1" office:value-type="string">
            <text:p>DO fartlek 25 a scalare</text:p>
          </table:table-cell>
        </table:table-row>
        <table:table-row>
          <table:table-cell/>
          <table:table-cell table:style-name="ce1" office:value-type="string">
            <text:p>C1MIFL</text:p>
          </table:table-cell>
          <table:table-cell table:style-name="ce1" office:value-type="string">
            <text:p>MI fartlek 25 a scalare</text:p>
          </table:table-cell>
        </table:table-row>
        <table:table-row>
          <table:table-cell/>
          <table:table-cell table:style-name="ce1" office:value-type="string">
            <text:p>C1SLF2</text:p>
          </table:table-cell>
          <table:table-cell table:style-name="ce1" office:value-type="string">
            <text:p>SL fartlek 25 a salire</text:p>
          </table:table-cell>
        </table:table-row>
        <table:table-row>
          <table:table-cell/>
          <table:table-cell table:style-name="ce1" office:value-type="string">
            <text:p>C1DOF2</text:p>
          </table:table-cell>
          <table:table-cell table:style-name="ce1" office:value-type="string">
            <text:p>DO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  <table:table-row>
          <table:table-cell/>
          <table:table-cell table:style-name="ce1" office:value-type="string">
            <text:p>C1SLP4</text:p>
          </table:table-cell>
          <table:table-cell table:style-name="ce1" office:value-type="string">
            <text:p>SL progressione esterna 1-4</text:p>
          </table:table-cell>
        </table:table-row>
        <table:table-row>
          <table:table-cell/>
          <table:table-cell table:style-name="ce1" office:value-type="string">
            <text:p>C1SLFL</text:p>
          </table:table-cell>
          <table:table-cell table:style-name="ce1" office:value-type="string">
            <text:p>SL fartlek 25 a scalare</text:p>
          </table:table-cell>
        </table:table-row>
        <table:table-row>
          <table:table-cell/>
          <table:table-cell table:style-name="ce1" office:value-type="string">
            <text:p>C1DOFL</text:p>
          </table:table-cell>
          <table:table-cell table:style-name="ce1" office:value-type="string">
            <text:p>DO fartlek 25 a scalare</text:p>
          </table:table-cell>
        </table:table-row>
        <table:table-row>
          <table:table-cell/>
          <table:table-cell table:style-name="ce1" office:value-type="string">
            <text:p>C1MIFL</text:p>
          </table:table-cell>
          <table:table-cell table:style-name="ce1" office:value-type="string">
            <text:p>MI fartlek 25 a scalare</text:p>
          </table:table-cell>
        </table:table-row>
        <table:table-row>
          <table:table-cell/>
          <table:table-cell table:style-name="ce1" office:value-type="string">
            <text:p>C1SLF2</text:p>
          </table:table-cell>
          <table:table-cell table:style-name="ce1" office:value-type="string">
            <text:p>SL fartlek 25 a salire</text:p>
          </table:table-cell>
        </table:table-row>
        <table:table-row>
          <table:table-cell/>
          <table:table-cell table:style-name="ce1" office:value-type="string">
            <text:p>C1DOF2</text:p>
          </table:table-cell>
          <table:table-cell table:style-name="ce1" office:value-type="string">
            <text:p>DO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  <table:table-row>
          <table:table-cell/>
          <table:table-cell table:style-name="ce1" office:value-type="string">
            <text:p>C1SLF2</text:p>
          </table:table-cell>
          <table:table-cell table:style-name="ce1" office:value-type="string">
            <text:p>SL fartlek 25 a salire</text:p>
          </table:table-cell>
        </table:table-row>
        <table:table-row>
          <table:table-cell/>
          <table:table-cell table:style-name="ce1" office:value-type="string">
            <text:p>C1DOF2</text:p>
          </table:table-cell>
          <table:table-cell table:style-name="ce1" office:value-type="string">
            <text:p>DO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12:58:02.712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43S</meta:editing-duration>
    <meta:editing-cycles>241</meta:editing-cycles>
    <meta:generator>LibreOffice/4.2.6.3$Windows_x86 LibreOffice_project/3fd416d4c6db7d3204c17ce57a1d70f6e531ee21</meta:generator>
    <dc:date>2014-09-09T14:17:05.530000000</dc:date>
    <dc:creator>Marco Ligabue</dc:creator>
    <meta:document-statistic meta:table-count="3" meta:cell-count="5190" meta:object-count="0"/>
    <meta:user-defined meta:name="Info 1"/>
    <meta:user-defined meta:name="Info 2"/>
    <meta:user-defined meta:name="Info 3"/>
    <meta:user-defined meta:name="Info 4"/>
  </office:meta>
</office:document-meta>
</file>